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875in" table:align="left"/>
    </style:style>
    <style:style style:name="Table1.A" style:family="table-column">
      <style:table-column-properties style:column-width="0.9375in"/>
    </style:style>
    <style:style style:name="Table1.B" style:family="table-column">
      <style:table-column-properties style:column-width="0.6875in"/>
    </style:style>
    <style:style style:name="Table1.C" style:family="table-column">
      <style:table-column-properties style:column-width="5.0625in"/>
    </style:style>
    <style:style style:name="Table1.1" style:family="table-row">
      <style:table-row-properties fo:keep-together="always"/>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7" style:family="table">
      <style:table-properties style:width="6.6875in" fo:margin-top="0in" fo:margin-bottom="0.2in" table:align="left" fo:background-color="transparent">
        <style:background-image/>
      </style:table-properties>
    </style:style>
    <style:style style:name="Table17.A" style:family="table-column">
      <style:table-column-properties style:column-width="3in"/>
    </style:style>
    <style:style style:name="Table17.B" style:family="table-column">
      <style:table-column-properties style:column-width="1.375in"/>
    </style:style>
    <style:style style:name="Table17.C" style:family="table-column">
      <style:table-column-properties style:column-width="0.75in"/>
    </style:style>
    <style:style style:name="Table17.D" style:family="table-column">
      <style:table-column-properties style:column-width="1.5625in"/>
    </style:style>
    <style:style style:name="Table17.1" style:family="table-row">
      <style:table-row-properties fo:background-color="#dddddd">
        <style:background-image/>
      </style:table-row-properties>
    </style:style>
    <style:style style:name="Table1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7.D1" style:family="table-cell">
      <style:table-cell-properties fo:background-color="transparent" fo:padding="0.0382in" fo:border="0.05pt solid #000000">
        <style:background-image/>
      </style:table-cell-properties>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7.A3" style:family="table-cell">
      <style:table-cell-properties fo:padding="0.0382in" fo:border-left="0.05pt solid #000000" fo:border-right="none" fo:border-top="none" fo:border-bottom="0.05pt solid #000000"/>
    </style:style>
    <style:style style:name="Table17.B3" style:family="table-cell">
      <style:table-cell-properties fo:padding="0.0382in" fo:border-left="0.05pt solid #000000" fo:border-right="none" fo:border-top="none" fo:border-bottom="0.05pt solid #000000"/>
    </style:style>
    <style:style style:name="Table17.C3" style:family="table-cell">
      <style:table-cell-properties fo:padding="0.0382in" fo:border-left="0.05pt solid #000000" fo:border-right="none" fo:border-top="none" fo:border-bottom="0.05pt solid #000000"/>
    </style:style>
    <style:style style:name="Table17.D3" style:family="table-cell">
      <style:table-cell-properties fo:padding="0.0382in" fo:border-left="0.05pt solid #000000" fo:border-right="0.05pt solid #000000" fo:border-top="none" fo:border-bottom="0.05pt solid #000000"/>
    </style:style>
    <style:style style:name="Table17.A4" style:family="table-cell">
      <style:table-cell-properties fo:padding="0.0382in" fo:border-left="0.05pt solid #000000" fo:border-right="none" fo:border-top="none" fo:border-bottom="0.05pt solid #000000"/>
    </style:style>
    <style:style style:name="Table17.B4" style:family="table-cell">
      <style:table-cell-properties fo:padding="0.0382in" fo:border-left="0.05pt solid #000000" fo:border-right="none" fo:border-top="none" fo:border-bottom="0.05pt solid #000000"/>
    </style:style>
    <style:style style:name="Table17.C4" style:family="table-cell">
      <style:table-cell-properties fo:padding="0.0382in" fo:border-left="0.05pt solid #000000" fo:border-right="none" fo:border-top="none" fo:border-bottom="0.05pt solid #000000"/>
    </style:style>
    <style:style style:name="Table17.D4" style:family="table-cell">
      <style:table-cell-properties fo:padding="0.0382in" fo:border-left="0.05pt solid #000000" fo:border-right="0.05pt solid #000000" fo:border-top="none" fo:border-bottom="0.05pt solid #000000"/>
    </style:style>
    <style:style style:name="Table17.A5" style:family="table-cell">
      <style:table-cell-properties fo:padding="0.0382in" fo:border-left="0.05pt solid #000000" fo:border-right="none" fo:border-top="none" fo:border-bottom="0.05pt solid #000000"/>
    </style:style>
    <style:style style:name="Table17.B5" style:family="table-cell">
      <style:table-cell-properties fo:padding="0.0382in" fo:border-left="0.05pt solid #000000" fo:border-right="none" fo:border-top="none" fo:border-bottom="0.05pt solid #000000"/>
    </style:style>
    <style:style style:name="Table17.C5" style:family="table-cell">
      <style:table-cell-properties fo:padding="0.0382in" fo:border-left="0.05pt solid #000000" fo:border-right="none" fo:border-top="none" fo:border-bottom="0.05pt solid #000000"/>
    </style:style>
    <style:style style:name="Table17.D5" style:family="table-cell">
      <style:table-cell-properties fo:padding="0.0382in" fo:border-left="0.05pt solid #000000" fo:border-right="0.05pt solid #000000" fo:border-top="none" fo:border-bottom="0.05pt solid #000000"/>
    </style:style>
    <style:style style:name="Table20" style:family="table">
      <style:table-properties style:width="6.6875in" fo:margin-top="0in" fo:margin-bottom="0.2in" table:align="left" fo:background-color="transparent">
        <style:background-image/>
      </style:table-properties>
    </style:style>
    <style:style style:name="Table20.A" style:family="table-column">
      <style:table-column-properties style:column-width="3in"/>
    </style:style>
    <style:style style:name="Table20.B" style:family="table-column">
      <style:table-column-properties style:column-width="1.375in"/>
    </style:style>
    <style:style style:name="Table20.C" style:family="table-column">
      <style:table-column-properties style:column-width="0.75in"/>
    </style:style>
    <style:style style:name="Table20.D" style:family="table-column">
      <style:table-column-properties style:column-width="1.5625in"/>
    </style:style>
    <style:style style:name="Table20.1" style:family="table-row">
      <style:table-row-properties fo:background-color="#dddddd">
        <style:background-image/>
      </style:table-row-properties>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6.6903in" fo:margin-left="0in" fo:margin-top="0in" fo:margin-bottom="0.2in" table:align="left" fo:background-color="transparent">
        <style:background-image/>
      </style:table-properties>
    </style:style>
    <style:style style:name="Table18.A" style:family="table-column">
      <style:table-column-properties style:column-width="0.5625in"/>
    </style:style>
    <style:style style:name="Table18.B" style:family="table-column">
      <style:table-column-properties style:column-width="4.1875in"/>
    </style:style>
    <style:style style:name="Table18.C" style:family="table-column">
      <style:table-column-properties style:column-width="1.1111in"/>
    </style:style>
    <style:style style:name="Table18.D" style:family="table-column">
      <style:table-column-properties style:column-width="0.8292in"/>
    </style:style>
    <style:style style:name="Table18.1" style:family="table-row">
      <style:table-row-properties fo:background-color="#dddddd">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2" style:family="table">
      <style:table-properties style:width="6.6875in" fo:margin-top="0in" fo:margin-bottom="0.2in" table:align="left" fo:background-color="transparent" style:may-break-between-rows="false">
        <style:background-image/>
      </style:table-properties>
    </style:style>
    <style:style style:name="Table22.A" style:family="table-column">
      <style:table-column-properties style:column-width="3in"/>
    </style:style>
    <style:style style:name="Table22.B" style:family="table-column">
      <style:table-column-properties style:column-width="1.375in"/>
    </style:style>
    <style:style style:name="Table22.C" style:family="table-column">
      <style:table-column-properties style:column-width="0.75in"/>
    </style:style>
    <style:style style:name="Table22.D" style:family="table-column">
      <style:table-column-properties style:column-width="1.5625in"/>
    </style:style>
    <style:style style:name="Table22.1" style:family="table-row">
      <style:table-row-properties fo:background-color="#dddddd">
        <style:background-image/>
      </style:table-row-properties>
    </style:style>
    <style:style style:name="Table2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2.B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left="0.05pt solid #000000" fo:border-right="none" fo:border-top="0.05pt solid #000000" fo:border-bottom="0.05pt solid #000000"/>
    </style:style>
    <style:style style:name="Table22.D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none" fo:border-top="none" fo:border-bottom="0.05pt solid #000000"/>
    </style:style>
    <style:style style:name="Table22.D2" style:family="table-cell">
      <style:table-cell-properties fo:padding="0.0382in" fo:border-left="0.05pt solid #000000" fo:border-right="0.05pt solid #000000" fo:border-top="none" fo:border-bottom="0.05pt solid #000000"/>
    </style:style>
    <style:style style:name="Table23" style:family="table">
      <style:table-properties style:width="6.6875in" fo:margin-top="0in" fo:margin-bottom="0.2in" table:align="left" fo:background-color="transparent" style:may-break-between-rows="false">
        <style:background-image/>
      </style:table-properties>
    </style:style>
    <style:style style:name="Table23.A" style:family="table-column">
      <style:table-column-properties style:column-width="3in"/>
    </style:style>
    <style:style style:name="Table23.B" style:family="table-column">
      <style:table-column-properties style:column-width="1.375in"/>
    </style:style>
    <style:style style:name="Table23.C" style:family="table-column">
      <style:table-column-properties style:column-width="0.75in"/>
    </style:style>
    <style:style style:name="Table23.D" style:family="table-column">
      <style:table-column-properties style:column-width="1.5625in"/>
    </style:style>
    <style:style style:name="Table23.1" style:family="table-row">
      <style:table-row-properties fo:background-color="#dddddd">
        <style:background-image/>
      </style:table-row-properties>
    </style:style>
    <style:style style:name="Table23.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3.B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left="0.05pt solid #000000" fo:border-right="none" fo:border-top="0.05pt solid #000000" fo:border-bottom="0.05pt solid #000000"/>
    </style:style>
    <style:style style:name="Table23.D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D2" style:family="table-cell">
      <style:table-cell-properties fo:padding="0.0382in" fo:border-left="0.05pt solid #000000" fo:border-right="0.05pt solid #000000" fo:border-top="none" fo:border-bottom="0.05pt solid #000000"/>
    </style:style>
    <style:style style:name="Table26" style:family="table">
      <style:table-properties style:width="6.6875in" fo:margin-top="0in" fo:margin-bottom="0.2in" table:align="left" fo:background-color="transparent" style:may-break-between-rows="false">
        <style:background-image/>
      </style:table-properties>
    </style:style>
    <style:style style:name="Table26.A" style:family="table-column">
      <style:table-column-properties style:column-width="3in"/>
    </style:style>
    <style:style style:name="Table26.B" style:family="table-column">
      <style:table-column-properties style:column-width="1.375in"/>
    </style:style>
    <style:style style:name="Table26.C" style:family="table-column">
      <style:table-column-properties style:column-width="0.75in"/>
    </style:style>
    <style:style style:name="Table26.D" style:family="table-column">
      <style:table-column-properties style:column-width="1.5625in"/>
    </style:style>
    <style:style style:name="Table26.1" style:family="table-row">
      <style:table-row-properties fo:background-color="#dddddd">
        <style:background-image/>
      </style:table-row-properties>
    </style:style>
    <style:style style:name="Table26.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6.B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left="0.05pt solid #000000" fo:border-right="none" fo:border-top="0.05pt solid #000000" fo:border-bottom="0.05pt solid #000000"/>
    </style:style>
    <style:style style:name="Table26.D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none" fo:border-top="none" fo:border-bottom="0.05pt solid #000000"/>
    </style:style>
    <style:style style:name="Table26.D2" style:family="table-cell">
      <style:table-cell-properties fo:padding="0.0382in" fo:border-left="0.05pt solid #000000" fo:border-right="0.05pt solid #000000" fo:border-top="none" fo:border-bottom="0.05pt solid #000000"/>
    </style:style>
    <style:style style:name="Table26.A3" style:family="table-cell">
      <style:table-cell-properties fo:padding="0.0382in" fo:border-left="0.05pt solid #000000" fo:border-right="none" fo:border-top="none" fo:border-bottom="0.05pt solid #000000"/>
    </style:style>
    <style:style style:name="Table26.B3" style:family="table-cell">
      <style:table-cell-properties fo:padding="0.0382in" fo:border-left="0.05pt solid #000000" fo:border-right="none" fo:border-top="none" fo:border-bottom="0.05pt solid #000000"/>
    </style:style>
    <style:style style:name="Table26.C3" style:family="table-cell">
      <style:table-cell-properties fo:padding="0.0382in" fo:border-left="0.05pt solid #000000" fo:border-right="none" fo:border-top="none" fo:border-bottom="0.05pt solid #000000"/>
    </style:style>
    <style:style style:name="Table26.D3" style:family="table-cell">
      <style:table-cell-properties fo:padding="0.0382in" fo:border-left="0.05pt solid #000000" fo:border-right="0.05pt solid #000000" fo:border-top="none" fo:border-bottom="0.05pt solid #000000"/>
    </style:style>
    <style:style style:name="Table27" style:family="table">
      <style:table-properties style:width="6.6875in" fo:margin-top="0in" fo:margin-bottom="0.2in" table:align="left" fo:background-color="transparent" style:may-break-between-rows="false">
        <style:background-image/>
      </style:table-properties>
    </style:style>
    <style:style style:name="Table27.A" style:family="table-column">
      <style:table-column-properties style:column-width="3in"/>
    </style:style>
    <style:style style:name="Table27.B" style:family="table-column">
      <style:table-column-properties style:column-width="1.375in"/>
    </style:style>
    <style:style style:name="Table27.C" style:family="table-column">
      <style:table-column-properties style:column-width="0.75in"/>
    </style:style>
    <style:style style:name="Table27.D" style:family="table-column">
      <style:table-column-properties style:column-width="1.5625in"/>
    </style:style>
    <style:style style:name="Table27.1" style:family="table-row">
      <style:table-row-properties fo:background-color="#dddddd">
        <style:background-image/>
      </style:table-row-properties>
    </style:style>
    <style:style style:name="Table2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7.B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left="0.05pt solid #000000" fo:border-right="none" fo:border-top="0.05pt solid #000000" fo:border-bottom="0.05pt solid #000000"/>
    </style:style>
    <style:style style:name="Table27.D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none" fo:border-top="none" fo:border-bottom="0.05pt solid #000000"/>
    </style:style>
    <style:style style:name="Table27.D2" style:family="table-cell">
      <style:table-cell-properties fo:padding="0.0382in" fo:border-left="0.05pt solid #000000" fo:border-right="0.05pt solid #000000" fo:border-top="none" fo:border-bottom="0.05pt solid #000000"/>
    </style:style>
    <style:style style:name="Table27.A3" style:family="table-cell">
      <style:table-cell-properties fo:padding="0.0382in" fo:border-left="0.05pt solid #000000" fo:border-right="none" fo:border-top="none" fo:border-bottom="0.05pt solid #000000"/>
    </style:style>
    <style:style style:name="Table27.B3" style:family="table-cell">
      <style:table-cell-properties fo:padding="0.0382in" fo:border-left="0.05pt solid #000000" fo:border-right="none" fo:border-top="none" fo:border-bottom="0.05pt solid #000000"/>
    </style:style>
    <style:style style:name="Table27.C3" style:family="table-cell">
      <style:table-cell-properties fo:padding="0.0382in" fo:border-left="0.05pt solid #000000" fo:border-right="none" fo:border-top="none" fo:border-bottom="0.05pt solid #000000"/>
    </style:style>
    <style:style style:name="Table27.D3" style:family="table-cell">
      <style:table-cell-properties fo:padding="0.0382in" fo:border-left="0.05pt solid #000000" fo:border-right="0.05pt solid #000000" fo:border-top="none" fo:border-bottom="0.05pt solid #000000"/>
    </style:style>
    <style:style style:name="Table28" style:family="table">
      <style:table-properties style:width="6.6875in" fo:margin-top="0in" fo:margin-bottom="0.2in" table:align="left" fo:background-color="transparent" style:may-break-between-rows="false">
        <style:background-image/>
      </style:table-properties>
    </style:style>
    <style:style style:name="Table28.A" style:family="table-column">
      <style:table-column-properties style:column-width="3in"/>
    </style:style>
    <style:style style:name="Table28.B" style:family="table-column">
      <style:table-column-properties style:column-width="1.375in"/>
    </style:style>
    <style:style style:name="Table28.C" style:family="table-column">
      <style:table-column-properties style:column-width="0.75in"/>
    </style:style>
    <style:style style:name="Table28.D" style:family="table-column">
      <style:table-column-properties style:column-width="1.5625in"/>
    </style:style>
    <style:style style:name="Table28.1" style:family="table-row">
      <style:table-row-properties fo:background-color="#dddddd">
        <style:background-image/>
      </style:table-row-properties>
    </style:style>
    <style:style style:name="Table2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8.B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left="0.05pt solid #000000" fo:border-right="none" fo:border-top="0.05pt solid #000000" fo:border-bottom="0.05pt solid #000000"/>
    </style:style>
    <style:style style:name="Table28.D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none" fo:border-top="none" fo:border-bottom="0.05pt solid #000000"/>
    </style:style>
    <style:style style:name="Table28.D2" style:family="table-cell">
      <style:table-cell-properties fo:padding="0.0382in" fo:border-left="0.05pt solid #000000" fo:border-right="0.05pt solid #000000" fo:border-top="none" fo:border-bottom="0.05pt solid #000000"/>
    </style:style>
    <style:style style:name="Table28.A3" style:family="table-cell">
      <style:table-cell-properties fo:padding="0.0382in" fo:border-left="0.05pt solid #000000" fo:border-right="none" fo:border-top="none" fo:border-bottom="0.05pt solid #000000"/>
    </style:style>
    <style:style style:name="Table28.B3" style:family="table-cell">
      <style:table-cell-properties fo:padding="0.0382in" fo:border-left="0.05pt solid #000000" fo:border-right="none" fo:border-top="none" fo:border-bottom="0.05pt solid #000000"/>
    </style:style>
    <style:style style:name="Table28.C3" style:family="table-cell">
      <style:table-cell-properties fo:padding="0.0382in" fo:border-left="0.05pt solid #000000" fo:border-right="none" fo:border-top="none" fo:border-bottom="0.05pt solid #000000"/>
    </style:style>
    <style:style style:name="Table28.D3" style:family="table-cell">
      <style:table-cell-properties fo:padding="0.0382in" fo:border-left="0.05pt solid #000000" fo:border-right="0.05pt solid #000000" fo:border-top="none" fo:border-bottom="0.05pt solid #000000"/>
    </style:style>
    <style:style style:name="Table30" style:family="table">
      <style:table-properties style:width="6.6875in" fo:margin-top="0in" fo:margin-bottom="0.2in" table:align="left" fo:background-color="transparent" style:may-break-between-rows="false">
        <style:background-image/>
      </style:table-properties>
    </style:style>
    <style:style style:name="Table30.A" style:family="table-column">
      <style:table-column-properties style:column-width="3in"/>
    </style:style>
    <style:style style:name="Table30.B" style:family="table-column">
      <style:table-column-properties style:column-width="1.375in"/>
    </style:style>
    <style:style style:name="Table30.C" style:family="table-column">
      <style:table-column-properties style:column-width="0.75in"/>
    </style:style>
    <style:style style:name="Table30.D" style:family="table-column">
      <style:table-column-properties style:column-width="1.5625in"/>
    </style:style>
    <style:style style:name="Table30.1" style:family="table-row">
      <style:table-row-properties fo:background-color="#dddddd">
        <style:background-image/>
      </style:table-row-properties>
    </style:style>
    <style:style style:name="Table30.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0.B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left="0.05pt solid #000000" fo:border-right="none" fo:border-top="0.05pt solid #000000" fo:border-bottom="0.05pt solid #000000"/>
    </style:style>
    <style:style style:name="Table30.D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none" fo:border-top="none" fo:border-bottom="0.05pt solid #000000"/>
    </style:style>
    <style:style style:name="Table30.D2" style:family="table-cell">
      <style:table-cell-properties fo:padding="0.0382in" fo:border-left="0.05pt solid #000000" fo:border-right="0.05pt solid #000000" fo:border-top="none" fo:border-bottom="0.05pt solid #000000"/>
    </style:style>
    <style:style style:name="Table30.A3" style:family="table-cell">
      <style:table-cell-properties fo:padding="0.0382in" fo:border-left="0.05pt solid #000000" fo:border-right="none" fo:border-top="none" fo:border-bottom="0.05pt solid #000000"/>
    </style:style>
    <style:style style:name="Table30.B3" style:family="table-cell">
      <style:table-cell-properties fo:padding="0.0382in" fo:border-left="0.05pt solid #000000" fo:border-right="none" fo:border-top="none" fo:border-bottom="0.05pt solid #000000"/>
    </style:style>
    <style:style style:name="Table30.C3" style:family="table-cell">
      <style:table-cell-properties fo:padding="0.0382in" fo:border-left="0.05pt solid #000000" fo:border-right="none" fo:border-top="none" fo:border-bottom="0.05pt solid #000000"/>
    </style:style>
    <style:style style:name="Table30.D3" style:family="table-cell">
      <style:table-cell-properties fo:padding="0.0382in" fo:border-left="0.05pt solid #000000" fo:border-right="0.05pt solid #000000" fo:border-top="none" fo:border-bottom="0.05pt solid #000000"/>
    </style:style>
    <style:style style:name="Table29" style:family="table">
      <style:table-properties style:width="6.6875in" fo:margin-top="0in" fo:margin-bottom="0.2in" table:align="left" fo:background-color="transparent" style:may-break-between-rows="false">
        <style:background-image/>
      </style:table-properties>
    </style:style>
    <style:style style:name="Table29.A" style:family="table-column">
      <style:table-column-properties style:column-width="3in"/>
    </style:style>
    <style:style style:name="Table29.B" style:family="table-column">
      <style:table-column-properties style:column-width="1.375in"/>
    </style:style>
    <style:style style:name="Table29.C" style:family="table-column">
      <style:table-column-properties style:column-width="0.75in"/>
    </style:style>
    <style:style style:name="Table29.D" style:family="table-column">
      <style:table-column-properties style:column-width="1.5625in"/>
    </style:style>
    <style:style style:name="Table29.1" style:family="table-row">
      <style:table-row-properties fo:background-color="#dddddd">
        <style:background-image/>
      </style:table-row-properties>
    </style:style>
    <style:style style:name="Table2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9.B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left="0.05pt solid #000000" fo:border-right="none" fo:border-top="0.05pt solid #000000" fo:border-bottom="0.05pt solid #000000"/>
    </style:style>
    <style:style style:name="Table29.D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none" fo:border-top="none" fo:border-bottom="0.05pt solid #000000"/>
    </style:style>
    <style:style style:name="Table29.D2" style:family="table-cell">
      <style:table-cell-properties fo:padding="0.0382in" fo:border-left="0.05pt solid #000000" fo:border-right="0.05pt solid #000000" fo:border-top="none" fo:border-bottom="0.05pt solid #000000"/>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0.05pt solid #000000" fo:border-top="none" fo:border-bottom="0.05pt solid #000000"/>
    </style:style>
    <style:style style:name="Table14" style:family="table">
      <style:table-properties style:width="6.6979in" fo:margin-left="0in" table:align="left"/>
    </style:style>
    <style:style style:name="Table14.A" style:family="table-column">
      <style:table-column-properties style:column-width="0.5625in"/>
    </style:style>
    <style:style style:name="Table14.B" style:family="table-column">
      <style:table-column-properties style:column-width="1.1875in"/>
    </style:style>
    <style:style style:name="Table14.C" style:family="table-column">
      <style:table-column-properties style:column-width="3.5in"/>
    </style:style>
    <style:style style:name="Table14.D" style:family="table-column">
      <style:table-column-properties style:column-width="1.4479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3.0729in" fo:margin-left="0.0597in" table:align="left"/>
    </style:style>
    <style:style style:name="Table15.A" style:family="table-column">
      <style:table-column-properties style:column-width="0.5in"/>
    </style:style>
    <style:style style:name="Table15.B" style:family="table-column">
      <style:table-column-properties style:column-width="1.5208in"/>
    </style:style>
    <style:style style:name="Table15.C" style:family="table-column">
      <style:table-column-properties style:column-width="1.052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5" style:family="table">
      <style:table-properties style:width="3.0729in" fo:margin-left="0.0597in" table:align="left"/>
    </style:style>
    <style:style style:name="Table15.A" style:family="table-column">
      <style:table-column-properties style:column-width="0.5in"/>
    </style:style>
    <style:style style:name="Table15.B" style:family="table-column">
      <style:table-column-properties style:column-width="1.5208in"/>
    </style:style>
    <style:style style:name="Table15.C" style:family="table-column">
      <style:table-column-properties style:column-width="1.0521in"/>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79in" fo:margin-left="0in" table:align="left"/>
    </style:style>
    <style:style style:name="Table16.A" style:family="table-column">
      <style:table-column-properties style:column-width="1.0625in"/>
    </style:style>
    <style:style style:name="Table16.B" style:family="table-column">
      <style:table-column-properties style:column-width="5.6354in"/>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2" style:family="table">
      <style:table-properties style:width="5in" table:align="left"/>
    </style:style>
    <style:style style:name="Table2.A" style:family="table-column">
      <style:table-column-properties style:column-width="0.9375in"/>
    </style:style>
    <style:style style:name="Table2.B" style:family="table-column">
      <style:table-column-properties style:column-width="3in"/>
    </style:style>
    <style:style style:name="Table2.C" style:family="table-column">
      <style:table-column-properties style:column-width="1.0625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C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C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C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none" fo:border-top="none" fo:border-bottom="0.05pt solid #000000"/>
    </style:style>
    <style:style style:name="Table2.C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none" fo:border-top="none" fo:border-bottom="0.05pt solid #000000"/>
    </style:style>
    <style:style style:name="Table2.C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none" fo:border-top="none" fo:border-bottom="0.05pt solid #000000"/>
    </style:style>
    <style:style style:name="Table2.C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none" fo:border-top="none" fo:border-bottom="0.05pt solid #000000"/>
    </style:style>
    <style:style style:name="Table2.C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none" fo:border-top="none" fo:border-bottom="0.05pt solid #000000"/>
    </style:style>
    <style:style style:name="Table2.C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none" fo:border-top="none" fo:border-bottom="0.05pt solid #000000"/>
    </style:style>
    <style:style style:name="Table2.C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none" fo:border-top="none" fo:border-bottom="0.05pt solid #000000"/>
    </style:style>
    <style:style style:name="Table2.C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none" fo:border-top="none" fo:border-bottom="0.05pt solid #000000"/>
    </style:style>
    <style:style style:name="Table2.C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none" fo:border-top="none" fo:border-bottom="0.05pt solid #000000"/>
    </style:style>
    <style:style style:name="Table2.C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none" fo:border-top="none" fo:border-bottom="0.05pt solid #000000"/>
    </style:style>
    <style:style style:name="Table2.C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none" fo:border-top="none" fo:border-bottom="0.05pt solid #000000"/>
    </style:style>
    <style:style style:name="Table2.C20" style:family="table-cell">
      <style:table-cell-properties fo:padding="0.0382in" fo:border-left="0.05pt solid #000000" fo:border-right="0.05pt solid #000000" fo:border-top="none" fo:border-bottom="0.05pt solid #000000"/>
    </style:style>
    <style:style style:name="Table2.A21" style:family="table-cell">
      <style:table-cell-properties fo:padding="0.0382in" fo:border-left="0.05pt solid #000000" fo:border-right="none" fo:border-top="none" fo:border-bottom="0.05pt solid #000000"/>
    </style:style>
    <style:style style:name="Table2.B21" style:family="table-cell">
      <style:table-cell-properties fo:padding="0.0382in" fo:border-left="0.05pt solid #000000" fo:border-right="none" fo:border-top="none" fo:border-bottom="0.05pt solid #000000"/>
    </style:style>
    <style:style style:name="Table2.C21" style:family="table-cell">
      <style:table-cell-properties fo:padding="0.0382in" fo:border-left="0.05pt solid #000000" fo:border-right="0.05pt solid #000000" fo:border-top="none" fo:border-bottom="0.05pt solid #000000"/>
    </style:style>
    <style:style style:name="Table2.A22" style:family="table-cell">
      <style:table-cell-properties fo:padding="0.0382in" fo:border-left="0.05pt solid #000000" fo:border-right="none" fo:border-top="none" fo:border-bottom="0.05pt solid #000000"/>
    </style:style>
    <style:style style:name="Table2.B22" style:family="table-cell">
      <style:table-cell-properties fo:padding="0.0382in" fo:border-left="0.05pt solid #000000" fo:border-right="none" fo:border-top="none" fo:border-bottom="0.05pt solid #000000"/>
    </style:style>
    <style:style style:name="Table2.C22" style:family="table-cell">
      <style:table-cell-properties fo:padding="0.0382in" fo:border-left="0.05pt solid #000000" fo:border-right="0.05pt solid #000000" fo:border-top="none" fo:border-bottom="0.05pt solid #000000"/>
    </style:style>
    <style:style style:name="Table2.A23" style:family="table-cell">
      <style:table-cell-properties fo:padding="0.0382in" fo:border-left="0.05pt solid #000000" fo:border-right="none" fo:border-top="none" fo:border-bottom="0.05pt solid #000000"/>
    </style:style>
    <style:style style:name="Table2.B23" style:family="table-cell">
      <style:table-cell-properties fo:padding="0.0382in" fo:border-left="0.05pt solid #000000" fo:border-right="none" fo:border-top="none" fo:border-bottom="0.05pt solid #000000"/>
    </style:style>
    <style:style style:name="Table2.C23" style:family="table-cell">
      <style:table-cell-properties fo:padding="0.0382in" fo:border-left="0.05pt solid #000000" fo:border-right="0.05pt solid #000000" fo:border-top="none" fo:border-bottom="0.05pt solid #000000"/>
    </style:style>
    <style:style style:name="Table2.A24" style:family="table-cell">
      <style:table-cell-properties fo:padding="0.0382in" fo:border-left="0.05pt solid #000000" fo:border-right="none" fo:border-top="none" fo:border-bottom="0.05pt solid #000000"/>
    </style:style>
    <style:style style:name="Table2.B24" style:family="table-cell">
      <style:table-cell-properties fo:padding="0.0382in" fo:border-left="0.05pt solid #000000" fo:border-right="none" fo:border-top="none" fo:border-bottom="0.05pt solid #000000"/>
    </style:style>
    <style:style style:name="Table2.C24" style:family="table-cell">
      <style:table-cell-properties fo:padding="0.0382in" fo:border-left="0.05pt solid #000000" fo:border-right="0.05pt solid #000000" fo:border-top="none" fo:border-bottom="0.05pt solid #000000"/>
    </style:style>
    <style:style style:name="Table2.A25" style:family="table-cell">
      <style:table-cell-properties fo:padding="0.0382in" fo:border-left="0.05pt solid #000000" fo:border-right="none" fo:border-top="none" fo:border-bottom="0.05pt solid #000000"/>
    </style:style>
    <style:style style:name="Table2.B25" style:family="table-cell">
      <style:table-cell-properties fo:padding="0.0382in" fo:border-left="0.05pt solid #000000" fo:border-right="none" fo:border-top="none" fo:border-bottom="0.05pt solid #000000"/>
    </style:style>
    <style:style style:name="Table2.C25" style:family="table-cell">
      <style:table-cell-properties fo:padding="0.0382in" fo:border-left="0.05pt solid #000000" fo:border-right="0.05pt solid #000000" fo:border-top="none" fo:border-bottom="0.05pt solid #000000"/>
    </style:style>
    <style:style style:name="Table2.A26" style:family="table-cell">
      <style:table-cell-properties fo:padding="0.0382in" fo:border-left="0.05pt solid #000000" fo:border-right="none" fo:border-top="none" fo:border-bottom="0.05pt solid #000000"/>
    </style:style>
    <style:style style:name="Table2.B26" style:family="table-cell">
      <style:table-cell-properties fo:padding="0.0382in" fo:border-left="0.05pt solid #000000" fo:border-right="none" fo:border-top="none" fo:border-bottom="0.05pt solid #000000"/>
    </style:style>
    <style:style style:name="Table2.C26" style:family="table-cell">
      <style:table-cell-properties fo:padding="0.0382in" fo:border-left="0.05pt solid #000000" fo:border-right="0.05pt solid #000000" fo:border-top="none" fo:border-bottom="0.05pt solid #000000"/>
    </style:style>
    <style:style style:name="Table2.A27" style:family="table-cell">
      <style:table-cell-properties fo:padding="0.0382in" fo:border-left="0.05pt solid #000000" fo:border-right="none" fo:border-top="none" fo:border-bottom="0.05pt solid #000000"/>
    </style:style>
    <style:style style:name="Table2.B27" style:family="table-cell">
      <style:table-cell-properties fo:padding="0.0382in" fo:border-left="0.05pt solid #000000" fo:border-right="none" fo:border-top="none" fo:border-bottom="0.05pt solid #000000"/>
    </style:style>
    <style:style style:name="Table2.C27"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1.6875in"/>
    </style:style>
    <style:style style:name="Table4.B" style:family="table-column">
      <style:table-column-properties style:column-width="1.659in"/>
    </style:style>
    <style:style style:name="Table4.C" style:family="table-column">
      <style:table-column-properties style:column-width="1.6729in"/>
    </style:style>
    <style:style style:name="Table4.D" style:family="table-column">
      <style:table-column-properties style:column-width="1.6785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D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5" style:family="table">
      <style:table-properties style:width="6.7083in" fo:margin-left="-0.0063in" table:align="left"/>
    </style:style>
    <style:style style:name="Table5.A" style:family="table-column">
      <style:table-column-properties style:column-width="1.6875in"/>
    </style:style>
    <style:style style:name="Table5.B" style:family="table-column">
      <style:table-column-properties style:column-width="1.6667in"/>
    </style:style>
    <style:style style:name="Table5.C" style:family="table-column">
      <style:table-column-properties style:column-width="1.6771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D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none" fo:border-top="none" fo:border-bottom="0.05pt solid #000000"/>
    </style:style>
    <style:style style:name="Table5.D4"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1.6729in" style:rel-column-width="16383*"/>
    </style:style>
    <style:style style:name="Table6.D" style:family="table-column">
      <style:table-column-properties style:column-width="1.6736in" style:rel-column-width="16386*"/>
    </style:style>
    <style:style style:name="Table6.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6.D1" style:family="table-cell">
      <style:table-cell-properties fo:background-color="#dddddd"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7.D1" style:family="table-cell">
      <style:table-cell-properties fo:background-color="#dddddd"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0.05pt solid #000000" fo:border-top="none" fo:border-bottom="0.05pt solid #000000"/>
    </style:style>
    <style:style style:name="Table7.A5" style:family="table-cell">
      <style:table-cell-properties fo:padding="0.0382in" fo:border-left="0.05pt solid #000000" fo:border-right="none" fo:border-top="none" fo:border-bottom="0.05pt solid #000000"/>
    </style:style>
    <style:style style:name="Table7.B5" style:family="table-cell">
      <style:table-cell-properties fo:padding="0.0382in" fo:border-left="0.05pt solid #000000" fo:border-right="none" fo:border-top="none" fo:border-bottom="0.05pt solid #000000"/>
    </style:style>
    <style:style style:name="Table7.C5" style:family="table-cell">
      <style:table-cell-properties fo:padding="0.0382in" fo:border-left="0.05pt solid #000000" fo:border-right="none" fo:border-top="none" fo:border-bottom="0.05pt solid #000000"/>
    </style:style>
    <style:style style:name="Table7.D5"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none" fo:border-top="none" fo:border-bottom="0.05pt solid #000000"/>
    </style:style>
    <style:style style:name="Table7.B6" style:family="table-cell">
      <style:table-cell-properties fo:padding="0.0382in" fo:border-left="0.05pt solid #000000" fo:border-right="none" fo:border-top="none" fo:border-bottom="0.05pt solid #000000"/>
    </style:style>
    <style:style style:name="Table7.C6" style:family="table-cell">
      <style:table-cell-properties fo:padding="0.0382in" fo:border-left="0.05pt solid #000000" fo:border-right="none" fo:border-top="none" fo:border-bottom="0.05pt solid #000000"/>
    </style:style>
    <style:style style:name="Table7.D6" style:family="table-cell">
      <style:table-cell-properties fo:padding="0.0382in" fo:border-left="0.05pt solid #000000" fo:border-right="0.05pt solid #000000" fo:border-top="none" fo:border-bottom="0.05pt solid #000000"/>
    </style:style>
    <style:style style:name="Table7.A7" style:family="table-cell">
      <style:table-cell-properties fo:padding="0.0382in" fo:border-left="0.05pt solid #000000" fo:border-right="none" fo:border-top="none" fo:border-bottom="0.05pt solid #000000"/>
    </style:style>
    <style:style style:name="Table7.B7" style:family="table-cell">
      <style:table-cell-properties fo:padding="0.0382in" fo:border-left="0.05pt solid #000000" fo:border-right="none" fo:border-top="none" fo:border-bottom="0.05pt solid #000000"/>
    </style:style>
    <style:style style:name="Table7.C7" style:family="table-cell">
      <style:table-cell-properties fo:padding="0.0382in" fo:border-left="0.05pt solid #000000" fo:border-right="none" fo:border-top="none" fo:border-bottom="0.05pt solid #000000"/>
    </style:style>
    <style:style style:name="Table7.D7"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none" fo:border-top="none" fo:border-bottom="0.05pt solid #000000"/>
    </style:style>
    <style:style style:name="Table7.B8" style:family="table-cell">
      <style:table-cell-properties fo:padding="0.0382in" fo:border-left="0.05pt solid #000000" fo:border-right="none" fo:border-top="none" fo:border-bottom="0.05pt solid #000000"/>
    </style:style>
    <style:style style:name="Table7.C8" style:family="table-cell">
      <style:table-cell-properties fo:padding="0.0382in" fo:border-left="0.05pt solid #000000" fo:border-right="none" fo:border-top="none" fo:border-bottom="0.05pt solid #000000"/>
    </style:style>
    <style:style style:name="Table7.D8"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1.6729in" style:rel-column-width="16383*"/>
    </style:style>
    <style:style style:name="Table8.D" style:family="table-column">
      <style:table-column-properties style:column-width="1.6736in" style:rel-column-width="16386*"/>
    </style:style>
    <style:style style:name="Table8.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8.D1" style:family="table-cell">
      <style:table-cell-properties fo:background-color="#dddddd" fo:padding="0.0382in" fo:border="0.05pt solid #000000">
        <style:background-image/>
      </style:table-cell-properties>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none" fo:border-top="none" fo:border-bottom="0.05pt solid #000000"/>
    </style:style>
    <style:style style:name="Table8.D2" style:family="table-cell">
      <style:table-cell-properties fo:padding="0.0382in" fo:border-left="0.05pt solid #000000" fo:border-right="0.05pt solid #000000" fo:border-top="none" fo:border-bottom="0.05pt solid #000000"/>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none" fo:border-top="none" fo:border-bottom="0.05pt solid #000000"/>
    </style:style>
    <style:style style:name="Table8.C3" style:family="table-cell">
      <style:table-cell-properties fo:padding="0.0382in" fo:border-left="0.05pt solid #000000" fo:border-right="none" fo:border-top="none" fo:border-bottom="0.05pt solid #000000"/>
    </style:style>
    <style:style style:name="Table8.D3" style:family="table-cell">
      <style:table-cell-properties fo:padding="0.0382in" fo:border-left="0.05pt solid #000000" fo:border-right="0.05pt solid #000000" fo:border-top="none" fo:border-bottom="0.05pt solid #000000"/>
    </style:style>
    <style:style style:name="Table8.A4" style:family="table-cell">
      <style:table-cell-properties fo:padding="0.0382in" fo:border-left="0.05pt solid #000000" fo:border-right="none" fo:border-top="none" fo:border-bottom="0.05pt solid #000000"/>
    </style:style>
    <style:style style:name="Table8.B4" style:family="table-cell">
      <style:table-cell-properties fo:padding="0.0382in" fo:border-left="0.05pt solid #000000" fo:border-right="none" fo:border-top="none" fo:border-bottom="0.05pt solid #000000"/>
    </style:style>
    <style:style style:name="Table8.C4" style:family="table-cell">
      <style:table-cell-properties fo:padding="0.0382in" fo:border-left="0.05pt solid #000000" fo:border-right="none" fo:border-top="none" fo:border-bottom="0.05pt solid #000000"/>
    </style:style>
    <style:style style:name="Table8.D4"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none" fo:border-top="none" fo:border-bottom="0.05pt solid #000000"/>
    </style:style>
    <style:style style:name="Table8.C5" style:family="table-cell">
      <style:table-cell-properties fo:padding="0.0382in" fo:border-left="0.05pt solid #000000" fo:border-right="none" fo:border-top="none" fo:border-bottom="0.05pt solid #000000"/>
    </style:style>
    <style:style style:name="Table8.D5"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1.6729in" style:rel-column-width="16383*"/>
    </style:style>
    <style:style style:name="Table9.D" style:family="table-column">
      <style:table-column-properties style:column-width="1.6736in" style:rel-column-width="16386*"/>
    </style:style>
    <style:style style:name="Table9.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9.D1" style:family="table-cell">
      <style:table-cell-properties fo:background-color="#dddddd"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none" fo:border-top="none" fo:border-bottom="0.05pt solid #000000"/>
    </style:style>
    <style:style style:name="Table9.C4" style:family="table-cell">
      <style:table-cell-properties fo:padding="0.0382in" fo:border-left="0.05pt solid #000000" fo:border-right="none" fo:border-top="none" fo:border-bottom="0.05pt solid #000000"/>
    </style:style>
    <style:style style:name="Table9.D4" style:family="table-cell">
      <style:table-cell-properties fo:padding="0.0382in" fo:border-left="0.05pt solid #000000" fo:border-right="0.05pt solid #000000" fo:border-top="none" fo:border-bottom="0.05pt solid #000000"/>
    </style:style>
    <style:style style:name="Table9.A5" style:family="table-cell">
      <style:table-cell-properties fo:padding="0.0382in" fo:border-left="0.05pt solid #000000" fo:border-right="none" fo:border-top="none" fo:border-bottom="0.05pt solid #000000"/>
    </style:style>
    <style:style style:name="Table9.B5" style:family="table-cell">
      <style:table-cell-properties fo:padding="0.0382in" fo:border-left="0.05pt solid #000000" fo:border-right="none" fo:border-top="none" fo:border-bottom="0.05pt solid #000000"/>
    </style:style>
    <style:style style:name="Table9.C5" style:family="table-cell">
      <style:table-cell-properties fo:padding="0.0382in" fo:border-left="0.05pt solid #000000" fo:border-right="none" fo:border-top="none" fo:border-bottom="0.05pt solid #000000"/>
    </style:style>
    <style:style style:name="Table9.D5"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none" fo:border-top="none" fo:border-bottom="0.05pt solid #000000"/>
    </style:style>
    <style:style style:name="Table9.C6" style:family="table-cell">
      <style:table-cell-properties fo:padding="0.0382in" fo:border-left="0.05pt solid #000000" fo:border-right="none" fo:border-top="none" fo:border-bottom="0.05pt solid #000000"/>
    </style:style>
    <style:style style:name="Table9.D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none" fo:border-top="none" fo:border-bottom="0.05pt solid #000000"/>
    </style:style>
    <style:style style:name="Table9.C7" style:family="table-cell">
      <style:table-cell-properties fo:padding="0.0382in" fo:border-left="0.05pt solid #000000" fo:border-right="none" fo:border-top="none" fo:border-bottom="0.05pt solid #000000"/>
    </style:style>
    <style:style style:name="Table9.D7"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none" fo:border-top="none" fo:border-bottom="0.05pt solid #000000"/>
    </style:style>
    <style:style style:name="Table9.B8" style:family="table-cell">
      <style:table-cell-properties fo:padding="0.0382in" fo:border-left="0.05pt solid #000000" fo:border-right="none" fo:border-top="none" fo:border-bottom="0.05pt solid #000000"/>
    </style:style>
    <style:style style:name="Table9.C8" style:family="table-cell">
      <style:table-cell-properties fo:padding="0.0382in" fo:border-left="0.05pt solid #000000" fo:border-right="none" fo:border-top="none" fo:border-bottom="0.05pt solid #000000"/>
    </style:style>
    <style:style style:name="Table9.D8" style:family="table-cell">
      <style:table-cell-properties fo:padding="0.0382in" fo:border-left="0.05pt solid #000000" fo:border-right="0.05pt solid #000000" fo:border-top="none" fo:border-bottom="0.05pt solid #000000"/>
    </style:style>
    <style:style style:name="Table9.A9" style:family="table-cell">
      <style:table-cell-properties fo:padding="0.0382in" fo:border-left="0.05pt solid #000000" fo:border-right="none" fo:border-top="none" fo:border-bottom="0.05pt solid #000000"/>
    </style:style>
    <style:style style:name="Table9.B9" style:family="table-cell">
      <style:table-cell-properties fo:padding="0.0382in" fo:border-left="0.05pt solid #000000" fo:border-right="none" fo:border-top="none" fo:border-bottom="0.05pt solid #000000"/>
    </style:style>
    <style:style style:name="Table9.C9" style:family="table-cell">
      <style:table-cell-properties fo:padding="0.0382in" fo:border-left="0.05pt solid #000000" fo:border-right="none" fo:border-top="none" fo:border-bottom="0.05pt solid #000000"/>
    </style:style>
    <style:style style:name="Table9.D9" style:family="table-cell">
      <style:table-cell-properties fo:padding="0.0382in" fo:border-left="0.05pt solid #000000" fo:border-right="0.05pt solid #000000" fo:border-top="none" fo:border-bottom="0.05pt solid #000000"/>
    </style:style>
    <style:style style:name="Table10" style:family="table">
      <style:table-properties style:width="6.6979in" fo:margin-left="0in" table:align="left"/>
    </style:style>
    <style:style style:name="Table10.A" style:family="table-column">
      <style:table-column-properties style:column-width="0.9375in"/>
    </style:style>
    <style:style style:name="Table10.B" style:family="table-column">
      <style:table-column-properties style:column-width="2.6875in"/>
    </style:style>
    <style:style style:name="Table10.C" style:family="table-column">
      <style:table-column-properties style:column-width="1.3944in"/>
    </style:style>
    <style:style style:name="Table10.D" style:family="table-column">
      <style:table-column-properties style:column-width="1.6785in"/>
    </style:style>
    <style:style style:name="Table10.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0.D1" style:family="table-cell">
      <style:table-cell-properties fo:background-color="#dddddd" fo:padding="0.0382in" fo:border="0.05pt solid #000000">
        <style:background-image/>
      </style:table-cell-properties>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none" fo:border-top="none" fo:border-bottom="0.05pt solid #000000"/>
    </style:style>
    <style:style style:name="Table10.D2" style:family="table-cell">
      <style:table-cell-properties fo:padding="0.0382in" fo:border-left="0.05pt solid #000000" fo:border-right="0.05pt solid #000000" fo:border-top="none" fo:border-bottom="0.05pt solid #000000"/>
    </style:style>
    <style:style style:name="Table10.A3" style:family="table-cell">
      <style:table-cell-properties fo:padding="0.0382in" fo:border-left="0.05pt solid #000000" fo:border-right="none" fo:border-top="none" fo:border-bottom="0.05pt solid #000000"/>
    </style:style>
    <style:style style:name="Table10.B3" style:family="table-cell">
      <style:table-cell-properties fo:padding="0.0382in" fo:border-left="0.05pt solid #000000" fo:border-right="none" fo:border-top="none" fo:border-bottom="0.05pt solid #000000"/>
    </style:style>
    <style:style style:name="Table10.C3" style:family="table-cell">
      <style:table-cell-properties fo:padding="0.0382in" fo:border-left="0.05pt solid #000000" fo:border-right="none" fo:border-top="none" fo:border-bottom="0.05pt solid #000000"/>
    </style:style>
    <style:style style:name="Table10.D3" style:family="table-cell">
      <style:table-cell-properties fo:padding="0.0382in" fo:border-left="0.05pt solid #000000" fo:border-right="0.05pt solid #000000" fo:border-top="none" fo:border-bottom="0.05pt solid #000000"/>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none" fo:border-top="none" fo:border-bottom="0.05pt solid #000000"/>
    </style:style>
    <style:style style:name="Table10.D4" style:family="table-cell">
      <style:table-cell-properties fo:padding="0.0382in" fo:border-left="0.05pt solid #000000" fo:border-right="0.05pt solid #000000" fo:border-top="none" fo:border-bottom="0.05pt solid #000000"/>
    </style:style>
    <style:style style:name="Table10.A5" style:family="table-cell">
      <style:table-cell-properties fo:padding="0.0382in" fo:border-left="0.05pt solid #000000" fo:border-right="none" fo:border-top="none" fo:border-bottom="0.05pt solid #000000"/>
    </style:style>
    <style:style style:name="Table10.B5" style:family="table-cell">
      <style:table-cell-properties fo:padding="0.0382in" fo:border-left="0.05pt solid #000000" fo:border-right="none" fo:border-top="none" fo:border-bottom="0.05pt solid #000000"/>
    </style:style>
    <style:style style:name="Table10.C5" style:family="table-cell">
      <style:table-cell-properties fo:padding="0.0382in" fo:border-left="0.05pt solid #000000" fo:border-right="none" fo:border-top="none" fo:border-bottom="0.05pt solid #000000"/>
    </style:style>
    <style:style style:name="Table10.D5"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none" fo:border-top="none" fo:border-bottom="0.05pt solid #000000"/>
    </style:style>
    <style:style style:name="Table10.B6" style:family="table-cell">
      <style:table-cell-properties fo:padding="0.0382in" fo:border-left="0.05pt solid #000000" fo:border-right="none" fo:border-top="none" fo:border-bottom="0.05pt solid #000000"/>
    </style:style>
    <style:style style:name="Table10.C6" style:family="table-cell">
      <style:table-cell-properties fo:padding="0.0382in" fo:border-left="0.05pt solid #000000" fo:border-right="none" fo:border-top="none" fo:border-bottom="0.05pt solid #000000"/>
    </style:style>
    <style:style style:name="Table10.D6"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none" fo:border-top="none" fo:border-bottom="0.05pt solid #000000"/>
    </style:style>
    <style:style style:name="Table10.D7" style:family="table-cell">
      <style:table-cell-properties fo:padding="0.0382in" fo:border-left="0.05pt solid #000000" fo:border-right="0.05pt solid #000000" fo:border-top="none" fo:border-bottom="0.05pt solid #000000"/>
    </style:style>
    <style:style style:name="Table11" style:family="table">
      <style:table-properties style:width="6.6979in" fo:margin-left="0in" table:align="left"/>
    </style:style>
    <style:style style:name="Table11.A" style:family="table-column">
      <style:table-column-properties style:column-width="0.9375in"/>
    </style:style>
    <style:style style:name="Table11.B" style:family="table-column">
      <style:table-column-properties style:column-width="2.6875in"/>
    </style:style>
    <style:style style:name="Table11.D" style:family="table-column">
      <style:table-column-properties style:column-width="2.1354in"/>
    </style:style>
    <style:style style:name="Table1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1.D1" style:family="table-cell">
      <style:table-cell-properties fo:background-color="#dddddd" fo:padding="0.0382in" fo:border="0.05pt solid #000000">
        <style:background-image/>
      </style:table-cell-properties>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none" fo:border-top="none" fo:border-bottom="0.05pt solid #000000"/>
    </style:style>
    <style:style style:name="Table11.D2" style:family="table-cell">
      <style:table-cell-properties fo:padding="0.0382in" fo:border-left="0.05pt solid #000000" fo:border-right="0.05pt solid #000000" fo:border-top="none" fo:border-bottom="0.05pt solid #000000"/>
    </style:style>
    <style:style style:name="Table11.A3" style:family="table-cell">
      <style:table-cell-properties fo:padding="0.0382in" fo:border-left="0.05pt solid #000000" fo:border-right="none" fo:border-top="none" fo:border-bottom="0.05pt solid #000000"/>
    </style:style>
    <style:style style:name="Table11.B3" style:family="table-cell">
      <style:table-cell-properties fo:padding="0.0382in" fo:border-left="0.05pt solid #000000" fo:border-right="none" fo:border-top="none" fo:border-bottom="0.05pt solid #000000"/>
    </style:style>
    <style:style style:name="Table11.C3" style:family="table-cell">
      <style:table-cell-properties fo:padding="0.0382in" fo:border-left="0.05pt solid #000000" fo:border-right="none" fo:border-top="none" fo:border-bottom="0.05pt solid #000000"/>
    </style:style>
    <style:style style:name="Table11.D3"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1.6729in" style:rel-column-width="16383*"/>
    </style:style>
    <style:style style:name="Table12.D" style:family="table-column">
      <style:table-column-properties style:column-width="1.6736in" style:rel-column-width="16386*"/>
    </style:style>
    <style:style style:name="Table1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2.D1" style:family="table-cell">
      <style:table-cell-properties fo:background-color="#dddddd" fo:padding="0.0382in" fo:border="0.05pt solid #000000">
        <style:background-image/>
      </style:table-cell-properties>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none" fo:border-top="none" fo:border-bottom="0.05pt solid #000000"/>
    </style:style>
    <style:style style:name="Table12.D2" style:family="table-cell">
      <style:table-cell-properties fo:padding="0.0382in" fo:border-left="0.05pt solid #000000" fo:border-right="0.05pt solid #000000" fo:border-top="none" fo:border-bottom="0.05pt solid #000000"/>
    </style:style>
    <style:style style:name="Table12.A3" style:family="table-cell">
      <style:table-cell-properties fo:padding="0.0382in" fo:border-left="0.05pt solid #000000" fo:border-right="none" fo:border-top="none" fo:border-bottom="0.05pt solid #000000"/>
    </style:style>
    <style:style style:name="Table12.B3" style:family="table-cell">
      <style:table-cell-properties fo:padding="0.0382in" fo:border-left="0.05pt solid #000000" fo:border-right="none" fo:border-top="none" fo:border-bottom="0.05pt solid #000000"/>
    </style:style>
    <style:style style:name="Table12.C3" style:family="table-cell">
      <style:table-cell-properties fo:padding="0.0382in" fo:border-left="0.05pt solid #000000" fo:border-right="none" fo:border-top="none" fo:border-bottom="0.05pt solid #000000"/>
    </style:style>
    <style:style style:name="Table12.D3" style:family="table-cell">
      <style:table-cell-properties fo:padding="0.0382in" fo:border-left="0.05pt solid #000000" fo:border-right="0.05pt solid #000000" fo:border-top="none" fo:border-bottom="0.05pt solid #000000"/>
    </style:style>
    <style:style style:name="Table12.A4" style:family="table-cell">
      <style:table-cell-properties fo:padding="0.0382in" fo:border-left="0.05pt solid #000000" fo:border-right="none" fo:border-top="none" fo:border-bottom="0.05pt solid #000000"/>
    </style:style>
    <style:style style:name="Table12.B4" style:family="table-cell">
      <style:table-cell-properties fo:padding="0.0382in" fo:border-left="0.05pt solid #000000" fo:border-right="none" fo:border-top="none" fo:border-bottom="0.05pt solid #000000"/>
    </style:style>
    <style:style style:name="Table12.C4" style:family="table-cell">
      <style:table-cell-properties fo:padding="0.0382in" fo:border-left="0.05pt solid #000000" fo:border-right="none" fo:border-top="none" fo:border-bottom="0.05pt solid #000000"/>
    </style:style>
    <style:style style:name="Table12.D4" style:family="table-cell">
      <style:table-cell-properties fo:padding="0.0382in" fo:border-left="0.05pt solid #000000" fo:border-right="0.05pt solid #000000" fo:border-top="none" fo:border-bottom="0.05pt solid #000000"/>
    </style:style>
    <style:style style:name="Table12.A5" style:family="table-cell">
      <style:table-cell-properties fo:padding="0.0382in" fo:border-left="0.05pt solid #000000" fo:border-right="none" fo:border-top="none" fo:border-bottom="0.05pt solid #000000"/>
    </style:style>
    <style:style style:name="Table12.B5" style:family="table-cell">
      <style:table-cell-properties fo:padding="0.0382in" fo:border-left="0.05pt solid #000000" fo:border-right="none" fo:border-top="none" fo:border-bottom="0.05pt solid #000000"/>
    </style:style>
    <style:style style:name="Table12.C5" style:family="table-cell">
      <style:table-cell-properties fo:padding="0.0382in" fo:border-left="0.05pt solid #000000" fo:border-right="none" fo:border-top="none" fo:border-bottom="0.05pt solid #000000"/>
    </style:style>
    <style:style style:name="Table12.D5"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1.6729in" style:rel-column-width="16383*"/>
    </style:style>
    <style:style style:name="Table13.D" style:family="table-column">
      <style:table-column-properties style:column-width="1.6736in" style:rel-column-width="16386*"/>
    </style:style>
    <style:style style:name="Table1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3.D1" style:family="table-cell">
      <style:table-cell-properties fo:background-color="#dddddd" fo:padding="0.0382in" fo:border="0.05pt solid #000000">
        <style:background-image/>
      </style:table-cell-properties>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3.A3" style:family="table-cell">
      <style:table-cell-properties fo:padding="0.0382in" fo:border-left="0.05pt solid #000000" fo:border-right="none" fo:border-top="none" fo:border-bottom="0.05pt solid #000000"/>
    </style:style>
    <style:style style:name="Table13.B3" style:family="table-cell">
      <style:table-cell-properties fo:padding="0.0382in" fo:border-left="0.05pt solid #000000" fo:border-right="none" fo:border-top="none" fo:border-bottom="0.05pt solid #000000"/>
    </style:style>
    <style:style style:name="Table13.C3" style:family="table-cell">
      <style:table-cell-properties fo:padding="0.0382in" fo:border-left="0.05pt solid #000000" fo:border-right="none" fo:border-top="none" fo:border-bottom="0.05pt solid #000000"/>
    </style:style>
    <style:style style:name="Table13.D3" style:family="table-cell">
      <style:table-cell-properties fo:padding="0.0382in" fo:border-left="0.05pt solid #000000" fo:border-right="0.05pt solid #000000" fo:border-top="none" fo:border-bottom="0.05pt solid #000000"/>
    </style:style>
    <style:style style:name="Table13.A4" style:family="table-cell">
      <style:table-cell-properties fo:padding="0.0382in" fo:border-left="0.05pt solid #000000" fo:border-right="none" fo:border-top="none" fo:border-bottom="0.05pt solid #000000"/>
    </style:style>
    <style:style style:name="Table13.B4" style:family="table-cell">
      <style:table-cell-properties fo:padding="0.0382in" fo:border-left="0.05pt solid #000000" fo:border-right="none" fo:border-top="none" fo:border-bottom="0.05pt solid #000000"/>
    </style:style>
    <style:style style:name="Table13.C4" style:family="table-cell">
      <style:table-cell-properties fo:padding="0.0382in" fo:border-left="0.05pt solid #000000" fo:border-right="none" fo:border-top="none" fo:border-bottom="0.05pt solid #000000"/>
    </style:style>
    <style:style style:name="Table13.D4" style:family="table-cell">
      <style:table-cell-properties fo:padding="0.0382in" fo:border-left="0.05pt solid #000000" fo:border-right="0.05pt solid #000000" fo:border-top="none" fo:border-bottom="0.05pt solid #000000"/>
    </style:style>
    <style:style style:name="Table13.A5" style:family="table-cell">
      <style:table-cell-properties fo:padding="0.0382in" fo:border-left="0.05pt solid #000000" fo:border-right="none" fo:border-top="none" fo:border-bottom="0.05pt solid #000000"/>
    </style:style>
    <style:style style:name="Table13.B5" style:family="table-cell">
      <style:table-cell-properties fo:padding="0.0382in" fo:border-left="0.05pt solid #000000" fo:border-right="none" fo:border-top="none" fo:border-bottom="0.05pt solid #000000"/>
    </style:style>
    <style:style style:name="Table13.C5" style:family="table-cell">
      <style:table-cell-properties fo:padding="0.0382in" fo:border-left="0.05pt solid #000000" fo:border-right="none" fo:border-top="none" fo:border-bottom="0.05pt solid #000000"/>
    </style:style>
    <style:style style:name="Table13.D5"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none" fo:border-top="none" fo:border-bottom="0.05pt solid #000000"/>
    </style:style>
    <style:style style:name="Table13.B6" style:family="table-cell">
      <style:table-cell-properties fo:padding="0.0382in" fo:border-left="0.05pt solid #000000" fo:border-right="none" fo:border-top="none" fo:border-bottom="0.05pt solid #000000"/>
    </style:style>
    <style:style style:name="Table13.C6" style:family="table-cell">
      <style:table-cell-properties fo:padding="0.0382in" fo:border-left="0.05pt solid #000000" fo:border-right="none" fo:border-top="none" fo:border-bottom="0.05pt solid #000000"/>
    </style:style>
    <style:style style:name="Table13.D6" style:family="table-cell">
      <style:table-cell-properties fo:padding="0.0382in" fo:border-left="0.05pt solid #000000" fo:border-right="0.05pt solid #000000" fo:border-top="none" fo:border-bottom="0.05pt solid #000000"/>
    </style:style>
    <style:style style:name="Table19" style:family="table">
      <style:table-properties style:width="6.6875in" fo:margin-top="0in" fo:margin-bottom="0.2in" table:align="left" fo:background-color="transparent" style:may-break-between-rows="false">
        <style:background-image/>
      </style:table-properties>
    </style:style>
    <style:style style:name="Table19.A" style:family="table-column">
      <style:table-column-properties style:column-width="3in"/>
    </style:style>
    <style:style style:name="Table19.B" style:family="table-column">
      <style:table-column-properties style:column-width="1.375in"/>
    </style:style>
    <style:style style:name="Table19.C" style:family="table-column">
      <style:table-column-properties style:column-width="0.75in"/>
    </style:style>
    <style:style style:name="Table19.D" style:family="table-column">
      <style:table-column-properties style:column-width="1.5625in"/>
    </style:style>
    <style:style style:name="Table19.1" style:family="table-row">
      <style:table-row-properties fo:background-color="#dddddd">
        <style:background-image/>
      </style:table-row-properties>
    </style:style>
    <style:style style:name="Table19.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9.B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left="0.05pt solid #000000" fo:border-right="none" fo:border-top="0.05pt solid #000000" fo:border-bottom="0.05pt solid #000000"/>
    </style:style>
    <style:style style:name="Table19.D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none" fo:border-top="none" fo:border-bottom="0.05pt solid #000000"/>
    </style:style>
    <style:style style:name="Table19.D2" style:family="table-cell">
      <style:table-cell-properties fo:padding="0.0382in" fo:border-left="0.05pt solid #000000" fo:border-right="0.05pt solid #000000" fo:border-top="none" fo:border-bottom="0.05pt solid #000000"/>
    </style:style>
    <style:style style:name="Table21" style:family="table">
      <style:table-properties style:width="6.6875in" fo:margin-top="0in" fo:margin-bottom="0.2in" table:align="left" fo:background-color="transparent" style:may-break-between-rows="false">
        <style:background-image/>
      </style:table-properties>
    </style:style>
    <style:style style:name="Table21.A" style:family="table-column">
      <style:table-column-properties style:column-width="3in"/>
    </style:style>
    <style:style style:name="Table21.B" style:family="table-column">
      <style:table-column-properties style:column-width="1.375in"/>
    </style:style>
    <style:style style:name="Table21.C" style:family="table-column">
      <style:table-column-properties style:column-width="0.75in"/>
    </style:style>
    <style:style style:name="Table21.D" style:family="table-column">
      <style:table-column-properties style:column-width="1.5625in"/>
    </style:style>
    <style:style style:name="Table21.1" style:family="table-row">
      <style:table-row-properties fo:background-color="#dddddd">
        <style:background-image/>
      </style:table-row-properties>
    </style:style>
    <style:style style:name="Table2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1.B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left="0.05pt solid #000000" fo:border-right="none" fo:border-top="0.05pt solid #000000" fo:border-bottom="0.05pt solid #000000"/>
    </style:style>
    <style:style style:name="Table21.D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none" fo:border-top="none" fo:border-bottom="0.05pt solid #000000"/>
    </style:style>
    <style:style style:name="Table21.D2" style:family="table-cell">
      <style:table-cell-properties fo:padding="0.0382in" fo:border-left="0.05pt solid #000000" fo:border-right="0.05pt solid #000000" fo:border-top="none" fo:border-bottom="0.05pt solid #000000"/>
    </style:style>
    <style:style style:name="Table24" style:family="table">
      <style:table-properties style:width="6.6875in" fo:margin-top="0in" fo:margin-bottom="0.2in" table:align="left" fo:background-color="transparent" style:may-break-between-rows="false">
        <style:background-image/>
      </style:table-properties>
    </style:style>
    <style:style style:name="Table24.A" style:family="table-column">
      <style:table-column-properties style:column-width="3in"/>
    </style:style>
    <style:style style:name="Table24.B" style:family="table-column">
      <style:table-column-properties style:column-width="1.375in"/>
    </style:style>
    <style:style style:name="Table24.C" style:family="table-column">
      <style:table-column-properties style:column-width="0.75in"/>
    </style:style>
    <style:style style:name="Table24.D" style:family="table-column">
      <style:table-column-properties style:column-width="1.5625in"/>
    </style:style>
    <style:style style:name="Table24.1" style:family="table-row">
      <style:table-row-properties fo:background-color="#dddddd">
        <style:background-image/>
      </style:table-row-properties>
    </style:style>
    <style:style style:name="Table24.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4.B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left="0.05pt solid #000000" fo:border-right="none" fo:border-top="0.05pt solid #000000" fo:border-bottom="0.05pt solid #000000"/>
    </style:style>
    <style:style style:name="Table24.D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none" fo:border-top="none" fo:border-bottom="0.05pt solid #000000"/>
    </style:style>
    <style:style style:name="Table24.D2" style:family="table-cell">
      <style:table-cell-properties fo:padding="0.0382in" fo:border-left="0.05pt solid #000000" fo:border-right="0.05pt solid #000000" fo:border-top="none" fo:border-bottom="0.05pt solid #000000"/>
    </style:style>
    <style:style style:name="Table25" style:family="table">
      <style:table-properties style:width="6.6875in" fo:margin-top="0in" fo:margin-bottom="0.2in" table:align="left" fo:background-color="transparent" style:may-break-between-rows="false">
        <style:background-image/>
      </style:table-properties>
    </style:style>
    <style:style style:name="Table25.A" style:family="table-column">
      <style:table-column-properties style:column-width="3in"/>
    </style:style>
    <style:style style:name="Table25.B" style:family="table-column">
      <style:table-column-properties style:column-width="1.375in"/>
    </style:style>
    <style:style style:name="Table25.C" style:family="table-column">
      <style:table-column-properties style:column-width="0.75in"/>
    </style:style>
    <style:style style:name="Table25.D" style:family="table-column">
      <style:table-column-properties style:column-width="1.5625in"/>
    </style:style>
    <style:style style:name="Table25.1" style:family="table-row">
      <style:table-row-properties fo:background-color="#dddddd">
        <style:background-image/>
      </style:table-row-properties>
    </style:style>
    <style:style style:name="Table2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5.B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left="0.05pt solid #000000" fo:border-right="none" fo:border-top="0.05pt solid #000000" fo:border-bottom="0.05pt solid #000000"/>
    </style:style>
    <style:style style:name="Table25.D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0.05pt solid #000000" fo:border-top="none" fo:border-bottom="0.05pt solid #000000"/>
    </style:style>
    <style:style style:name="Table31" style:family="table">
      <style:table-properties style:width="6.6875in" fo:margin-top="0in" fo:margin-bottom="0.2in" table:align="left" fo:background-color="transparent" style:may-break-between-rows="false">
        <style:background-image/>
      </style:table-properties>
    </style:style>
    <style:style style:name="Table31.A" style:family="table-column">
      <style:table-column-properties style:column-width="3in"/>
    </style:style>
    <style:style style:name="Table31.B" style:family="table-column">
      <style:table-column-properties style:column-width="1.375in"/>
    </style:style>
    <style:style style:name="Table31.C" style:family="table-column">
      <style:table-column-properties style:column-width="0.75in"/>
    </style:style>
    <style:style style:name="Table31.D" style:family="table-column">
      <style:table-column-properties style:column-width="1.5625in"/>
    </style:style>
    <style:style style:name="Table31.1" style:family="table-row">
      <style:table-row-properties fo:background-color="#dddddd">
        <style:background-image/>
      </style:table-row-properties>
    </style:style>
    <style:style style:name="Table3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1.B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left="0.05pt solid #000000" fo:border-right="none" fo:border-top="0.05pt solid #000000" fo:border-bottom="0.05pt solid #000000"/>
    </style:style>
    <style:style style:name="Table31.D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none" fo:border-top="none" fo:border-bottom="0.05pt solid #000000"/>
    </style:style>
    <style:style style:name="Table31.D2" style:family="table-cell">
      <style:table-cell-properties fo:padding="0.0382in" fo:border-left="0.05pt solid #000000" fo:border-right="0.05pt solid #000000" fo:border-top="none" fo:border-bottom="0.05pt solid #000000"/>
    </style:style>
    <style:style style:name="Table32" style:family="table">
      <style:table-properties style:width="6.6875in" fo:margin-top="0in" fo:margin-bottom="0.2in" table:align="left" fo:background-color="transparent" style:may-break-between-rows="false">
        <style:background-image/>
      </style:table-properties>
    </style:style>
    <style:style style:name="Table32.A" style:family="table-column">
      <style:table-column-properties style:column-width="3in"/>
    </style:style>
    <style:style style:name="Table32.B" style:family="table-column">
      <style:table-column-properties style:column-width="1.375in"/>
    </style:style>
    <style:style style:name="Table32.C" style:family="table-column">
      <style:table-column-properties style:column-width="0.75in"/>
    </style:style>
    <style:style style:name="Table32.D" style:family="table-column">
      <style:table-column-properties style:column-width="1.5625in"/>
    </style:style>
    <style:style style:name="Table32.1" style:family="table-row">
      <style:table-row-properties fo:background-color="#dddddd">
        <style:background-image/>
      </style:table-row-properties>
    </style:style>
    <style:style style:name="Table3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32.B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left="0.05pt solid #000000" fo:border-right="none" fo:border-top="0.05pt solid #000000" fo:border-bottom="0.05pt solid #000000"/>
    </style:style>
    <style:style style:name="Table32.D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none" fo:border-top="none" fo:border-bottom="0.05pt solid #000000"/>
    </style:style>
    <style:style style:name="Table3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18bb2b"/>
    </style:style>
    <style:style style:name="P2" style:family="paragraph" style:parent-style-name="Standard">
      <style:text-properties style:font-name="FreeMono" fo:font-size="11pt" style:font-size-asian="11pt" style:font-size-complex="11pt"/>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paragraph-rsid="0018c504" style:font-size-asian="11pt" style:font-size-complex="11pt"/>
    </style:style>
    <style:style style:name="P5" style:family="paragraph" style:parent-style-name="Standard">
      <style:paragraph-properties fo:text-align="center" style:justify-single-word="false"/>
      <style:text-properties fo:font-size="11pt" style:font-size-asian="11pt" style:font-size-complex="11pt"/>
    </style:style>
    <style:style style:name="P6" style:family="paragraph" style:parent-style-name="Standard">
      <style:text-properties fo:font-size="11pt" officeooo:rsid="001e4423" officeooo:paragraph-rsid="001e4423" style:font-size-asian="11pt" style:font-size-complex="11pt"/>
    </style:style>
    <style:style style:name="P7" style:family="paragraph" style:parent-style-name="Standard">
      <style:text-properties fo:font-size="11pt" officeooo:paragraph-rsid="0025131b" style:font-size-asian="11pt" style:font-size-complex="11pt"/>
    </style:style>
    <style:style style:name="P8" style:family="paragraph" style:parent-style-name="Standard">
      <style:text-properties fo:font-size="11pt" officeooo:paragraph-rsid="0040543d" style:font-size-asian="11pt" style:font-size-complex="11pt"/>
    </style:style>
    <style:style style:name="P9" style:family="paragraph" style:parent-style-name="Standard">
      <style:text-properties fo:font-size="11pt" officeooo:paragraph-rsid="003b661a" style:font-size-asian="11pt" style:font-size-complex="11pt"/>
    </style:style>
    <style:style style:name="P10" style:family="paragraph" style:parent-style-name="Standard">
      <style:text-properties fo:font-size="11pt" officeooo:rsid="00383ee2" officeooo:paragraph-rsid="00383ee2" style:font-size-asian="11pt" style:font-size-complex="11pt"/>
    </style:style>
    <style:style style:name="P11" style:family="paragraph" style:parent-style-name="Standard">
      <style:text-properties fo:font-size="11pt" officeooo:rsid="003979b2" officeooo:paragraph-rsid="003979b2" style:font-size-asian="11pt" style:font-size-complex="11pt"/>
    </style:style>
    <style:style style:name="P12" style:family="paragraph" style:parent-style-name="Standard">
      <style:text-properties fo:font-size="11pt" officeooo:paragraph-rsid="003979b2" style:font-size-asian="11pt" style:font-size-complex="11pt"/>
    </style:style>
    <style:style style:name="P13" style:family="paragraph" style:parent-style-name="Standard">
      <style:text-properties style:font-name="Liberation Serif" fo:font-size="11pt" style:font-size-asian="11pt" style:font-size-complex="11pt"/>
    </style:style>
    <style:style style:name="P14" style:family="paragraph" style:parent-style-name="Standard">
      <style:paragraph-properties fo:margin-top="0.0201in" fo:margin-bottom="0.0201in" loext:contextual-spacing="false"/>
    </style:style>
    <style:style style:name="P15" style:family="paragraph" style:parent-style-name="Standard">
      <style:paragraph-properties fo:margin-top="0.0201in" fo:margin-bottom="0.0201in" loext:contextual-spacing="false"/>
      <style:text-properties fo:font-size="11pt" style:font-size-asian="11pt" style:font-size-complex="11pt"/>
    </style:style>
    <style:style style:name="P16" style:family="paragraph" style:parent-style-name="Standard">
      <style:paragraph-properties fo:margin-top="0.0201in" fo:margin-bottom="0.0201in" loext:contextual-spacing="false"/>
      <style:text-properties fo:font-size="11pt" officeooo:paragraph-rsid="001b6695" style:font-size-asian="11pt" style:font-size-complex="11pt"/>
    </style:style>
    <style:style style:name="P17" style:family="paragraph" style:parent-style-name="Standard">
      <style:paragraph-properties fo:margin-top="0.0201in" fo:margin-bottom="0.0201in" loext:contextual-spacing="false"/>
      <style:text-properties fo:font-size="11pt" officeooo:rsid="0018bb2b" officeooo:paragraph-rsid="0018bb2b" style:font-size-asian="11pt" style:font-size-complex="11pt"/>
    </style:style>
    <style:style style:name="P18" style:family="paragraph" style:parent-style-name="Standard">
      <style:paragraph-properties fo:margin-top="0.0201in" fo:margin-bottom="0.0201in" loext:contextual-spacing="false"/>
      <style:text-properties fo:font-size="11pt" officeooo:paragraph-rsid="0018bb2b" style:font-size-asian="11pt" style:font-size-complex="11pt"/>
    </style:style>
    <style:style style:name="P19" style:family="paragraph" style:parent-style-name="Standard">
      <style:paragraph-properties fo:margin-top="0.0201in" fo:margin-bottom="0.0201in" loext:contextual-spacing="false" fo:text-align="end" style:justify-single-word="false"/>
      <style:text-properties fo:font-size="11pt" style:font-size-asian="11pt" style:font-size-complex="11pt"/>
    </style:style>
    <style:style style:name="P20" style:family="paragraph" style:parent-style-name="Standard">
      <style:paragraph-properties fo:margin-top="0.0201in" fo:margin-bottom="0.0201in" loext:contextual-spacing="false"/>
      <style:text-properties fo:font-size="11pt" officeooo:paragraph-rsid="003979b2" style:font-size-asian="11pt" style:font-size-complex="11pt"/>
    </style:style>
    <style:style style:name="P21" style:family="paragraph" style:parent-style-name="Standard">
      <style:paragraph-properties fo:margin-top="0.0201in" fo:margin-bottom="0.0201in" loext:contextual-spacing="false"/>
      <style:text-properties fo:font-size="11pt" officeooo:paragraph-rsid="0040543d" style:font-size-asian="11pt" style:font-size-complex="11pt"/>
    </style:style>
    <style:style style:name="P22" style:family="paragraph" style:parent-style-name="Standard">
      <style:paragraph-properties fo:margin-top="0.0201in" fo:margin-bottom="0.0201in" loext:contextual-spacing="false"/>
      <style:text-properties fo:font-size="11pt" officeooo:paragraph-rsid="003b661a" style:font-size-asian="11pt" style:font-size-complex="11pt"/>
    </style:style>
    <style:style style:name="P23" style:family="paragraph" style:parent-style-name="Standard">
      <style:paragraph-properties fo:margin-top="0.0201in" fo:margin-bottom="0.0201in" loext:contextual-spacing="false"/>
      <style:text-properties fo:font-size="11pt" officeooo:paragraph-rsid="003c33d1" style:font-size-asian="11pt" style:font-size-complex="11pt"/>
    </style:style>
    <style:style style:name="P24" style:family="paragraph" style:parent-style-name="Standard">
      <style:paragraph-properties fo:margin-top="0.0201in" fo:margin-bottom="0.0201in" loext:contextual-spacing="false"/>
      <style:text-properties fo:font-size="11pt" officeooo:rsid="004229a9" officeooo:paragraph-rsid="004229a9" style:font-size-asian="11pt" style:font-size-complex="11pt"/>
    </style:style>
    <style:style style:name="P25" style:family="paragraph" style:parent-style-name="Standard">
      <style:paragraph-properties fo:margin-top="0.0201in" fo:margin-bottom="0.0201in" loext:contextual-spacing="false"/>
      <style:text-properties fo:font-size="11pt" officeooo:paragraph-rsid="004229a9" style:font-size-asian="11pt" style:font-size-complex="11pt"/>
    </style:style>
    <style:style style:name="P26" style:family="paragraph" style:parent-style-name="Standard">
      <style:paragraph-properties fo:margin-top="0.0201in" fo:margin-bottom="0.0201in" loext:contextual-spacing="false"/>
      <style:text-properties fo:font-size="11pt" officeooo:paragraph-rsid="0033a15e" style:font-size-asian="11pt" style:font-size-complex="11pt"/>
    </style:style>
    <style:style style:name="P27" style:family="paragraph" style:parent-style-name="Standard">
      <style:paragraph-properties fo:margin-top="0.0201in" fo:margin-bottom="0.0201in" loext:contextual-spacing="false"/>
      <style:text-properties fo:font-size="11pt" officeooo:paragraph-rsid="00346a32" style:font-size-asian="11pt" style:font-size-complex="11pt"/>
    </style:style>
    <style:style style:name="P28" style:family="paragraph" style:parent-style-name="Standard">
      <style:paragraph-properties fo:margin-top="0.0201in" fo:margin-bottom="0.0201in" loext:contextual-spacing="false"/>
      <style:text-properties fo:font-size="11pt" officeooo:rsid="0033a15e" officeooo:paragraph-rsid="0033a15e" style:font-size-asian="11pt" style:font-size-complex="11pt"/>
    </style:style>
    <style:style style:name="P29" style:family="paragraph" style:parent-style-name="Standard">
      <style:paragraph-properties fo:margin-top="0.0201in" fo:margin-bottom="0.0201in" loext:contextual-spacing="false"/>
      <style:text-properties fo:font-size="11pt" officeooo:rsid="006ae572" officeooo:paragraph-rsid="006ae572" style:font-size-asian="11pt" style:font-size-complex="11pt"/>
    </style:style>
    <style:style style:name="P30"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31" style:family="paragraph" style:parent-style-name="Standard">
      <style:paragraph-properties fo:margin-top="0.0201in" fo:margin-bottom="0.0201in" loext:contextual-spacing="false"/>
      <style:text-properties style:font-name="FreeMono" fo:font-size="11pt" style:font-size-asian="11pt" style:font-size-complex="11pt"/>
    </style:style>
    <style:style style:name="P32" style:family="paragraph" style:parent-style-name="Standard">
      <style:paragraph-properties fo:margin-top="0.0201in" fo:margin-bottom="0.0201in" loext:contextual-spacing="false"/>
      <style:text-properties style:font-name="FreeMono" fo:font-size="11pt" officeooo:paragraph-rsid="002a7c1a" style:font-size-asian="11pt" style:font-size-complex="11pt"/>
    </style:style>
    <style:style style:name="P33" style:family="paragraph" style:parent-style-name="Standard">
      <style:paragraph-properties fo:margin-top="0.0201in" fo:margin-bottom="0.0201in" loext:contextual-spacing="false"/>
      <style:text-properties style:font-name="FreeMono" fo:font-size="11pt" officeooo:rsid="0033a15e" officeooo:paragraph-rsid="0033a15e" style:font-size-asian="11pt" style:font-size-complex="11pt"/>
    </style:style>
    <style:style style:name="P34" style:family="paragraph" style:parent-style-name="Standard">
      <style:paragraph-properties fo:margin-top="0.0201in" fo:margin-bottom="0.0201in" loext:contextual-spacing="false"/>
      <style:text-properties style:font-name="FreeMono" fo:font-size="11pt" officeooo:rsid="0033a15e" officeooo:paragraph-rsid="00383ee2" style:font-size-asian="11pt" style:font-size-complex="11pt"/>
    </style:style>
    <style:style style:name="P35" style:family="paragraph" style:parent-style-name="Standard">
      <style:paragraph-properties fo:margin-top="0.0201in" fo:margin-bottom="0.0201in" loext:contextual-spacing="false"/>
      <style:text-properties style:font-name="FreeMono" fo:font-size="11pt" officeooo:rsid="0033a15e" officeooo:paragraph-rsid="003979b2" style:font-size-asian="11pt" style:font-size-complex="11pt"/>
    </style:style>
    <style:style style:name="P36" style:family="paragraph" style:parent-style-name="Standard">
      <style:paragraph-properties fo:margin-top="0.0201in" fo:margin-bottom="0.0201in" loext:contextual-spacing="false"/>
      <style:text-properties style:font-name="FreeMono" fo:font-size="11pt" officeooo:rsid="0033a15e" officeooo:paragraph-rsid="006ae572" style:font-size-asian="11pt" style:font-size-complex="11pt"/>
    </style:style>
    <style:style style:name="P37" style:family="paragraph" style:parent-style-name="Standard">
      <style:paragraph-properties fo:margin-top="0.0201in" fo:margin-bottom="0.0201in" loext:contextual-spacing="false"/>
      <style:text-properties style:font-name="FreeMono" fo:font-size="11pt" officeooo:rsid="0033a15e" officeooo:paragraph-rsid="0090e4a6" style:font-size-asian="11pt" style:font-size-complex="11pt"/>
    </style:style>
    <style:style style:name="P38" style:family="paragraph" style:parent-style-name="Standard">
      <style:paragraph-properties fo:margin-top="0.0201in" fo:margin-bottom="0.0201in" loext:contextual-spacing="false"/>
      <style:text-properties style:font-name="FreeMono" fo:font-size="11pt" officeooo:rsid="0033a15e" officeooo:paragraph-rsid="003fb274" style:font-size-asian="11pt" style:font-size-complex="11pt"/>
    </style:style>
    <style:style style:name="P39" style:family="paragraph" style:parent-style-name="Standard">
      <style:paragraph-properties fo:margin-top="0.0201in" fo:margin-bottom="0.0201in" loext:contextual-spacing="false"/>
      <style:text-properties style:font-name="FreeMono" fo:font-size="11pt" officeooo:rsid="00346a32" officeooo:paragraph-rsid="00346a32" style:font-size-asian="11pt" style:font-size-complex="11pt"/>
    </style:style>
    <style:style style:name="P40" style:family="paragraph" style:parent-style-name="Standard">
      <style:paragraph-properties fo:margin-top="0.0201in" fo:margin-bottom="0.0201in" loext:contextual-spacing="false"/>
      <style:text-properties style:font-name="FreeMono" fo:font-size="11pt" officeooo:rsid="003c33d1" officeooo:paragraph-rsid="003d9111" style:font-size-asian="11pt" style:font-size-complex="11pt"/>
    </style:style>
    <style:style style:name="P41" style:family="paragraph" style:parent-style-name="Standard">
      <style:paragraph-properties fo:margin-top="0.0201in" fo:margin-bottom="0.0201in" loext:contextual-spacing="false"/>
      <style:text-properties style:font-name="FreeMono" fo:font-size="11pt" officeooo:rsid="005ca6d3" officeooo:paragraph-rsid="003d9111" style:font-size-asian="11pt" style:font-size-complex="11pt"/>
    </style:style>
    <style:style style:name="P42" style:family="paragraph" style:parent-style-name="Standard">
      <style:paragraph-properties fo:margin-top="0.0201in" fo:margin-bottom="0.0201in" loext:contextual-spacing="false"/>
      <style:text-properties style:font-name="FreeMono" fo:font-size="11pt" officeooo:rsid="006ae572" officeooo:paragraph-rsid="006ae572" style:font-size-asian="11pt" style:font-size-complex="11pt"/>
    </style:style>
    <style:style style:name="P43" style:family="paragraph" style:parent-style-name="Standard">
      <style:paragraph-properties fo:margin-top="0.0201in" fo:margin-bottom="0.0201in" loext:contextual-spacing="false"/>
      <style:text-properties style:font-name="FreeMono" fo:font-size="11pt" officeooo:rsid="006ae572" officeooo:paragraph-rsid="0090e4a6" style:font-size-asian="11pt" style:font-size-complex="11pt"/>
    </style:style>
    <style:style style:name="P44" style:family="paragraph" style:parent-style-name="Standard">
      <style:paragraph-properties fo:margin-top="0.0201in" fo:margin-bottom="0.0201in" loext:contextual-spacing="false"/>
      <style:text-properties style:font-name="FreeMono" fo:font-size="11pt" officeooo:rsid="006be827" officeooo:paragraph-rsid="006be827" style:font-size-asian="11pt" style:font-size-complex="11pt"/>
    </style:style>
    <style:style style:name="P45" style:family="paragraph" style:parent-style-name="Standard">
      <style:paragraph-properties fo:margin-top="0.0201in" fo:margin-bottom="0.0201in" loext:contextual-spacing="false"/>
      <style:text-properties style:font-name="FreeMono" fo:font-size="11pt" officeooo:rsid="0050ae82" officeooo:paragraph-rsid="0090e4a6" style:font-size-asian="11pt" style:font-size-complex="11pt"/>
    </style:style>
    <style:style style:name="P46" style:family="paragraph" style:parent-style-name="Standard">
      <style:paragraph-properties fo:margin-top="0.0201in" fo:margin-bottom="0.0201in" loext:contextual-spacing="false"/>
      <style:text-properties style:font-name="FreeMono" fo:font-size="11pt" officeooo:rsid="0050ae82" officeooo:paragraph-rsid="00bb96df" style:font-size-asian="11pt" style:font-size-complex="11pt"/>
    </style:style>
    <style:style style:name="P47" style:family="paragraph" style:parent-style-name="Standard">
      <style:paragraph-properties fo:margin-top="0.0201in" fo:margin-bottom="0.0201in" loext:contextual-spacing="false"/>
      <style:text-properties officeooo:paragraph-rsid="002fec62"/>
    </style:style>
    <style:style style:name="P48" style:family="paragraph" style:parent-style-name="Standard">
      <style:paragraph-properties fo:margin-top="0.0201in" fo:margin-bottom="0.0201in" loext:contextual-spacing="false"/>
      <style:text-properties officeooo:paragraph-rsid="006ae572"/>
    </style:style>
    <style:style style:name="P49" style:family="paragraph" style:parent-style-name="Standard">
      <style:paragraph-properties fo:margin-top="0.0201in" fo:margin-bottom="0.0201in" loext:contextual-spacing="false"/>
      <style:text-properties officeooo:paragraph-rsid="0090e4a6"/>
    </style:style>
    <style:style style:name="P50" style:family="paragraph" style:parent-style-name="Standard">
      <style:paragraph-properties fo:margin-top="0.0201in" fo:margin-bottom="0.0201in" loext:contextual-spacing="false"/>
      <style:text-properties officeooo:paragraph-rsid="00c4d26b"/>
    </style:style>
    <style:style style:name="P51" style:family="paragraph" style:parent-style-name="Standard">
      <style:paragraph-properties fo:margin-top="0.0201in" fo:margin-bottom="0.0201in" loext:contextual-spacing="false"/>
      <style:text-properties officeooo:rsid="0050ae82" officeooo:paragraph-rsid="0090e4a6"/>
    </style:style>
    <style:style style:name="P52" style:family="paragraph" style:parent-style-name="Standard">
      <style:paragraph-properties fo:margin-top="0.0201in" fo:margin-bottom="0.0201in" loext:contextual-spacing="false"/>
      <style:text-properties officeooo:paragraph-rsid="00d22833"/>
    </style:style>
    <style:style style:name="P53" style:family="paragraph" style:parent-style-name="Standard">
      <style:paragraph-properties fo:margin-left="0in" fo:margin-right="0in" fo:text-align="end" style:justify-single-word="false" fo:text-indent="0in" style:auto-text-indent="false"/>
      <style:text-properties fo:font-size="11pt" style:font-size-asian="11pt" style:font-size-complex="11pt"/>
    </style:style>
    <style:style style:name="P54" style:family="paragraph" style:parent-style-name="Table_20_Contents">
      <style:paragraph-properties fo:margin-left="0in" fo:margin-right="0in" fo:text-align="end" style:justify-single-word="false" fo:text-indent="0in" style:auto-text-indent="false"/>
      <style:text-properties fo:font-size="11pt" officeooo:rsid="001e4423" officeooo:paragraph-rsid="001e4423" style:font-size-asian="11pt" style:font-size-complex="11pt"/>
    </style:style>
    <style:style style:name="P55" style:family="paragraph" style:parent-style-name="Subtitle">
      <style:text-properties officeooo:paragraph-rsid="0018bb2b"/>
    </style:style>
    <style:style style:name="P56" style:family="paragraph" style:parent-style-name="Table_20_Contents">
      <style:text-properties officeooo:rsid="0018bb2b" officeooo:paragraph-rsid="0018bb2b"/>
    </style:style>
    <style:style style:name="P57" style:family="paragraph" style:parent-style-name="Table_20_Contents">
      <style:paragraph-properties fo:text-align="center" style:justify-single-word="false"/>
      <style:text-properties officeooo:rsid="0018bb2b" officeooo:paragraph-rsid="0018bb2b"/>
    </style:style>
    <style:style style:name="P58" style:family="paragraph" style:parent-style-name="Table_20_Contents">
      <style:text-properties fo:font-size="11pt" style:font-size-asian="11pt" style:font-size-complex="11pt"/>
    </style:style>
    <style:style style:name="P59" style:family="paragraph" style:parent-style-name="Table_20_Contents">
      <style:text-properties fo:font-size="11pt" officeooo:rsid="0019813b" officeooo:paragraph-rsid="0019813b" style:font-size-asian="11pt" style:font-size-complex="11pt"/>
    </style:style>
    <style:style style:name="P60" style:family="paragraph" style:parent-style-name="Table_20_Contents">
      <style:text-properties fo:font-size="11pt" officeooo:rsid="001b6695" officeooo:paragraph-rsid="001b6695" style:font-size-asian="11pt" style:font-size-complex="11pt"/>
    </style:style>
    <style:style style:name="P61" style:family="paragraph" style:parent-style-name="Table_20_Contents">
      <style:paragraph-properties fo:text-align="end" style:justify-single-word="false"/>
      <style:text-properties fo:font-size="11pt" officeooo:rsid="001b6695" officeooo:paragraph-rsid="001b6695" style:font-size-asian="11pt" style:font-size-complex="11pt"/>
    </style:style>
    <style:style style:name="P62" style:family="paragraph" style:parent-style-name="Table_20_Contents">
      <style:text-properties fo:font-size="11pt" officeooo:rsid="0018bb2b" officeooo:paragraph-rsid="0018bb2b" style:font-size-asian="11pt" style:font-size-complex="11pt"/>
    </style:style>
    <style:style style:name="P63" style:family="paragraph" style:parent-style-name="Table_20_Contents">
      <style:paragraph-properties fo:text-align="center" style:justify-single-word="false"/>
      <style:text-properties fo:font-size="11pt" officeooo:rsid="0018bb2b" officeooo:paragraph-rsid="0018bb2b" style:font-size-asian="11pt" style:font-size-complex="11pt"/>
    </style:style>
    <style:style style:name="P64" style:family="paragraph" style:parent-style-name="Table_20_Contents">
      <style:text-properties fo:font-size="11pt" officeooo:rsid="001cb7e2" officeooo:paragraph-rsid="001cb7e2" style:font-size-asian="11pt" style:font-size-complex="11pt"/>
    </style:style>
    <style:style style:name="P65" style:family="paragraph" style:parent-style-name="Table_20_Contents">
      <style:paragraph-properties fo:text-align="end" style:justify-single-word="false"/>
      <style:text-properties fo:font-size="11pt" officeooo:rsid="001cb7e2" officeooo:paragraph-rsid="001cb7e2" style:font-size-asian="11pt" style:font-size-complex="11pt"/>
    </style:style>
    <style:style style:name="P66" style:family="paragraph" style:parent-style-name="Table_20_Contents">
      <style:text-properties fo:font-size="11pt" officeooo:rsid="001e4423" officeooo:paragraph-rsid="001e4423" style:font-size-asian="11pt" style:font-size-complex="11pt"/>
    </style:style>
    <style:style style:name="P67" style:family="paragraph" style:parent-style-name="Table_20_Contents">
      <style:paragraph-properties fo:text-align="end" style:justify-single-word="false"/>
      <style:text-properties fo:font-size="11pt" officeooo:rsid="001e4423" officeooo:paragraph-rsid="001e4423" style:font-size-asian="11pt" style:font-size-complex="11pt"/>
    </style:style>
    <style:style style:name="P68" style:family="paragraph" style:parent-style-name="Table_20_Contents">
      <style:text-properties fo:font-size="11pt" officeooo:rsid="001f64ad" officeooo:paragraph-rsid="001f64ad" style:font-size-asian="11pt" style:font-size-complex="11pt"/>
    </style:style>
    <style:style style:name="P69" style:family="paragraph" style:parent-style-name="Table_20_Contents">
      <style:paragraph-properties fo:text-align="end" style:justify-single-word="false"/>
      <style:text-properties fo:font-size="11pt" officeooo:rsid="001f64ad" officeooo:paragraph-rsid="001f64ad" style:font-size-asian="11pt" style:font-size-complex="11pt"/>
    </style:style>
    <style:style style:name="P70" style:family="paragraph" style:parent-style-name="Table_20_Contents">
      <style:text-properties fo:font-size="11pt" officeooo:rsid="0022696f" officeooo:paragraph-rsid="0022696f" style:font-size-asian="11pt" style:font-size-complex="11pt"/>
    </style:style>
    <style:style style:name="P71" style:family="paragraph" style:parent-style-name="Table_20_Contents">
      <style:paragraph-properties fo:text-align="end" style:justify-single-word="false"/>
      <style:text-properties fo:font-size="11pt" officeooo:rsid="0022696f" officeooo:paragraph-rsid="0022696f" style:font-size-asian="11pt" style:font-size-complex="11pt"/>
    </style:style>
    <style:style style:name="P72" style:family="paragraph" style:parent-style-name="Table_20_Contents">
      <style:text-properties fo:font-size="11pt" officeooo:rsid="00227ba1" officeooo:paragraph-rsid="00227ba1" style:font-size-asian="11pt" style:font-size-complex="11pt"/>
    </style:style>
    <style:style style:name="P73" style:family="paragraph" style:parent-style-name="Table_20_Contents">
      <style:paragraph-properties fo:text-align="end" style:justify-single-word="false"/>
      <style:text-properties fo:font-size="11pt" officeooo:rsid="00227ba1" officeooo:paragraph-rsid="00227ba1" style:font-size-asian="11pt" style:font-size-complex="11pt"/>
    </style:style>
    <style:style style:name="P74" style:family="paragraph" style:parent-style-name="Table_20_Contents">
      <style:text-properties fo:font-size="11pt" officeooo:rsid="0024f098" officeooo:paragraph-rsid="0024f098" style:font-size-asian="11pt" style:font-size-complex="11pt"/>
    </style:style>
    <style:style style:name="P75" style:family="paragraph" style:parent-style-name="Table_20_Contents">
      <style:paragraph-properties fo:text-align="end" style:justify-single-word="false"/>
      <style:text-properties fo:font-size="11pt" officeooo:rsid="0024f098" officeooo:paragraph-rsid="0024f098" style:font-size-asian="11pt" style:font-size-complex="11pt"/>
    </style:style>
    <style:style style:name="P76" style:family="paragraph" style:parent-style-name="Table_20_Contents">
      <style:paragraph-properties fo:text-align="end" style:justify-single-word="false"/>
      <style:text-properties fo:font-size="11pt" officeooo:rsid="00318aaa" officeooo:paragraph-rsid="00318aaa" style:font-size-asian="11pt" style:font-size-complex="11pt"/>
    </style:style>
    <style:style style:name="P77" style:family="paragraph" style:parent-style-name="Table_20_Contents">
      <style:text-properties fo:font-size="11pt" officeooo:rsid="0032c179" officeooo:paragraph-rsid="0032c179" style:font-size-asian="11pt" style:font-size-complex="11pt"/>
    </style:style>
    <style:style style:name="P78" style:family="paragraph" style:parent-style-name="Table_20_Contents">
      <style:paragraph-properties fo:text-align="center" style:justify-single-word="false"/>
      <style:text-properties fo:font-size="11pt" officeooo:rsid="0032c179" officeooo:paragraph-rsid="0032c179" style:font-size-asian="11pt" style:font-size-complex="11pt"/>
    </style:style>
    <style:style style:name="P79" style:family="paragraph" style:parent-style-name="Table_20_Contents">
      <style:text-properties fo:font-size="11pt" officeooo:rsid="004313c0" officeooo:paragraph-rsid="004313c0" style:font-size-asian="11pt" style:font-size-complex="11pt"/>
    </style:style>
    <style:style style:name="P80" style:family="paragraph" style:parent-style-name="Table_20_Contents">
      <style:text-properties fo:font-size="11pt" officeooo:rsid="004313c0" officeooo:paragraph-rsid="0044fda8" style:font-size-asian="11pt" style:font-size-complex="11pt"/>
    </style:style>
    <style:style style:name="P81" style:family="paragraph" style:parent-style-name="Table_20_Contents">
      <style:paragraph-properties fo:text-align="center" style:justify-single-word="false"/>
      <style:text-properties fo:font-size="11pt" officeooo:rsid="0080de28" officeooo:paragraph-rsid="0080de28" style:font-size-asian="11pt" style:font-size-complex="11pt"/>
    </style:style>
    <style:style style:name="P82" style:family="paragraph" style:parent-style-name="Table_20_Contents">
      <style:text-properties fo:font-size="11pt" officeooo:rsid="0080de28" officeooo:paragraph-rsid="0080de28" style:font-size-asian="11pt" style:font-size-complex="11pt"/>
    </style:style>
    <style:style style:name="P83" style:family="paragraph" style:parent-style-name="Table_20_Contents">
      <style:paragraph-properties fo:text-align="center" style:justify-single-word="false"/>
      <style:text-properties fo:font-size="11pt" officeooo:paragraph-rsid="00bb96df" style:font-size-asian="11pt" style:font-size-complex="11pt"/>
    </style:style>
    <style:style style:name="P84" style:family="paragraph" style:parent-style-name="Table_20_Contents">
      <style:paragraph-properties fo:text-align="center" style:justify-single-word="false"/>
      <style:text-properties fo:font-size="11pt" officeooo:paragraph-rsid="00b5e873" style:font-size-asian="11pt" style:font-size-complex="11pt"/>
    </style:style>
    <style:style style:name="P85" style:family="paragraph" style:parent-style-name="Table_20_Contents">
      <style:paragraph-properties fo:text-align="center" style:justify-single-word="false"/>
      <style:text-properties fo:font-size="11pt" officeooo:paragraph-rsid="00b67686" style:font-size-asian="11pt" style:font-size-complex="11pt"/>
    </style:style>
    <style:style style:name="P86" style:family="paragraph" style:parent-style-name="Table_20_Contents">
      <style:paragraph-properties fo:text-align="center" style:justify-single-word="false"/>
      <style:text-properties fo:font-size="11pt" officeooo:paragraph-rsid="00d3b8b8" style:font-size-asian="11pt" style:font-size-complex="11pt"/>
    </style:style>
    <style:style style:name="P87" style:family="paragraph" style:parent-style-name="Table_20_Contents">
      <style:paragraph-properties fo:text-align="center" style:justify-single-word="false"/>
      <style:text-properties fo:font-size="11pt" officeooo:paragraph-rsid="00d98b33" style:font-size-asian="11pt" style:font-size-complex="11pt"/>
    </style:style>
    <style:style style:name="P88" style:family="paragraph" style:parent-style-name="Table_20_Contents">
      <style:paragraph-properties fo:text-align="start" style:justify-single-word="false"/>
      <style:text-properties fo:font-size="11pt" officeooo:paragraph-rsid="00bb96df" style:font-size-asian="11pt" style:font-size-complex="11pt"/>
    </style:style>
    <style:style style:name="P89" style:family="paragraph" style:parent-style-name="Table_20_Contents">
      <style:paragraph-properties fo:text-align="start" style:justify-single-word="false"/>
      <style:text-properties fo:font-size="11pt" officeooo:paragraph-rsid="00b5e873" style:font-size-asian="11pt" style:font-size-complex="11pt"/>
    </style:style>
    <style:style style:name="P90" style:family="paragraph" style:parent-style-name="Table_20_Contents">
      <style:paragraph-properties fo:text-align="start" style:justify-single-word="false"/>
      <style:text-properties fo:font-size="11pt" officeooo:paragraph-rsid="00d3b8b8" style:font-size-asian="11pt" style:font-size-complex="11pt"/>
    </style:style>
    <style:style style:name="P91" style:family="paragraph" style:parent-style-name="Table_20_Contents">
      <style:paragraph-properties fo:text-align="start" style:justify-single-word="false"/>
      <style:text-properties fo:font-size="11pt" officeooo:paragraph-rsid="00d98b33" style:font-size-asian="11pt" style:font-size-complex="11pt"/>
    </style:style>
    <style:style style:name="P92" style:family="paragraph" style:parent-style-name="Table_20_Contents">
      <style:paragraph-properties fo:text-align="center" style:justify-single-word="false"/>
      <style:text-properties fo:font-size="11pt" officeooo:rsid="00b24781" officeooo:paragraph-rsid="00b5e873" style:font-size-asian="11pt" style:font-size-complex="11pt"/>
    </style:style>
    <style:style style:name="P93" style:family="paragraph" style:parent-style-name="Table_20_Contents">
      <style:paragraph-properties fo:text-align="center" style:justify-single-word="false"/>
      <style:text-properties fo:font-size="11pt" officeooo:rsid="00b24781" officeooo:paragraph-rsid="00b67686" style:font-size-asian="11pt" style:font-size-complex="11pt"/>
    </style:style>
    <style:style style:name="P94" style:family="paragraph" style:parent-style-name="Table_20_Contents">
      <style:paragraph-properties fo:text-align="center" style:justify-single-word="false"/>
      <style:text-properties fo:font-size="11pt" officeooo:rsid="00b24781" officeooo:paragraph-rsid="00d3b8b8" style:font-size-asian="11pt" style:font-size-complex="11pt"/>
    </style:style>
    <style:style style:name="P95" style:family="paragraph" style:parent-style-name="Table_20_Contents">
      <style:paragraph-properties fo:text-align="center" style:justify-single-word="false"/>
      <style:text-properties fo:font-size="11pt" officeooo:rsid="00b24781" officeooo:paragraph-rsid="00d98b33" style:font-size-asian="11pt" style:font-size-complex="11pt"/>
    </style:style>
    <style:style style:name="P96" style:family="paragraph" style:parent-style-name="Table_20_Contents">
      <style:paragraph-properties fo:text-align="center" style:justify-single-word="false"/>
      <style:text-properties fo:font-size="11pt" officeooo:rsid="009a8f7d" officeooo:paragraph-rsid="009a8f7d" style:font-size-asian="11pt" style:font-size-complex="11pt"/>
    </style:style>
    <style:style style:name="P97" style:family="paragraph" style:parent-style-name="Table_20_Contents">
      <style:paragraph-properties fo:text-align="center" style:justify-single-word="false"/>
      <style:text-properties fo:font-size="11pt" officeooo:rsid="00a518f4" officeooo:paragraph-rsid="00a518f4" style:font-size-asian="11pt" style:font-size-complex="11pt"/>
    </style:style>
    <style:style style:name="P98" style:family="paragraph" style:parent-style-name="Table_20_Contents">
      <style:paragraph-properties fo:text-align="center" style:justify-single-word="false"/>
      <style:text-properties fo:font-size="11pt" officeooo:rsid="00bd9009" officeooo:paragraph-rsid="00bd9009" style:font-size-asian="11pt" style:font-size-complex="11pt"/>
    </style:style>
    <style:style style:name="P99" style:family="paragraph" style:parent-style-name="Table_20_Contents">
      <style:paragraph-properties fo:text-align="center" style:justify-single-word="false"/>
      <style:text-properties fo:font-size="11pt" officeooo:rsid="00d3b8b8" officeooo:paragraph-rsid="00d3b8b8" style:font-size-asian="11pt" style:font-size-complex="11pt"/>
    </style:style>
    <style:style style:name="P100" style:family="paragraph" style:parent-style-name="Table_20_Contents">
      <style:paragraph-properties fo:text-align="center" style:justify-single-word="false"/>
      <style:text-properties fo:font-size="11pt" officeooo:rsid="00d3b8b8" officeooo:paragraph-rsid="00d98b33" style:font-size-asian="11pt" style:font-size-complex="11pt"/>
    </style:style>
    <style:style style:name="P101" style:family="paragraph" style:parent-style-name="Table_20_Contents">
      <style:paragraph-properties fo:text-align="start" style:justify-single-word="false"/>
      <style:text-properties fo:font-size="11pt" officeooo:rsid="00d3b8b8" officeooo:paragraph-rsid="00d3b8b8" style:font-size-asian="11pt" style:font-size-complex="11pt"/>
    </style:style>
    <style:style style:name="P102" style:family="paragraph" style:parent-style-name="Table_20_Contents">
      <style:paragraph-properties fo:text-align="center" style:justify-single-word="false"/>
      <style:text-properties fo:font-size="11pt" officeooo:rsid="009bf389" officeooo:paragraph-rsid="009bf389" style:font-size-asian="9.60000038146973pt" style:font-size-complex="11pt"/>
    </style:style>
    <style:style style:name="P103" style:family="paragraph" style:parent-style-name="Table_20_Contents">
      <style:paragraph-properties fo:text-align="center" style:justify-single-word="false"/>
      <style:text-properties fo:font-size="11pt" officeooo:rsid="00a17a0f" officeooo:paragraph-rsid="00a17a0f" style:font-size-asian="9.60000038146973pt" style:font-size-complex="11pt"/>
    </style:style>
    <style:style style:name="P104" style:family="paragraph" style:parent-style-name="Table_20_Contents">
      <style:text-properties fo:font-size="11pt" officeooo:rsid="00a66240" officeooo:paragraph-rsid="00a66240" style:font-size-asian="9.60000038146973pt" style:font-size-complex="11pt"/>
    </style:style>
    <style:style style:name="P105" style:family="paragraph" style:parent-style-name="Table_20_Contents">
      <style:paragraph-properties fo:text-align="center" style:justify-single-word="false"/>
      <style:text-properties fo:font-size="11pt" officeooo:rsid="00a66240" officeooo:paragraph-rsid="00a66240" style:font-size-asian="9.60000038146973pt" style:font-size-complex="11pt"/>
    </style:style>
    <style:style style:name="P106" style:family="paragraph" style:parent-style-name="Table_20_Contents">
      <style:paragraph-properties fo:text-align="center" style:justify-single-word="false"/>
      <style:text-properties fo:font-size="11pt" officeooo:rsid="00a66240" officeooo:paragraph-rsid="00a7c8e7" style:font-size-asian="9.60000038146973pt" style:font-size-complex="11pt"/>
    </style:style>
    <style:style style:name="P107" style:family="paragraph" style:parent-style-name="Table_20_Contents">
      <style:paragraph-properties fo:text-align="center" style:justify-single-word="false"/>
      <style:text-properties fo:font-size="11pt" officeooo:rsid="00a66240" officeooo:paragraph-rsid="00a98dd9" style:font-size-asian="9.60000038146973pt" style:font-size-complex="11pt"/>
    </style:style>
    <style:style style:name="P108" style:family="paragraph" style:parent-style-name="Table_20_Contents">
      <style:paragraph-properties fo:text-align="start" style:justify-single-word="false"/>
      <style:text-properties fo:font-size="11pt" officeooo:rsid="00a66240" officeooo:paragraph-rsid="00a66240" style:font-size-asian="9.60000038146973pt" style:font-size-complex="11pt"/>
    </style:style>
    <style:style style:name="P109" style:family="paragraph" style:parent-style-name="Table_20_Contents">
      <style:paragraph-properties fo:text-align="center" style:justify-single-word="false"/>
      <style:text-properties fo:font-size="11pt" officeooo:rsid="00a7c8e7" officeooo:paragraph-rsid="00a7c8e7" style:font-size-asian="9.60000038146973pt" style:font-size-complex="11pt"/>
    </style:style>
    <style:style style:name="P110" style:family="paragraph" style:parent-style-name="Table_20_Contents">
      <style:paragraph-properties fo:text-align="start" style:justify-single-word="false"/>
      <style:text-properties fo:font-size="11pt" officeooo:rsid="00a7c8e7" officeooo:paragraph-rsid="00a7c8e7" style:font-size-asian="9.60000038146973pt" style:font-size-complex="11pt"/>
    </style:style>
    <style:style style:name="P111" style:family="paragraph" style:parent-style-name="Table_20_Contents">
      <style:paragraph-properties fo:text-align="center" style:justify-single-word="false"/>
      <style:text-properties fo:font-size="11pt" officeooo:rsid="00a98dd9" officeooo:paragraph-rsid="00a98dd9" style:font-size-asian="9.60000038146973pt" style:font-size-complex="11pt"/>
    </style:style>
    <style:style style:name="P112" style:family="paragraph" style:parent-style-name="Table_20_Contents">
      <style:paragraph-properties fo:text-align="center" style:justify-single-word="false"/>
      <style:text-properties fo:font-size="11pt" officeooo:rsid="00b24781" officeooo:paragraph-rsid="00bb96df" style:font-size-asian="9.60000038146973pt" style:font-size-complex="11pt"/>
    </style:style>
    <style:style style:name="P113" style:family="paragraph" style:parent-style-name="Table_20_Contents">
      <style:text-properties officeooo:rsid="00227ba1" officeooo:paragraph-rsid="00227ba1"/>
    </style:style>
    <style:style style:name="P114" style:family="paragraph" style:parent-style-name="Table_20_Contents">
      <style:paragraph-properties fo:text-align="end" style:justify-single-word="false"/>
      <style:text-properties officeooo:rsid="00227ba1" officeooo:paragraph-rsid="00227ba1"/>
    </style:style>
    <style:style style:name="P115" style:family="paragraph" style:parent-style-name="Table_20_Contents">
      <style:text-properties officeooo:rsid="0025131b" officeooo:paragraph-rsid="0025131b"/>
    </style:style>
    <style:style style:name="P116" style:family="paragraph" style:parent-style-name="Table_20_Contents">
      <style:text-properties officeooo:paragraph-rsid="00227ba1"/>
    </style:style>
    <style:style style:name="P117" style:family="paragraph" style:parent-style-name="Table_20_Contents">
      <style:text-properties officeooo:paragraph-rsid="0022696f"/>
    </style:style>
    <style:style style:name="P118" style:family="paragraph" style:parent-style-name="Table_20_Contents">
      <style:paragraph-properties fo:text-align="start" style:justify-single-word="false"/>
      <style:text-properties officeooo:paragraph-rsid="00a7c8e7"/>
    </style:style>
    <style:style style:name="P119" style:family="paragraph" style:parent-style-name="Table_20_Contents">
      <style:paragraph-properties fo:text-align="start" style:justify-single-word="false"/>
      <style:text-properties officeooo:paragraph-rsid="00a98dd9"/>
    </style:style>
    <style:style style:name="P120" style:family="paragraph" style:parent-style-name="Table_20_Contents">
      <style:paragraph-properties fo:text-align="start" style:justify-single-word="false"/>
      <style:text-properties officeooo:paragraph-rsid="00bb96df"/>
    </style:style>
    <style:style style:name="P121" style:family="paragraph" style:parent-style-name="Table_20_Contents">
      <style:paragraph-properties fo:text-align="start" style:justify-single-word="false"/>
      <style:text-properties officeooo:paragraph-rsid="00c4d26b"/>
    </style:style>
    <style:style style:name="P122" style:family="paragraph" style:parent-style-name="Table_20_Contents">
      <style:paragraph-properties fo:text-align="start" style:justify-single-word="false"/>
      <style:text-properties officeooo:paragraph-rsid="00d98b33"/>
    </style:style>
    <style:style style:name="P123" style:family="paragraph" style:parent-style-name="Text_20_body">
      <style:text-properties fo:font-size="11pt" officeooo:rsid="004313c0" officeooo:paragraph-rsid="004313c0" style:font-size-asian="11pt" style:font-size-complex="11pt"/>
    </style:style>
    <style:style style:name="P124" style:family="paragraph" style:parent-style-name="Text_20_body">
      <style:text-properties fo:font-size="11pt" officeooo:rsid="0065f1d7" officeooo:paragraph-rsid="0065f1d7" style:font-size-asian="11pt" style:font-size-complex="11pt"/>
    </style:style>
    <style:style style:name="P125" style:family="paragraph" style:parent-style-name="Text_20_body">
      <style:text-properties fo:font-size="11pt" officeooo:rsid="0065f1d7" officeooo:paragraph-rsid="0090e4a6" style:font-size-asian="11pt" style:font-size-complex="11pt"/>
    </style:style>
    <style:style style:name="P126" style:family="paragraph" style:parent-style-name="Text_20_body">
      <style:text-properties fo:font-size="11pt" officeooo:rsid="006817c9" officeooo:paragraph-rsid="006817c9" style:font-size-asian="11pt" style:font-size-complex="11pt"/>
    </style:style>
    <style:style style:name="P127" style:family="paragraph" style:parent-style-name="Text_20_body">
      <style:text-properties fo:font-size="11pt" officeooo:rsid="00695403" officeooo:paragraph-rsid="00695403" style:font-size-asian="11pt" style:font-size-complex="11pt"/>
    </style:style>
    <style:style style:name="P128" style:family="paragraph" style:parent-style-name="Text_20_body">
      <style:text-properties fo:font-size="11pt" officeooo:rsid="006ae572" officeooo:paragraph-rsid="006ae572" style:font-size-asian="11pt" style:font-size-complex="11pt"/>
    </style:style>
    <style:style style:name="P129" style:family="paragraph" style:parent-style-name="Text_20_body">
      <style:text-properties fo:font-size="11pt" officeooo:paragraph-rsid="0079082d" style:font-size-asian="11pt" style:font-size-complex="11pt"/>
    </style:style>
    <style:style style:name="P130" style:family="paragraph" style:parent-style-name="Text_20_body">
      <style:text-properties fo:font-size="11pt" officeooo:rsid="005e05c0" officeooo:paragraph-rsid="0079082d" style:font-size-asian="11pt" style:font-size-complex="11pt"/>
    </style:style>
    <style:style style:name="P131" style:family="paragraph" style:parent-style-name="Text_20_body">
      <style:text-properties fo:font-size="11pt" officeooo:rsid="00821483" officeooo:paragraph-rsid="00821483" style:font-size-asian="11pt" style:font-size-complex="11pt"/>
    </style:style>
    <style:style style:name="P132" style:family="paragraph" style:parent-style-name="Text_20_body">
      <style:text-properties officeooo:paragraph-rsid="0063fb08"/>
    </style:style>
    <style:style style:name="P133" style:family="paragraph" style:parent-style-name="Text_20_body">
      <style:text-properties officeooo:rsid="0064a9fc" officeooo:paragraph-rsid="0064a9fc"/>
    </style:style>
    <style:style style:name="P134" style:family="paragraph" style:parent-style-name="Text_20_body">
      <style:text-properties officeooo:paragraph-rsid="0064a9fc"/>
    </style:style>
    <style:style style:name="P135" style:family="paragraph" style:parent-style-name="Text_20_body">
      <style:text-properties officeooo:paragraph-rsid="0065f1d7"/>
    </style:style>
    <style:style style:name="P136" style:family="paragraph" style:parent-style-name="Text_20_body">
      <style:text-properties style:font-name="FreeMono" fo:font-size="11pt" officeooo:rsid="00627bba" officeooo:paragraph-rsid="0064a9fc" style:font-size-asian="11pt" style:font-size-complex="11pt"/>
    </style:style>
    <style:style style:name="P137" style:family="paragraph" style:parent-style-name="Text_20_body">
      <style:text-properties style:font-name="FreeMono" fo:font-size="11pt" officeooo:rsid="0063fb08" officeooo:paragraph-rsid="0063fb08" style:font-size-asian="11pt" style:font-size-complex="11pt"/>
    </style:style>
    <style:style style:name="P138" style:family="paragraph" style:parent-style-name="Text_20_body">
      <style:text-properties style:font-name="FreeMono" fo:font-size="11pt" officeooo:rsid="0064a9fc" officeooo:paragraph-rsid="0064a9fc" style:font-size-asian="11pt" style:font-size-complex="11pt"/>
    </style:style>
    <style:style style:name="P139" style:family="paragraph" style:parent-style-name="Text_20_body">
      <style:text-properties style:font-name="Liberation Sans" fo:font-size="11pt" officeooo:rsid="0065f1d7" officeooo:paragraph-rsid="0065f1d7" style:font-size-asian="11pt" style:font-size-complex="11pt"/>
    </style:style>
    <style:style style:name="P140" style:family="paragraph" style:parent-style-name="Text_20_body">
      <style:text-properties style:font-name="Liberation Sans" fo:font-size="11pt" officeooo:rsid="00a17a0f" officeooo:paragraph-rsid="00a98dd9" style:font-size-asian="11pt" style:font-size-complex="11pt"/>
    </style:style>
    <style:style style:name="P141" style:family="paragraph" style:parent-style-name="Text_20_body">
      <style:text-properties style:font-name="Liberation Sans" fo:font-size="11pt" officeooo:rsid="00bd9009" officeooo:paragraph-rsid="00bd9009" style:font-size-asian="11pt" style:font-size-complex="11pt"/>
    </style:style>
    <style:style style:name="P142" style:family="paragraph" style:parent-style-name="Text_20_body">
      <style:text-properties style:font-name="Liberation Sans" fo:font-size="11pt" officeooo:rsid="00bd9009" officeooo:paragraph-rsid="00bf2228" style:font-size-asian="11pt" style:font-size-complex="11pt"/>
    </style:style>
    <style:style style:name="P143" style:family="paragraph" style:parent-style-name="Text_20_body">
      <style:text-properties style:font-name="Liberation Sans" fo:font-size="11pt" officeooo:rsid="009bf389" officeooo:paragraph-rsid="009bf389" style:font-size-asian="9.60000038146973pt" style:font-size-complex="11pt"/>
    </style:style>
    <style:style style:name="P144" style:family="paragraph" style:parent-style-name="Text_20_body">
      <style:text-properties style:font-name="Liberation Sans" fo:font-size="11pt" officeooo:rsid="00a66240" officeooo:paragraph-rsid="00a66240" style:font-size-asian="9.60000038146973pt" style:font-size-complex="11pt"/>
    </style:style>
    <style:style style:name="P145" style:family="paragraph" style:parent-style-name="Text_20_body">
      <style:text-properties officeooo:paragraph-rsid="00821483"/>
    </style:style>
    <style:style style:name="P146" style:family="paragraph" style:parent-style-name="Text_20_body">
      <style:text-properties officeooo:paragraph-rsid="008fdbfc"/>
    </style:style>
    <style:style style:name="P147" style:family="paragraph" style:parent-style-name="Text_20_body">
      <style:text-properties officeooo:rsid="00a17a0f" officeooo:paragraph-rsid="00a7c8e7"/>
    </style:style>
    <style:style style:name="P148" style:family="paragraph" style:parent-style-name="Text_20_body">
      <style:text-properties officeooo:paragraph-rsid="00a17a0f"/>
    </style:style>
    <style:style style:name="P149" style:family="paragraph" style:parent-style-name="Text_20_body">
      <style:text-properties officeooo:paragraph-rsid="00a3362a"/>
    </style:style>
    <style:style style:name="P150" style:family="paragraph" style:parent-style-name="Text_20_body">
      <style:text-properties officeooo:rsid="00d3b8b8" officeooo:paragraph-rsid="00d3b8b8"/>
    </style:style>
    <style:style style:name="P151" style:family="paragraph" style:parent-style-name="Text_20_body">
      <style:text-properties officeooo:paragraph-rsid="00d9264b"/>
    </style:style>
    <style:style style:name="P152" style:family="paragraph" style:parent-style-name="Text_20_body">
      <style:text-properties officeooo:rsid="00db8efb" officeooo:paragraph-rsid="00db8efb"/>
    </style:style>
    <style:style style:name="P153" style:family="paragraph" style:parent-style-name="Text_20_body">
      <style:text-properties officeooo:paragraph-rsid="00db8efb"/>
    </style:style>
    <style:style style:name="P154" style:family="paragraph" style:parent-style-name="Table_20_Heading">
      <style:paragraph-properties fo:text-align="start" style:justify-single-word="false"/>
    </style:style>
    <style:style style:name="P155" style:family="paragraph" style:parent-style-name="Table_20_Heading">
      <style:paragraph-properties fo:text-align="start" style:justify-single-word="false"/>
      <style:text-properties officeooo:paragraph-rsid="00a7c8e7"/>
    </style:style>
    <style:style style:name="P156" style:family="paragraph" style:parent-style-name="Table_20_Heading">
      <style:paragraph-properties fo:text-align="start" style:justify-single-word="false"/>
      <style:text-properties officeooo:paragraph-rsid="00a98dd9"/>
    </style:style>
    <style:style style:name="P157" style:family="paragraph" style:parent-style-name="Table_20_Heading">
      <style:paragraph-properties fo:text-align="start" style:justify-single-word="false"/>
      <style:text-properties officeooo:paragraph-rsid="00b41a5a"/>
    </style:style>
    <style:style style:name="P158" style:family="paragraph" style:parent-style-name="Table_20_Heading">
      <style:paragraph-properties fo:text-align="start" style:justify-single-word="false"/>
      <style:text-properties officeooo:paragraph-rsid="00bb96df"/>
    </style:style>
    <style:style style:name="P159" style:family="paragraph" style:parent-style-name="Table_20_Heading">
      <style:paragraph-properties fo:text-align="start" style:justify-single-word="false"/>
      <style:text-properties officeooo:paragraph-rsid="00d3b8b8"/>
    </style:style>
    <style:style style:name="P160" style:family="paragraph" style:parent-style-name="Table_20_Heading">
      <style:paragraph-properties fo:text-align="start" style:justify-single-word="false"/>
      <style:text-properties officeooo:paragraph-rsid="00d98b33"/>
    </style:style>
    <style:style style:name="P161" style:family="paragraph" style:parent-style-name="Table_20_Heading">
      <style:paragraph-properties fo:text-align="start" style:justify-single-word="false"/>
      <style:text-properties officeooo:paragraph-rsid="00ddbbb1"/>
    </style:style>
    <style:style style:name="P162" style:family="paragraph" style:parent-style-name="Table_20_Heading">
      <style:paragraph-properties fo:text-align="center" style:justify-single-word="false"/>
    </style:style>
    <style:style style:name="P163" style:family="paragraph" style:parent-style-name="Table_20_Heading">
      <style:paragraph-properties fo:text-align="center" style:justify-single-word="false"/>
      <style:text-properties officeooo:paragraph-rsid="00a7c8e7"/>
    </style:style>
    <style:style style:name="P164" style:family="paragraph" style:parent-style-name="Table_20_Heading">
      <style:paragraph-properties fo:text-align="center" style:justify-single-word="false"/>
      <style:text-properties officeooo:paragraph-rsid="00a98dd9"/>
    </style:style>
    <style:style style:name="P165" style:family="paragraph" style:parent-style-name="Table_20_Heading">
      <style:paragraph-properties fo:text-align="center" style:justify-single-word="false"/>
      <style:text-properties officeooo:paragraph-rsid="00b41a5a"/>
    </style:style>
    <style:style style:name="P166" style:family="paragraph" style:parent-style-name="Table_20_Heading">
      <style:paragraph-properties fo:text-align="center" style:justify-single-word="false"/>
      <style:text-properties officeooo:paragraph-rsid="00bb96df"/>
    </style:style>
    <style:style style:name="P167" style:family="paragraph" style:parent-style-name="Table_20_Heading">
      <style:paragraph-properties fo:text-align="center" style:justify-single-word="false"/>
      <style:text-properties officeooo:paragraph-rsid="00d3b8b8"/>
    </style:style>
    <style:style style:name="P168" style:family="paragraph" style:parent-style-name="Table_20_Heading">
      <style:paragraph-properties fo:text-align="center" style:justify-single-word="false"/>
      <style:text-properties officeooo:paragraph-rsid="00d98b33"/>
    </style:style>
    <style:style style:name="P169" style:family="paragraph" style:parent-style-name="Table_20_Heading">
      <style:paragraph-properties fo:text-align="center" style:justify-single-word="false"/>
      <style:text-properties officeooo:paragraph-rsid="00ddbbb1"/>
    </style:style>
    <style:style style:name="P170" style:family="paragraph" style:parent-style-name="Table_20_Heading">
      <style:paragraph-properties fo:text-align="center" style:justify-single-word="false"/>
      <style:text-properties officeooo:rsid="00a17a0f" officeooo:paragraph-rsid="00a17a0f"/>
    </style:style>
    <style:style style:name="P171" style:family="paragraph" style:parent-style-name="Table_20_Heading">
      <style:paragraph-properties fo:text-align="center" style:justify-single-word="false"/>
      <style:text-properties officeooo:rsid="00bd9009"/>
    </style:style>
    <style:style style:name="P172" style:family="paragraph" style:parent-style-name="Table_20_Heading">
      <style:paragraph-properties fo:text-align="center" style:justify-single-word="false"/>
      <style:text-properties officeooo:rsid="00bd9009" officeooo:paragraph-rsid="00bd9009"/>
    </style:style>
    <style:style style:name="P173" style:family="paragraph" style:parent-style-name="Table_20_Heading">
      <style:paragraph-properties fo:text-align="center" style:justify-single-word="false"/>
      <style:text-properties fo:font-weight="bold" officeooo:rsid="00bd9009" officeooo:paragraph-rsid="00bd9009" style:font-weight-asian="bold" style:font-weight-complex="bold"/>
    </style:style>
    <style:style style:name="P174" style:family="paragraph" style:parent-style-name="Table_20_Heading">
      <style:paragraph-properties fo:text-align="start" style:justify-single-word="false"/>
      <style:text-properties fo:font-weight="bold" officeooo:rsid="00bd9009" officeooo:paragraph-rsid="00bd9009" style:font-weight-asian="bold" style:font-weight-complex="bold"/>
    </style:style>
    <style:style style:name="P175" style:family="paragraph" style:parent-style-name="Heading_20_1" style:list-style-name=""/>
    <style:style style:name="P176" style:family="paragraph" style:parent-style-name="Heading_20_1" style:list-style-name="">
      <style:text-properties style:font-name="Liberation Sans" fo:font-size="11pt" fo:font-weight="normal" officeooo:rsid="00bb96df" style:font-name-asian="Noto Sans CJK SC" style:font-size-asian="11pt" style:font-weight-asian="normal" style:font-name-complex="Lohit Devanagari" style:font-size-complex="11pt" style:font-weight-complex="normal"/>
    </style:style>
    <style:style style:name="P177" style:family="paragraph" style:parent-style-name="Heading_20_1">
      <style:paragraph-properties fo:break-before="page"/>
    </style:style>
    <style:style style:name="P178" style:family="paragraph" style:parent-style-name="Heading_20_2">
      <style:text-properties style:font-name="Liberation Sans" fo:font-size="16.1000003814697pt" fo:font-weight="bold" officeooo:rsid="008fdbfc" officeooo:paragraph-rsid="008fdbfc" style:font-name-asian="Noto Sans CJK SC" style:font-size-asian="14.0500001907349pt" style:font-weight-asian="bold" style:font-name-complex="Lohit Devanagari" style:font-size-complex="16.1000003814697pt" style:font-weight-complex="bold"/>
    </style:style>
    <style:style style:name="P179" style:family="paragraph" style:parent-style-name="Heading_20_3">
      <style:text-properties fo:font-size="13.3000001907349pt" style:font-size-asian="11.6000003814697pt" style:font-size-complex="13.3000001907349pt"/>
    </style:style>
    <style:style style:name="P180" style:family="paragraph" style:parent-style-name="Heading_20_4">
      <style:text-properties fo:font-size="13.1000003814697pt" style:font-size-asian="11.4499998092651pt" style:font-size-complex="13.1000003814697pt"/>
    </style:style>
    <style:style style:name="P181" style:family="paragraph" style:parent-style-name="Heading_20_4">
      <style:text-properties fo:font-size="13.3000001907349pt" style:font-size-asian="13.3000001907349pt" style:font-size-complex="13.3000001907349pt"/>
    </style:style>
    <style:style style:name="P182" style:family="paragraph" style:parent-style-name="Heading_20_4">
      <style:text-properties fo:font-size="13.3000001907349pt" style:font-size-asian="11.6000003814697pt" style:font-size-complex="13.3000001907349pt"/>
    </style:style>
    <style:style style:name="P183" style:family="paragraph" style:parent-style-name="Heading_20_5">
      <style:text-properties style:font-name="Liberation Sans" fo:font-size="11.8000001907349pt" style:font-size-asian="11.8000001907349pt" style:font-size-complex="11.8000001907349pt"/>
    </style:style>
    <style:style style:name="P184" style:family="paragraph" style:parent-style-name="Heading_20_5">
      <style:text-properties style:font-name="Liberation Sans" fo:font-size="11.8000001907349pt" officeooo:paragraph-rsid="00d3b8b8" style:font-size-asian="11.8000001907349pt" style:font-size-complex="11.8000001907349pt"/>
    </style:style>
    <style:style style:name="P185" style:family="paragraph" style:parent-style-name="Heading_20_5">
      <style:text-properties style:font-name="Liberation Sans" fo:font-size="11.8000001907349pt" officeooo:paragraph-rsid="00f8ce44" style:font-size-asian="11.8000001907349pt" style:font-size-complex="11.8000001907349pt"/>
    </style:style>
    <style:style style:name="P186" style:family="paragraph" style:parent-style-name="Heading_20_5">
      <style:text-properties style:font-name="Liberation Sans" fo:font-size="11.8000001907349pt" fo:font-weight="bold" officeooo:rsid="00f8ce44" officeooo:paragraph-rsid="00fa76ab" style:font-name-asian="Noto Sans CJK SC" style:font-size-asian="11.8000001907349pt" style:font-weight-asian="bold" style:font-name-complex="Lohit Devanagari" style:font-size-complex="11.8000001907349pt" style:font-weight-complex="bold"/>
    </style:style>
    <style:style style:name="P187" style:family="paragraph" style:parent-style-name="Heading_20_5">
      <style:text-properties officeooo:paragraph-rsid="00bb96df"/>
    </style:style>
    <style:style style:name="P188" style:family="paragraph" style:parent-style-name="Heading_20_5">
      <style:text-properties officeooo:paragraph-rsid="00e64ffd"/>
    </style:style>
    <style:style style:name="P189" style:family="paragraph" style:parent-style-name="Heading_20_5">
      <style:text-properties officeooo:rsid="00e64ffd" officeooo:paragraph-rsid="00e64ffd"/>
    </style:style>
    <style:style style:name="P190" style:family="paragraph" style:parent-style-name="Heading_20_5">
      <style:text-properties fo:font-size="11.8000001907349pt" officeooo:paragraph-rsid="00e64ffd" style:font-size-asian="11.8000001907349pt" style:font-size-complex="11.8000001907349pt"/>
    </style:style>
    <style:style style:name="P191" style:family="paragraph" style:parent-style-name="Heading_20_5">
      <style:text-properties fo:font-size="11.8000001907349pt" officeooo:paragraph-rsid="00fa76ab" style:font-size-asian="11.8000001907349pt" style:font-size-complex="11.8000001907349pt"/>
    </style:style>
    <style:style style:name="P192" style:family="paragraph" style:parent-style-name="Heading_20_5">
      <style:text-properties fo:font-size="11.8000001907349pt" fo:font-weight="bold" style:font-size-asian="11.8000001907349pt" style:font-weight-asian="bold" style:font-size-complex="11.8000001907349pt" style:font-weight-complex="bold"/>
    </style:style>
    <style:style style:name="P193" style:family="paragraph" style:parent-style-name="Heading_20_5">
      <style:text-properties officeooo:paragraph-rsid="00d98b33"/>
    </style:style>
    <style:style style:name="P194" style:family="paragraph" style:parent-style-name="Standard">
      <style:paragraph-properties fo:margin-top="0.0201in" fo:margin-bottom="0.0201in" loext:contextual-spacing="false"/>
      <style:text-properties style:font-name="FreeMono" fo:font-size="11pt" officeooo:rsid="006ab79e" officeooo:paragraph-rsid="00f728d6" style:font-size-asian="11pt" style:font-size-complex="11pt"/>
    </style:style>
    <style:style style:name="P195" style:family="paragraph" style:parent-style-name="Standard">
      <style:paragraph-properties fo:margin-top="0.0201in" fo:margin-bottom="0.0201in" loext:contextual-spacing="false"/>
      <style:text-properties officeooo:paragraph-rsid="009df1a8"/>
    </style:style>
    <style:style style:name="P196" style:family="paragraph" style:parent-style-name="Standard">
      <style:paragraph-properties fo:margin-top="0.0201in" fo:margin-bottom="0.0201in" loext:contextual-spacing="false"/>
      <style:text-properties officeooo:paragraph-rsid="0093142c"/>
    </style:style>
    <style:style style:name="P197" style:family="paragraph" style:parent-style-name="Standard">
      <style:paragraph-properties fo:margin-top="0.0201in" fo:margin-bottom="0.0201in" loext:contextual-spacing="false"/>
      <style:text-properties fo:font-size="11pt" officeooo:rsid="0093142c" officeooo:paragraph-rsid="00de0afe" style:font-size-asian="11pt" style:font-size-complex="11pt"/>
    </style:style>
    <style:style style:name="P198" style:family="paragraph" style:parent-style-name="Standard">
      <style:paragraph-properties fo:margin-top="0.0201in" fo:margin-bottom="0.0201in" loext:contextual-spacing="false"/>
      <style:text-properties fo:font-size="11pt" officeooo:rsid="0093142c" officeooo:paragraph-rsid="0090e4a6" style:font-size-asian="11pt" style:font-size-complex="11pt"/>
    </style:style>
    <style:style style:name="P199" style:family="paragraph" style:parent-style-name="Standard">
      <style:paragraph-properties fo:margin-top="0.0201in" fo:margin-bottom="0.0201in" loext:contextual-spacing="false"/>
      <style:text-properties fo:font-size="11pt" officeooo:paragraph-rsid="0090e4a6" style:font-size-asian="11pt" style:font-size-complex="11pt"/>
    </style:style>
    <style:style style:name="P200" style:family="paragraph" style:parent-style-name="Standard">
      <style:paragraph-properties fo:margin-top="0.0201in" fo:margin-bottom="0.0201in" loext:contextual-spacing="false"/>
      <style:text-properties officeooo:paragraph-rsid="00de0afe"/>
    </style:style>
    <style:style style:name="P201" style:family="paragraph" style:parent-style-name="Standard">
      <style:paragraph-properties fo:margin-top="0.0201in" fo:margin-bottom="0.0201in" loext:contextual-spacing="false"/>
      <style:text-properties officeooo:paragraph-rsid="00e2d908"/>
    </style:style>
    <style:style style:name="P202" style:family="paragraph" style:parent-style-name="Standard">
      <style:paragraph-properties fo:margin-top="0.0201in" fo:margin-bottom="0.0201in" loext:contextual-spacing="false"/>
      <style:text-properties officeooo:paragraph-rsid="00d22833"/>
    </style:style>
    <style:style style:name="P203" style:family="paragraph" style:parent-style-name="Standard">
      <style:paragraph-properties fo:margin-top="0.0201in" fo:margin-bottom="0.0201in" loext:contextual-spacing="false"/>
      <style:text-properties officeooo:paragraph-rsid="00f728d6"/>
    </style:style>
    <style:style style:name="P204" style:family="paragraph" style:parent-style-name="Table_20_Contents">
      <style:text-properties officeooo:paragraph-rsid="00d22833"/>
    </style:style>
    <style:style style:name="P205" style:family="paragraph" style:parent-style-name="Table_20_Contents">
      <style:paragraph-properties fo:text-align="start" style:justify-single-word="false"/>
      <style:text-properties fo:font-size="11pt" officeooo:rsid="009a8f7d" officeooo:paragraph-rsid="00e918a5" style:font-size-asian="11pt" style:font-size-complex="11pt"/>
    </style:style>
    <style:style style:name="P206" style:family="paragraph" style:parent-style-name="Table_20_Contents">
      <style:paragraph-properties fo:text-align="start" style:justify-single-word="false"/>
      <style:text-properties fo:font-size="11pt" officeooo:paragraph-rsid="00e64ffd" style:font-size-asian="11pt" style:font-size-complex="11pt"/>
    </style:style>
    <style:style style:name="P207" style:family="paragraph" style:parent-style-name="Table_20_Contents">
      <style:paragraph-properties fo:text-align="center" style:justify-single-word="false"/>
      <style:text-properties fo:font-size="11pt" officeooo:rsid="00b24781" officeooo:paragraph-rsid="00e64ffd" style:font-size-asian="11pt" style:font-size-complex="11pt"/>
    </style:style>
    <style:style style:name="P208" style:family="paragraph" style:parent-style-name="Table_20_Contents">
      <style:paragraph-properties fo:text-align="center" style:justify-single-word="false"/>
      <style:text-properties fo:font-size="11pt" officeooo:rsid="00b24781" officeooo:paragraph-rsid="00e6da8b" style:font-size-asian="11pt" style:font-size-complex="11pt"/>
    </style:style>
    <style:style style:name="P209" style:family="paragraph" style:parent-style-name="Table_20_Contents">
      <style:paragraph-properties fo:text-align="center" style:justify-single-word="false"/>
      <style:text-properties fo:font-size="11pt" officeooo:paragraph-rsid="00e64ffd" style:font-size-asian="11pt" style:font-size-complex="11pt"/>
    </style:style>
    <style:style style:name="P210" style:family="paragraph" style:parent-style-name="Table_20_Contents">
      <style:paragraph-properties fo:text-align="start" style:justify-single-word="false"/>
      <style:text-properties fo:font-size="11pt" officeooo:rsid="00e6da8b" officeooo:paragraph-rsid="00e6da8b" style:font-size-asian="11pt" style:font-size-complex="11pt"/>
    </style:style>
    <style:style style:name="P211" style:family="paragraph" style:parent-style-name="Table_20_Contents">
      <style:paragraph-properties fo:text-align="start" style:justify-single-word="false"/>
      <style:text-properties fo:font-size="11pt" officeooo:rsid="00e6da8b" officeooo:paragraph-rsid="00fa76ab" style:font-size-asian="11pt" style:font-size-complex="11pt"/>
    </style:style>
    <style:style style:name="P212" style:family="paragraph" style:parent-style-name="Table_20_Contents">
      <style:paragraph-properties fo:text-align="center" style:justify-single-word="false"/>
      <style:text-properties fo:font-size="11pt" officeooo:rsid="00fa76ab" officeooo:paragraph-rsid="00fa76ab" style:font-size-asian="11pt" style:font-size-complex="11pt"/>
    </style:style>
    <style:style style:name="P213" style:family="paragraph" style:parent-style-name="Table_20_Contents">
      <style:paragraph-properties fo:text-align="start" style:justify-single-word="false"/>
      <style:text-properties fo:font-size="11pt" officeooo:rsid="00fa76ab" officeooo:paragraph-rsid="00fa76ab" style:font-size-asian="11pt" style:font-size-complex="11pt"/>
    </style:style>
    <style:style style:name="P214" style:family="paragraph" style:parent-style-name="Table_20_Contents">
      <style:paragraph-properties fo:text-align="center" style:justify-single-word="false"/>
      <style:text-properties officeooo:paragraph-rsid="00e188d9"/>
    </style:style>
    <style:style style:name="P215" style:family="paragraph" style:parent-style-name="Table_20_Contents">
      <style:paragraph-properties fo:text-align="center" style:justify-single-word="false"/>
      <style:text-properties officeooo:paragraph-rsid="009a8f7d"/>
    </style:style>
    <style:style style:name="P216" style:family="paragraph" style:parent-style-name="Table_20_Contents">
      <style:paragraph-properties fo:text-align="center" style:justify-single-word="false"/>
      <style:text-properties officeooo:paragraph-rsid="00a66240"/>
    </style:style>
    <style:style style:name="P217" style:family="paragraph" style:parent-style-name="Table_20_Contents">
      <style:paragraph-properties fo:text-align="center" style:justify-single-word="false"/>
      <style:text-properties officeooo:paragraph-rsid="00e6da8b"/>
    </style:style>
    <style:style style:name="P218" style:family="paragraph" style:parent-style-name="Table_20_Contents">
      <style:paragraph-properties fo:text-align="center" style:justify-single-word="false"/>
      <style:text-properties officeooo:paragraph-rsid="00f8ce44"/>
    </style:style>
    <style:style style:name="P219" style:family="paragraph" style:parent-style-name="Table_20_Contents">
      <style:paragraph-properties fo:text-align="center" style:justify-single-word="false"/>
      <style:text-properties officeooo:paragraph-rsid="00fa76ab"/>
    </style:style>
    <style:style style:name="P220" style:family="paragraph" style:parent-style-name="Table_20_Contents">
      <style:text-properties officeooo:paragraph-rsid="009bf389"/>
    </style:style>
    <style:style style:name="P221" style:family="paragraph" style:parent-style-name="Table_20_Contents">
      <style:paragraph-properties fo:text-align="start" style:justify-single-word="false"/>
      <style:text-properties officeooo:paragraph-rsid="00e64ffd"/>
    </style:style>
    <style:style style:name="P222" style:family="paragraph" style:parent-style-name="Table_20_Contents">
      <style:paragraph-properties fo:text-align="start" style:justify-single-word="false"/>
      <style:text-properties officeooo:paragraph-rsid="00b5e873"/>
    </style:style>
    <style:style style:name="P223" style:family="paragraph" style:parent-style-name="Table_20_Contents">
      <style:paragraph-properties fo:text-align="start" style:justify-single-word="false"/>
      <style:text-properties officeooo:paragraph-rsid="00b67686"/>
    </style:style>
    <style:style style:name="P224" style:family="paragraph" style:parent-style-name="Table_20_Contents">
      <style:paragraph-properties fo:text-align="start" style:justify-single-word="false"/>
      <style:text-properties officeooo:paragraph-rsid="009a8f7d"/>
    </style:style>
    <style:style style:name="P225" style:family="paragraph" style:parent-style-name="Table_20_Contents">
      <style:paragraph-properties fo:text-align="start" style:justify-single-word="false"/>
      <style:text-properties officeooo:paragraph-rsid="00bb96df"/>
    </style:style>
    <style:style style:name="P226" style:family="paragraph" style:parent-style-name="Table_20_Contents">
      <style:paragraph-properties fo:text-align="start" style:justify-single-word="false"/>
      <style:text-properties officeooo:paragraph-rsid="00ddbbb1"/>
    </style:style>
    <style:style style:name="P227" style:family="paragraph" style:parent-style-name="Table_20_Contents">
      <style:paragraph-properties fo:text-align="start" style:justify-single-word="false"/>
      <style:text-properties officeooo:paragraph-rsid="00f8ce44"/>
    </style:style>
    <style:style style:name="P228" style:family="paragraph" style:parent-style-name="Table_20_Contents">
      <style:paragraph-properties fo:text-align="start" style:justify-single-word="false"/>
      <style:text-properties style:font-name="Liberation Sans" fo:font-size="11pt" officeooo:paragraph-rsid="00f728d6" style:font-size-asian="11pt" style:font-size-complex="11pt"/>
    </style:style>
    <style:style style:name="P229" style:family="paragraph" style:parent-style-name="Table_20_Contents">
      <style:paragraph-properties fo:text-align="center" style:justify-single-word="false"/>
      <style:text-properties style:font-name="Liberation Sans" fo:font-size="11pt" officeooo:rsid="00f728d6" officeooo:paragraph-rsid="00f728d6" style:font-size-asian="11pt" style:font-size-complex="11pt"/>
    </style:style>
    <style:style style:name="P230" style:family="paragraph" style:parent-style-name="Table_20_Contents">
      <style:paragraph-properties fo:text-align="start" style:justify-single-word="false"/>
      <style:text-properties style:font-name="Liberation Sans" fo:font-size="11pt" officeooo:rsid="00f728d6" officeooo:paragraph-rsid="00f728d6" style:font-size-asian="11pt" style:font-size-complex="11pt"/>
    </style:style>
    <style:style style:name="P231" style:family="paragraph" style:parent-style-name="Table_20_Contents">
      <style:paragraph-properties fo:text-align="start" style:justify-single-word="false"/>
      <style:text-properties style:font-name="Liberation Sans" fo:font-size="11pt" officeooo:rsid="00f728d6" officeooo:paragraph-rsid="00f8ce44" style:font-size-asian="11pt" style:font-size-complex="11pt"/>
    </style:style>
    <style:style style:name="P232" style:family="paragraph" style:parent-style-name="Table_20_Contents">
      <style:paragraph-properties fo:text-align="center" style:justify-single-word="false"/>
      <style:text-properties style:font-name="Liberation Sans" fo:font-size="11pt" officeooo:paragraph-rsid="00ddbbb1" style:font-size-asian="11pt" style:font-size-complex="11pt"/>
    </style:style>
    <style:style style:name="P233" style:family="paragraph" style:parent-style-name="Table_20_Contents">
      <style:paragraph-properties fo:text-align="center" style:justify-single-word="false"/>
      <style:text-properties style:font-name="Liberation Sans" fo:font-size="11pt" officeooo:rsid="00f8ce44" officeooo:paragraph-rsid="00f8ce44" style:font-size-asian="11pt" style:font-size-complex="11pt"/>
    </style:style>
    <style:style style:name="P234" style:family="paragraph" style:parent-style-name="Table_20_Heading">
      <style:paragraph-properties fo:text-align="start" style:justify-single-word="false"/>
      <style:text-properties officeooo:paragraph-rsid="00e64ffd"/>
    </style:style>
    <style:style style:name="P235" style:family="paragraph" style:parent-style-name="Table_20_Heading">
      <style:paragraph-properties fo:text-align="start" style:justify-single-word="false"/>
      <style:text-properties officeooo:paragraph-rsid="00e6da8b"/>
    </style:style>
    <style:style style:name="P236" style:family="paragraph" style:parent-style-name="Table_20_Heading">
      <style:paragraph-properties fo:text-align="start" style:justify-single-word="false"/>
      <style:text-properties officeooo:paragraph-rsid="00f8ce44"/>
    </style:style>
    <style:style style:name="P237" style:family="paragraph" style:parent-style-name="Table_20_Heading">
      <style:paragraph-properties fo:text-align="start" style:justify-single-word="false"/>
      <style:text-properties officeooo:paragraph-rsid="00fa76ab"/>
    </style:style>
    <style:style style:name="P238" style:family="paragraph" style:parent-style-name="Table_20_Heading">
      <style:paragraph-properties fo:text-align="center" style:justify-single-word="false"/>
      <style:text-properties officeooo:paragraph-rsid="00e64ffd"/>
    </style:style>
    <style:style style:name="P239" style:family="paragraph" style:parent-style-name="Table_20_Heading">
      <style:paragraph-properties fo:text-align="center" style:justify-single-word="false"/>
      <style:text-properties officeooo:paragraph-rsid="00e6da8b"/>
    </style:style>
    <style:style style:name="P240" style:family="paragraph" style:parent-style-name="Table_20_Heading">
      <style:paragraph-properties fo:text-align="center" style:justify-single-word="false"/>
      <style:text-properties officeooo:paragraph-rsid="00f8ce44"/>
    </style:style>
    <style:style style:name="P241" style:family="paragraph" style:parent-style-name="Table_20_Heading">
      <style:paragraph-properties fo:text-align="center" style:justify-single-word="false"/>
      <style:text-properties officeooo:paragraph-rsid="00fa76ab"/>
    </style:style>
    <style:style style:name="P242" style:family="paragraph" style:parent-style-name="Text_20_body">
      <style:text-properties style:font-name="Liberation Sans" fo:font-size="11pt" officeooo:rsid="00db8efb" officeooo:paragraph-rsid="00db8efb" style:font-size-asian="11pt" style:font-size-complex="11pt"/>
    </style:style>
    <style:style style:name="P243" style:family="paragraph" style:parent-style-name="Text_20_body">
      <style:text-properties style:font-name="Liberation Sans" fo:font-size="11pt" officeooo:rsid="00dbdd74" officeooo:paragraph-rsid="00dbdd74" style:font-size-asian="11pt" style:font-size-complex="11pt"/>
    </style:style>
    <style:style style:name="P244" style:family="paragraph" style:parent-style-name="Text_20_body">
      <style:text-properties style:font-name="Liberation Sans" fo:font-size="11pt" officeooo:rsid="00a7c8e7" officeooo:paragraph-rsid="00a7c8e7" style:font-size-asian="11pt" style:font-size-complex="11pt"/>
    </style:style>
    <style:style style:name="P245" style:family="paragraph" style:parent-style-name="Text_20_body">
      <style:text-properties style:font-name="Liberation Sans" fo:font-size="11pt" officeooo:rsid="00e64ffd" officeooo:paragraph-rsid="00e64ffd" style:font-size-asian="11pt" style:font-size-complex="11pt"/>
    </style:style>
    <style:style style:name="P246" style:family="paragraph" style:parent-style-name="Text_20_body">
      <style:text-properties style:font-name="Liberation Sans" fo:font-size="11pt" officeooo:rsid="00bd9009" officeooo:paragraph-rsid="00e918a5" style:font-size-asian="11pt" style:font-size-complex="11pt"/>
    </style:style>
    <style:style style:name="P247" style:family="paragraph" style:parent-style-name="Text_20_body">
      <style:text-properties style:font-name="Liberation Sans" fo:font-size="11pt" officeooo:rsid="00d75980" officeooo:paragraph-rsid="00f148c7" style:font-size-asian="11pt" style:font-size-complex="11pt"/>
    </style:style>
    <style:style style:name="P248" style:family="paragraph" style:parent-style-name="Text_20_body">
      <style:text-properties style:font-name="Liberation Sans" fo:font-size="11pt" officeooo:rsid="00f728d6" officeooo:paragraph-rsid="00f8042e" style:font-size-asian="11pt" style:font-size-complex="11pt"/>
    </style:style>
    <style:style style:name="P249" style:family="paragraph" style:parent-style-name="Text_20_body">
      <style:text-properties style:font-name="Liberation Sans" fo:font-size="11pt" officeooo:rsid="00f8042e" officeooo:paragraph-rsid="00f8042e" style:font-size-asian="11pt" style:font-size-complex="11pt"/>
    </style:style>
    <style:style style:name="P250" style:family="paragraph" style:parent-style-name="Text_20_body">
      <style:text-properties style:font-name="Liberation Sans" fo:font-size="11pt" officeooo:rsid="00f8ce44" officeooo:paragraph-rsid="00f8ce44" style:font-size-asian="11pt" style:font-size-complex="11pt"/>
    </style:style>
    <style:style style:name="P251" style:family="paragraph" style:parent-style-name="Text_20_body">
      <style:text-properties officeooo:paragraph-rsid="008ea119"/>
    </style:style>
    <style:style style:name="P252" style:family="paragraph" style:parent-style-name="Text_20_body">
      <style:text-properties officeooo:paragraph-rsid="00de9f8e"/>
    </style:style>
    <style:style style:name="P253" style:family="paragraph" style:parent-style-name="Text_20_body">
      <style:text-properties officeooo:rsid="00e188d9" officeooo:paragraph-rsid="00e188d9"/>
    </style:style>
    <style:style style:name="P254" style:family="paragraph" style:parent-style-name="Text_20_body">
      <style:text-properties officeooo:rsid="00e46414" officeooo:paragraph-rsid="00e46414"/>
    </style:style>
    <style:style style:name="P255" style:family="paragraph" style:parent-style-name="Text_20_body">
      <style:text-properties officeooo:paragraph-rsid="00e46414"/>
    </style:style>
    <style:style style:name="P256" style:family="paragraph" style:parent-style-name="Text_20_body">
      <style:text-properties officeooo:paragraph-rsid="00a66240"/>
    </style:style>
    <style:style style:name="P257" style:family="paragraph" style:parent-style-name="Text_20_body">
      <style:text-properties officeooo:paragraph-rsid="00e64ffd"/>
    </style:style>
    <style:style style:name="P258" style:family="paragraph" style:parent-style-name="Text_20_body">
      <style:text-properties officeooo:rsid="00e64ffd" officeooo:paragraph-rsid="00e64ffd"/>
    </style:style>
    <style:style style:name="P259" style:family="paragraph" style:parent-style-name="Text_20_body">
      <style:text-properties fo:font-size="11pt" officeooo:rsid="00a44983" officeooo:paragraph-rsid="00e64ffd" style:font-size-asian="11pt" style:font-size-complex="11pt"/>
    </style:style>
    <style:style style:name="P260" style:family="paragraph" style:parent-style-name="Text_20_body">
      <style:text-properties fo:font-size="11pt" officeooo:paragraph-rsid="00e6da8b" style:font-size-asian="11pt" style:font-size-complex="11pt"/>
    </style:style>
    <style:style style:name="P261" style:family="paragraph" style:parent-style-name="Text_20_body">
      <style:text-properties fo:font-size="11pt" officeooo:paragraph-rsid="00fa76ab" style:font-size-asian="11pt" style:font-size-complex="11pt"/>
    </style:style>
    <style:style style:name="P262" style:family="paragraph" style:parent-style-name="Text_20_body">
      <style:text-properties officeooo:paragraph-rsid="00e6da8b"/>
    </style:style>
    <style:style style:name="P263" style:family="paragraph" style:parent-style-name="Text_20_body">
      <style:text-properties officeooo:paragraph-rsid="00a3362a"/>
    </style:style>
    <style:style style:name="P264" style:family="paragraph" style:parent-style-name="Text_20_body">
      <style:text-properties officeooo:paragraph-rsid="00b58e84"/>
    </style:style>
    <style:style style:name="P265" style:family="paragraph" style:parent-style-name="Text_20_body">
      <style:text-properties officeooo:paragraph-rsid="00b78564"/>
    </style:style>
    <style:style style:name="P266" style:family="paragraph" style:parent-style-name="Text_20_body">
      <style:text-properties officeooo:rsid="00e89d12" officeooo:paragraph-rsid="00e89d12"/>
    </style:style>
    <style:style style:name="P267" style:family="paragraph" style:parent-style-name="Text_20_body">
      <style:text-properties officeooo:paragraph-rsid="00e918a5"/>
    </style:style>
    <style:style style:name="P268" style:family="paragraph" style:parent-style-name="Text_20_body">
      <style:text-properties officeooo:paragraph-rsid="00840c08"/>
    </style:style>
    <style:style style:name="P269" style:family="paragraph" style:parent-style-name="Text_20_body">
      <style:text-properties officeooo:paragraph-rsid="00ee8ad1"/>
    </style:style>
    <style:style style:name="P270" style:family="paragraph" style:parent-style-name="Text_20_body">
      <style:text-properties officeooo:paragraph-rsid="00c426fc"/>
    </style:style>
    <style:style style:name="P271" style:family="paragraph" style:parent-style-name="Text_20_body">
      <style:text-properties officeooo:paragraph-rsid="00eee364"/>
    </style:style>
    <style:style style:name="P272" style:family="paragraph" style:parent-style-name="Text_20_body">
      <style:text-properties officeooo:paragraph-rsid="00f01cd6"/>
    </style:style>
    <style:style style:name="P273" style:family="paragraph" style:parent-style-name="Text_20_body">
      <style:text-properties officeooo:paragraph-rsid="00f148c7"/>
    </style:style>
    <style:style style:name="P274" style:family="paragraph" style:parent-style-name="Text_20_body">
      <style:text-properties officeooo:paragraph-rsid="00dbdd74"/>
    </style:style>
    <style:style style:name="P275" style:family="paragraph" style:parent-style-name="Text_20_body">
      <style:text-properties officeooo:paragraph-rsid="00f8042e"/>
    </style:style>
    <style:style style:name="P276" style:family="paragraph" style:parent-style-name="Text_20_body">
      <style:text-properties officeooo:rsid="00f8042e" officeooo:paragraph-rsid="00f8042e"/>
    </style:style>
    <style:style style:name="P277" style:family="paragraph" style:parent-style-name="Text_20_body">
      <style:text-properties officeooo:paragraph-rsid="00f8ce44"/>
    </style:style>
    <style:style style:name="P278" style:family="paragraph" style:parent-style-name="Text_20_body">
      <style:text-properties officeooo:paragraph-rsid="00fa76ab"/>
    </style:style>
    <style:style style:name="T1" style:family="text">
      <style:text-properties fo:font-size="11pt" style:font-size-asian="11pt" style:font-size-complex="11pt"/>
    </style:style>
    <style:style style:name="T2" style:family="text">
      <style:text-properties fo:font-size="11pt" officeooo:rsid="001a075d" style:font-size-asian="11pt" style:font-size-complex="11pt"/>
    </style:style>
    <style:style style:name="T3" style:family="text">
      <style:text-properties fo:font-size="11pt" officeooo:rsid="0029838a" style:font-size-asian="11pt" style:font-size-complex="11pt"/>
    </style:style>
    <style:style style:name="T4" style:family="text">
      <style:text-properties fo:font-size="11pt" officeooo:rsid="00227ba1" style:font-size-asian="11pt" style:font-size-complex="11pt"/>
    </style:style>
    <style:style style:name="T5" style:family="text">
      <style:text-properties fo:font-size="11pt" officeooo:rsid="002ca249" style:font-size-asian="11pt" style:font-size-complex="11pt"/>
    </style:style>
    <style:style style:name="T6" style:family="text">
      <style:text-properties fo:font-size="11pt" officeooo:rsid="002dd5f7" style:font-size-asian="11pt" style:font-size-complex="11pt"/>
    </style:style>
    <style:style style:name="T7" style:family="text">
      <style:text-properties fo:font-size="11pt" officeooo:rsid="0022696f" style:font-size-asian="11pt" style:font-size-complex="11pt"/>
    </style:style>
    <style:style style:name="T8" style:family="text">
      <style:text-properties fo:font-size="11pt" officeooo:rsid="002fec62" style:font-size-asian="11pt" style:font-size-complex="11pt"/>
    </style:style>
    <style:style style:name="T9" style:family="text">
      <style:text-properties fo:font-size="11pt" officeooo:rsid="0032c179" style:font-size-asian="11pt" style:font-size-complex="11pt"/>
    </style:style>
    <style:style style:name="T10" style:family="text">
      <style:text-properties fo:font-size="11pt" officeooo:rsid="00469646" style:font-size-asian="11pt" style:font-size-complex="11pt"/>
    </style:style>
    <style:style style:name="T11" style:family="text">
      <style:text-properties fo:font-size="11pt" officeooo:rsid="0063fb08" style:font-size-asian="11pt" style:font-size-complex="11pt"/>
    </style:style>
    <style:style style:name="T12" style:family="text">
      <style:text-properties fo:font-size="11pt" officeooo:rsid="0064a9fc" style:font-size-asian="11pt" style:font-size-complex="11pt"/>
    </style:style>
    <style:style style:name="T13" style:family="text">
      <style:text-properties fo:font-size="11pt" officeooo:rsid="00821483" style:font-size-asian="11pt" style:font-size-complex="11pt"/>
    </style:style>
    <style:style style:name="T14" style:family="text">
      <style:text-properties fo:font-size="11pt" officeooo:rsid="00840c08" style:font-size-asian="11pt" style:font-size-complex="11pt"/>
    </style:style>
    <style:style style:name="T15" style:family="text">
      <style:text-properties fo:font-size="11pt" officeooo:rsid="008ea119" style:font-size-asian="11pt" style:font-size-complex="11pt"/>
    </style:style>
    <style:style style:name="T16" style:family="text">
      <style:text-properties fo:font-size="11pt" officeooo:rsid="008fd7bd" style:font-size-asian="11pt" style:font-size-complex="11pt"/>
    </style:style>
    <style:style style:name="T17" style:family="text">
      <style:text-properties fo:font-size="11pt" officeooo:rsid="008fdbfc" style:font-size-asian="11pt" style:font-size-complex="11pt"/>
    </style:style>
    <style:style style:name="T18" style:family="text">
      <style:text-properties fo:font-size="11pt" officeooo:rsid="00a66240" style:font-size-asian="11pt" style:font-size-complex="11pt"/>
    </style:style>
    <style:style style:name="T19" style:family="text">
      <style:text-properties fo:font-size="11pt" officeooo:rsid="00a7c8e7" style:font-size-asian="11pt" style:font-size-complex="11pt"/>
    </style:style>
    <style:style style:name="T20" style:family="text">
      <style:text-properties fo:font-size="11pt" officeooo:rsid="00d3b8b8" style:font-size-asian="11pt" style:font-size-complex="11pt"/>
    </style:style>
    <style:style style:name="T21" style:family="text">
      <style:text-properties fo:font-size="11pt" officeooo:rsid="00d98b33" style:font-size-asian="11pt" style:font-size-complex="11pt"/>
    </style:style>
    <style:style style:name="T22" style:family="text">
      <style:text-properties fo:font-size="11pt" officeooo:rsid="00d22833" style:font-size-asian="11pt" style:font-size-complex="11pt"/>
    </style:style>
    <style:style style:name="T23" style:family="text">
      <style:text-properties fo:font-size="11pt" officeooo:rsid="00de0afe" style:font-size-asian="11pt" style:font-size-complex="11pt"/>
    </style:style>
    <style:style style:name="T24" style:family="text">
      <style:text-properties fo:font-size="11pt" officeooo:rsid="00de9f8e" style:font-size-asian="11pt" style:font-size-complex="11pt"/>
    </style:style>
    <style:style style:name="T25" style:family="text">
      <style:text-properties fo:font-size="11pt" officeooo:rsid="00e09a7a" style:font-size-asian="11pt" style:font-size-complex="11pt"/>
    </style:style>
    <style:style style:name="T26" style:family="text">
      <style:text-properties fo:font-size="11pt" officeooo:rsid="00e188d9" style:font-size-asian="11pt" style:font-size-complex="11pt"/>
    </style:style>
    <style:style style:name="T27" style:family="text">
      <style:text-properties fo:font-size="11pt" officeooo:rsid="009a8f7d" style:font-size-asian="11pt" style:font-size-complex="11pt"/>
    </style:style>
    <style:style style:name="T28" style:family="text">
      <style:text-properties fo:font-size="11pt" officeooo:rsid="00e2d908" style:font-size-asian="11pt" style:font-size-complex="11pt"/>
    </style:style>
    <style:style style:name="T29" style:family="text">
      <style:text-properties fo:font-size="11pt" officeooo:rsid="00e64ffd" style:font-size-asian="11pt" style:font-size-complex="11pt"/>
    </style:style>
    <style:style style:name="T30" style:family="text">
      <style:text-properties fo:font-size="11pt" officeooo:rsid="00a98dd9" style:font-size-asian="11pt" style:font-size-complex="11pt"/>
    </style:style>
    <style:style style:name="T31" style:family="text">
      <style:text-properties fo:font-size="11pt" officeooo:rsid="00b41a5a" style:font-size-asian="11pt" style:font-size-complex="11pt"/>
    </style:style>
    <style:style style:name="T32" style:family="text">
      <style:text-properties fo:font-size="11pt" officeooo:rsid="00a44983" style:font-size-asian="11pt" style:font-size-complex="11pt"/>
    </style:style>
    <style:style style:name="T33" style:family="text">
      <style:text-properties fo:font-size="11pt" officeooo:rsid="00e6da8b" style:font-size-asian="11pt" style:font-size-complex="11pt"/>
    </style:style>
    <style:style style:name="T34" style:family="text">
      <style:text-properties fo:font-size="11pt" officeooo:rsid="00b5e873" style:font-size-asian="11pt" style:font-size-complex="11pt"/>
    </style:style>
    <style:style style:name="T35" style:family="text">
      <style:text-properties fo:font-size="11pt" officeooo:rsid="00b67686" style:font-size-asian="11pt" style:font-size-complex="11pt"/>
    </style:style>
    <style:style style:name="T36" style:family="text">
      <style:text-properties fo:font-size="11pt" officeooo:rsid="00bd9009" style:font-size-asian="11pt" style:font-size-complex="11pt"/>
    </style:style>
    <style:style style:name="T37" style:family="text">
      <style:text-properties fo:font-size="11pt" officeooo:rsid="00e918a5" style:font-size-asian="11pt" style:font-size-complex="11pt"/>
    </style:style>
    <style:style style:name="T38" style:family="text">
      <style:text-properties fo:font-size="11pt" officeooo:rsid="00e95d96" style:font-size-asian="11pt" style:font-size-complex="11pt"/>
    </style:style>
    <style:style style:name="T39" style:family="text">
      <style:text-properties fo:font-size="11pt" officeooo:rsid="00ec3f98" style:font-size-asian="11pt" style:font-size-complex="11pt"/>
    </style:style>
    <style:style style:name="T40" style:family="text">
      <style:text-properties fo:font-size="11pt" officeooo:rsid="00eee364" style:font-size-asian="11pt" style:font-size-complex="11pt"/>
    </style:style>
    <style:style style:name="T41" style:family="text">
      <style:text-properties fo:font-size="11pt" officeooo:rsid="00f148c7" style:font-size-asian="11pt" style:font-size-complex="11pt"/>
    </style:style>
    <style:style style:name="T42" style:family="text">
      <style:text-properties fo:font-size="11pt" officeooo:rsid="00fa76ab" style:font-size-asian="11pt" style:font-size-complex="11pt"/>
    </style:style>
    <style:style style:name="T43" style:family="text">
      <style:text-properties fo:font-size="11pt" officeooo:rsid="00a66240" style:font-size-asian="9.60000038146973pt" style:font-size-complex="11pt"/>
    </style:style>
    <style:style style:name="T44" style:family="text">
      <style:text-properties fo:font-size="11pt" officeooo:rsid="00a7c8e7" style:font-size-asian="9.60000038146973pt" style:font-size-complex="11pt"/>
    </style:style>
    <style:style style:name="T45" style:family="text">
      <style:text-properties fo:font-size="11pt" officeooo:rsid="00a98dd9" style:font-size-asian="9.60000038146973pt" style:font-size-complex="11pt"/>
    </style:style>
    <style:style style:name="T46" style:family="text">
      <style:text-properties fo:font-size="11pt" officeooo:rsid="00b41a5a" style:font-size-asian="9.60000038146973pt" style:font-size-complex="11pt"/>
    </style:style>
    <style:style style:name="T47" style:family="text">
      <style:text-properties fo:font-size="11pt" officeooo:rsid="00b5e873" style:font-size-asian="9.60000038146973pt" style:font-size-complex="11pt"/>
    </style:style>
    <style:style style:name="T48" style:family="text">
      <style:text-properties fo:font-size="11pt" officeooo:rsid="00b67686" style:font-size-asian="9.60000038146973pt" style:font-size-complex="11pt"/>
    </style:style>
    <style:style style:name="T49" style:family="text">
      <style:text-properties fo:font-size="11pt" officeooo:rsid="00bb96df" style:font-size-asian="9.60000038146973pt" style:font-size-complex="11pt"/>
    </style:style>
    <style:style style:name="T50" style:family="text">
      <style:text-properties fo:font-size="11pt" officeooo:rsid="00e614c6" style:font-size-asian="9.60000038146973pt" style:font-size-complex="11pt"/>
    </style:style>
    <style:style style:name="T51" style:family="text">
      <style:text-properties fo:font-size="11pt" officeooo:rsid="009bf389" style:font-size-asian="9.60000038146973pt" style:font-size-complex="11pt"/>
    </style:style>
    <style:style style:name="T52" style:family="text">
      <style:text-properties style:font-name="FreeMono"/>
    </style:style>
    <style:style style:name="T53" style:family="text">
      <style:text-properties style:font-name="FreeMono" fo:font-size="11pt" style:font-size-asian="11pt" style:font-size-complex="11pt"/>
    </style:style>
    <style:style style:name="T54" style:family="text">
      <style:text-properties style:font-name="FreeMono" fo:font-size="11pt" officeooo:rsid="001a075d" style:font-size-asian="11pt" style:font-size-complex="11pt"/>
    </style:style>
    <style:style style:name="T55" style:family="text">
      <style:text-properties style:font-name="FreeMono" fo:font-size="11pt" officeooo:rsid="0027c087" style:font-size-asian="11pt" style:font-size-complex="11pt"/>
    </style:style>
    <style:style style:name="T56" style:family="text">
      <style:text-properties style:font-name="FreeMono" fo:font-size="11pt" officeooo:rsid="002e1b56" style:font-size-asian="11pt" style:font-size-complex="11pt"/>
    </style:style>
    <style:style style:name="T57" style:family="text">
      <style:text-properties style:font-name="FreeMono" fo:font-size="11pt" officeooo:rsid="002fec62" style:font-size-asian="11pt" style:font-size-complex="11pt"/>
    </style:style>
    <style:style style:name="T58" style:family="text">
      <style:text-properties style:font-name="FreeMono" fo:font-size="11pt" officeooo:rsid="0033a15e" style:font-size-asian="11pt" style:font-size-complex="11pt"/>
    </style:style>
    <style:style style:name="T59" style:family="text">
      <style:text-properties style:font-name="FreeMono" fo:font-size="11pt" officeooo:rsid="00501038" style:font-size-asian="11pt" style:font-size-complex="11pt"/>
    </style:style>
    <style:style style:name="T60" style:family="text">
      <style:text-properties style:font-name="FreeMono" fo:font-size="11pt" officeooo:rsid="0050ae82" style:font-size-asian="11pt" style:font-size-complex="11pt"/>
    </style:style>
    <style:style style:name="T61" style:family="text">
      <style:text-properties style:font-name="FreeMono" fo:font-size="11pt" officeooo:rsid="00695403" style:font-size-asian="11pt" style:font-size-complex="11pt"/>
    </style:style>
    <style:style style:name="T62" style:family="text">
      <style:text-properties style:font-name="FreeMono" fo:font-size="11pt" officeooo:rsid="006ae572" style:font-size-asian="11pt" style:font-size-complex="11pt"/>
    </style:style>
    <style:style style:name="T63" style:family="text">
      <style:text-properties style:font-name="FreeMono" fo:font-size="11pt" officeooo:rsid="006d4948" style:font-size-asian="11pt" style:font-size-complex="11pt"/>
    </style:style>
    <style:style style:name="T64" style:family="text">
      <style:text-properties style:font-name="FreeMono" fo:font-size="11pt" officeooo:rsid="00627bba" style:font-size-asian="11pt" style:font-size-complex="11pt"/>
    </style:style>
    <style:style style:name="T65" style:family="text">
      <style:text-properties style:font-name="FreeMono" fo:font-size="11pt" officeooo:rsid="0063fb08" style:font-size-asian="11pt" style:font-size-complex="11pt"/>
    </style:style>
    <style:style style:name="T66" style:family="text">
      <style:text-properties style:font-name="FreeMono" fo:font-size="11pt" officeooo:rsid="0090e4a6" style:font-size-asian="11pt" style:font-size-complex="11pt"/>
    </style:style>
    <style:style style:name="T67" style:family="text">
      <style:text-properties style:font-name="FreeMono" fo:font-size="11pt" officeooo:rsid="0093142c" style:font-size-asian="11pt" style:font-size-complex="11pt"/>
    </style:style>
    <style:style style:name="T68" style:family="text">
      <style:text-properties style:font-name="FreeMono" fo:font-size="11pt" officeooo:rsid="0040543d" style:font-size-asian="11pt" style:font-size-complex="11pt"/>
    </style:style>
    <style:style style:name="T69" style:family="text">
      <style:text-properties style:font-name="FreeMono" fo:font-size="11pt" officeooo:rsid="003fb274" style:font-size-asian="11pt" style:font-size-complex="11pt"/>
    </style:style>
    <style:style style:name="T70" style:family="text">
      <style:text-properties style:font-name="FreeMono" fo:font-size="11pt" officeooo:rsid="009bf389" style:font-size-asian="11pt" style:font-size-complex="11pt"/>
    </style:style>
    <style:style style:name="T71" style:family="text">
      <style:text-properties style:font-name="FreeMono" fo:font-size="11pt" officeooo:rsid="009fb78c" style:font-size-asian="11pt" style:font-size-complex="11pt"/>
    </style:style>
    <style:style style:name="T72" style:family="text">
      <style:text-properties style:font-name="FreeMono" fo:font-size="11pt" officeooo:rsid="00d98b33" style:font-size-asian="11pt" style:font-size-complex="11pt"/>
    </style:style>
    <style:style style:name="T73" style:family="text">
      <style:text-properties style:font-name="FreeMono" fo:font-size="11pt" officeooo:rsid="00e2d908" style:font-size-asian="11pt" style:font-size-complex="11pt"/>
    </style:style>
    <style:style style:name="T74" style:family="text">
      <style:text-properties style:font-name="FreeMono" fo:font-size="11pt" officeooo:rsid="00346a32" style:font-size-asian="11pt" style:font-size-complex="11pt"/>
    </style:style>
    <style:style style:name="T75" style:family="text">
      <style:text-properties style:font-name="FreeMono" fo:font-size="11pt" officeooo:rsid="00e614c6" style:font-size-asian="11pt" style:font-size-complex="11pt"/>
    </style:style>
    <style:style style:name="T76" style:family="text">
      <style:text-properties style:font-name="FreeMono" fo:font-size="11pt" officeooo:rsid="00e64ffd" style:font-size-asian="11pt" style:font-size-complex="11pt"/>
    </style:style>
    <style:style style:name="T77" style:family="text">
      <style:text-properties style:font-name="FreeMono" fo:font-size="11pt" officeooo:rsid="00e6da8b" style:font-size-asian="11pt" style:font-size-complex="11pt"/>
    </style:style>
    <style:style style:name="T78" style:family="text">
      <style:text-properties style:font-name="FreeMono" fo:font-size="11pt" officeooo:rsid="00f2c4c7" style:font-size-asian="11pt" style:font-size-complex="11pt"/>
    </style:style>
    <style:style style:name="T79" style:family="text">
      <style:text-properties style:font-name="FreeMono" fo:font-size="11pt" officeooo:rsid="00f71d83" style:font-size-asian="11pt" style:font-size-complex="11pt"/>
    </style:style>
    <style:style style:name="T80" style:family="text">
      <style:text-properties style:font-name="FreeMono" fo:font-size="11pt" officeooo:rsid="00f728d6" style:font-size-asian="11pt" style:font-size-complex="11pt"/>
    </style:style>
    <style:style style:name="T81" style:family="text">
      <style:text-properties style:font-name="FreeMono" fo:font-size="11pt" officeooo:rsid="00f8ce44" style:font-size-asian="11pt" style:font-size-complex="11pt"/>
    </style:style>
    <style:style style:name="T82" style:family="text">
      <style:text-properties style:font-name="FreeMono" fo:font-size="11pt" officeooo:rsid="00fa76ab" style:font-size-asian="11pt" style:font-size-complex="11pt"/>
    </style:style>
    <style:style style:name="T83" style:family="text">
      <style:text-properties style:font-name="FreeMono" fo:font-size="11pt" fo:font-weight="normal" officeooo:rsid="0063fb08" style:font-size-asian="11pt" style:font-weight-asian="normal" style:font-size-complex="11pt" style:font-weight-complex="normal"/>
    </style:style>
    <style:style style:name="T84" style:family="text">
      <style:text-properties style:font-name="FreeMono" fo:font-size="11pt" fo:font-weight="normal" officeooo:rsid="0065f1d7" style:font-name-asian="Noto Sans CJK SC" style:font-size-asian="11pt" style:font-weight-asian="normal" style:font-name-complex="Lohit Devanagari" style:font-size-complex="11pt" style:font-weight-complex="normal"/>
    </style:style>
    <style:style style:name="T85" style:family="text">
      <style:text-properties style:font-name="FreeMono" officeooo:rsid="001a075d"/>
    </style:style>
    <style:style style:name="T86" style:family="text">
      <style:text-properties style:font-name="FreeMono" officeooo:rsid="002dd5f7"/>
    </style:style>
    <style:style style:name="T87" style:family="text">
      <style:text-properties style:font-name="FreeMono" officeooo:rsid="002e1b56"/>
    </style:style>
    <style:style style:name="T88" style:family="text">
      <style:text-properties style:font-name="FreeMono" officeooo:rsid="00346a32"/>
    </style:style>
    <style:style style:name="T89" style:family="text">
      <style:text-properties style:font-name="FreeMono" officeooo:rsid="00383ee2"/>
    </style:style>
    <style:style style:name="T90" style:family="text">
      <style:text-properties style:font-name="FreeMono" officeooo:rsid="003979b2"/>
    </style:style>
    <style:style style:name="T91" style:family="text">
      <style:text-properties style:font-name="FreeMono" officeooo:rsid="0033a15e"/>
    </style:style>
    <style:style style:name="T92" style:family="text">
      <style:text-properties style:font-name="FreeMono" officeooo:rsid="00411d00"/>
    </style:style>
    <style:style style:name="T93" style:family="text">
      <style:text-properties style:font-name="FreeMono" officeooo:rsid="00360bcd"/>
    </style:style>
    <style:style style:name="T94" style:family="text">
      <style:text-properties style:font-name="FreeMono" officeooo:rsid="0037b10f"/>
    </style:style>
    <style:style style:name="T95" style:family="text">
      <style:text-properties style:font-name="FreeMono" officeooo:rsid="004840f1"/>
    </style:style>
    <style:style style:name="T96" style:family="text">
      <style:text-properties style:font-name="FreeMono" officeooo:rsid="003d9111"/>
    </style:style>
    <style:style style:name="T97" style:family="text">
      <style:text-properties style:font-name="FreeMono" officeooo:rsid="003c33d1"/>
    </style:style>
    <style:style style:name="T98" style:family="text">
      <style:text-properties style:font-name="FreeMono" officeooo:rsid="003fb274"/>
    </style:style>
    <style:style style:name="T99" style:family="text">
      <style:text-properties style:font-name="FreeMono" officeooo:rsid="0050ae82"/>
    </style:style>
    <style:style style:name="T100" style:family="text">
      <style:text-properties style:font-name="FreeMono" officeooo:rsid="0093526a"/>
    </style:style>
    <style:style style:name="T101" style:family="text">
      <style:text-properties style:font-name="FreeMono" officeooo:rsid="009fb78c"/>
    </style:style>
    <style:style style:name="T102" style:family="text">
      <style:text-properties officeooo:rsid="001a075d"/>
    </style:style>
    <style:style style:name="T103" style:family="text">
      <style:text-properties officeooo:rsid="001cb7e2"/>
    </style:style>
    <style:style style:name="T104" style:family="text">
      <style:text-properties officeooo:rsid="001e4423"/>
    </style:style>
    <style:style style:name="T105" style:family="text">
      <style:text-properties fo:font-style="italic" style:font-style-asian="italic" style:font-style-complex="italic"/>
    </style:style>
    <style:style style:name="T106" style:family="text">
      <style:text-properties officeooo:rsid="001f64ad"/>
    </style:style>
    <style:style style:name="T107" style:family="text">
      <style:text-properties officeooo:rsid="002126ae"/>
    </style:style>
    <style:style style:name="T108" style:family="text">
      <style:text-properties officeooo:rsid="00234e95"/>
    </style:style>
    <style:style style:name="T109" style:family="text">
      <style:text-properties officeooo:rsid="0029838a"/>
    </style:style>
    <style:style style:name="T110" style:family="text">
      <style:text-properties officeooo:rsid="002ca249"/>
    </style:style>
    <style:style style:name="T111" style:family="text">
      <style:text-properties officeooo:rsid="002dd5f7"/>
    </style:style>
    <style:style style:name="T112" style:family="text">
      <style:text-properties officeooo:rsid="002e1b56"/>
    </style:style>
    <style:style style:name="T113" style:family="text">
      <style:text-properties officeooo:rsid="0032c179"/>
    </style:style>
    <style:style style:name="T114" style:family="text">
      <style:text-properties officeooo:rsid="00346a32"/>
    </style:style>
    <style:style style:name="T115" style:family="text">
      <style:text-properties officeooo:rsid="00360bcd"/>
    </style:style>
    <style:style style:name="T116" style:family="text">
      <style:text-properties officeooo:rsid="00383ee2"/>
    </style:style>
    <style:style style:name="T117" style:family="text">
      <style:text-properties officeooo:rsid="003979b2"/>
    </style:style>
    <style:style style:name="T118" style:family="text">
      <style:text-properties officeooo:rsid="003b661a"/>
    </style:style>
    <style:style style:name="T119" style:family="text">
      <style:text-properties officeooo:rsid="003c33d1"/>
    </style:style>
    <style:style style:name="T120" style:family="text">
      <style:text-properties officeooo:rsid="003dd540"/>
    </style:style>
    <style:style style:name="T121" style:family="text">
      <style:text-properties officeooo:rsid="0040543d"/>
    </style:style>
    <style:style style:name="T122" style:family="text">
      <style:text-properties officeooo:rsid="00411d00"/>
    </style:style>
    <style:style style:name="T123" style:family="text">
      <style:text-properties style:text-line-through-style="none" style:text-line-through-type="none" officeooo:rsid="00411d00"/>
    </style:style>
    <style:style style:name="T124" style:family="text">
      <style:text-properties officeooo:rsid="004229a9"/>
    </style:style>
    <style:style style:name="T125" style:family="text">
      <style:text-properties officeooo:rsid="0044fda8"/>
    </style:style>
    <style:style style:name="T126" style:family="text">
      <style:text-properties officeooo:rsid="0045e276"/>
    </style:style>
    <style:style style:name="T127" style:family="text">
      <style:text-properties officeooo:rsid="004840f1"/>
    </style:style>
    <style:style style:name="T128" style:family="text">
      <style:text-properties officeooo:rsid="0049f0a3"/>
    </style:style>
    <style:style style:name="T129" style:family="text">
      <style:text-properties officeooo:rsid="004a672b"/>
    </style:style>
    <style:style style:name="T130" style:family="text">
      <style:text-properties officeooo:rsid="00522694"/>
    </style:style>
    <style:style style:name="T131" style:family="text">
      <style:text-properties officeooo:rsid="00524927"/>
    </style:style>
    <style:style style:name="T132" style:family="text">
      <style:text-properties officeooo:rsid="00541308"/>
    </style:style>
    <style:style style:name="T133" style:family="text">
      <style:text-properties style:font-name="Liberation Sans"/>
    </style:style>
    <style:style style:name="T134" style:family="text">
      <style:text-properties style:font-name="Liberation Sans" fo:font-size="11pt" fo:font-weight="normal" officeooo:rsid="00627bba" style:font-name-asian="Noto Sans CJK SC" style:font-size-asian="11pt" style:font-weight-asian="normal" style:font-name-complex="Lohit Devanagari" style:font-size-complex="11pt" style:font-weight-complex="normal"/>
    </style:style>
    <style:style style:name="T135" style:family="text">
      <style:text-properties style:font-name="Liberation Sans" fo:font-size="11pt" fo:font-weight="normal" officeooo:rsid="0065f1d7" style:font-name-asian="Noto Sans CJK SC" style:font-size-asian="11pt" style:font-weight-asian="normal" style:font-name-complex="Lohit Devanagari" style:font-size-complex="11pt" style:font-weight-complex="normal"/>
    </style:style>
    <style:style style:name="T136" style:family="text">
      <style:text-properties style:font-name="Liberation Sans" fo:font-size="11pt" style:font-size-asian="11pt" style:font-size-complex="11pt"/>
    </style:style>
    <style:style style:name="T137" style:family="text">
      <style:text-properties style:font-name="Liberation Sans" fo:font-size="11pt" officeooo:rsid="00346a32" style:font-size-asian="11pt" style:font-size-complex="11pt"/>
    </style:style>
    <style:style style:name="T138" style:family="text">
      <style:text-properties style:font-name="Liberation Sans" fo:font-size="11pt" officeooo:rsid="009954d5" style:font-size-asian="11pt" style:font-size-complex="11pt"/>
    </style:style>
    <style:style style:name="T139" style:family="text">
      <style:text-properties style:font-name="Liberation Sans" fo:font-size="11pt" officeooo:rsid="009a8f7d" style:font-size-asian="11pt" style:font-size-complex="11pt"/>
    </style:style>
    <style:style style:name="T140" style:family="text">
      <style:text-properties style:font-name="Liberation Sans" fo:font-size="11pt" officeooo:rsid="0040543d" style:font-size-asian="11pt" style:font-size-complex="11pt"/>
    </style:style>
    <style:style style:name="T141" style:family="text">
      <style:text-properties style:font-name="Liberation Sans" fo:font-size="11pt" officeooo:rsid="00a17a0f" style:font-size-asian="11pt" style:font-size-complex="11pt"/>
    </style:style>
    <style:style style:name="T142" style:family="text">
      <style:text-properties style:font-name="Liberation Sans" fo:font-size="11pt" officeooo:rsid="00a3362a" style:font-size-asian="11pt" style:font-size-complex="11pt"/>
    </style:style>
    <style:style style:name="T143" style:family="text">
      <style:text-properties style:font-name="Liberation Sans" fo:font-size="11pt" officeooo:rsid="00a44983" style:font-size-asian="11pt" style:font-size-complex="11pt"/>
    </style:style>
    <style:style style:name="T144" style:family="text">
      <style:text-properties style:font-name="Liberation Sans" fo:font-size="11pt" officeooo:rsid="00a518f4" style:font-size-asian="11pt" style:font-size-complex="11pt"/>
    </style:style>
    <style:style style:name="T145" style:family="text">
      <style:text-properties style:font-name="Liberation Sans" fo:font-size="11pt" officeooo:rsid="00b78564" style:font-size-asian="11pt" style:font-size-complex="11pt"/>
    </style:style>
    <style:style style:name="T146" style:family="text">
      <style:text-properties style:font-name="Liberation Sans" fo:font-size="11pt" officeooo:rsid="00b8dd3c" style:font-size-asian="11pt" style:font-size-complex="11pt"/>
    </style:style>
    <style:style style:name="T147" style:family="text">
      <style:text-properties style:font-name="Liberation Sans" fo:font-size="11pt" officeooo:rsid="00ba62c6" style:font-size-asian="11pt" style:font-size-complex="11pt"/>
    </style:style>
    <style:style style:name="T148" style:family="text">
      <style:text-properties style:font-name="Liberation Sans" fo:font-size="11pt" officeooo:rsid="00bb52af" style:font-size-asian="11pt" style:font-size-complex="11pt"/>
    </style:style>
    <style:style style:name="T149" style:family="text">
      <style:text-properties style:font-name="Liberation Sans" fo:font-size="11pt" officeooo:rsid="00bd9009" style:font-size-asian="11pt" style:font-size-complex="11pt"/>
    </style:style>
    <style:style style:name="T150" style:family="text">
      <style:text-properties style:font-name="Liberation Sans" fo:font-size="11pt" officeooo:rsid="00bf2228" style:font-size-asian="11pt" style:font-size-complex="11pt"/>
    </style:style>
    <style:style style:name="T151" style:family="text">
      <style:text-properties style:font-name="Liberation Sans" fo:font-size="11pt" officeooo:rsid="00bf985e" style:font-size-asian="11pt" style:font-size-complex="11pt"/>
    </style:style>
    <style:style style:name="T152" style:family="text">
      <style:text-properties style:font-name="Liberation Sans" fo:font-size="11pt" officeooo:rsid="00bfeda7" style:font-size-asian="11pt" style:font-size-complex="11pt"/>
    </style:style>
    <style:style style:name="T153" style:family="text">
      <style:text-properties style:font-name="Liberation Sans" fo:font-size="11pt" officeooo:rsid="00c3cb3a" style:font-size-asian="11pt" style:font-size-complex="11pt"/>
    </style:style>
    <style:style style:name="T154" style:family="text">
      <style:text-properties style:font-name="Liberation Sans" fo:font-size="11pt" officeooo:rsid="00c426fc" style:font-size-asian="11pt" style:font-size-complex="11pt"/>
    </style:style>
    <style:style style:name="T155" style:family="text">
      <style:text-properties style:font-name="Liberation Sans" fo:font-size="11pt" officeooo:rsid="00c72a39" style:font-size-asian="11pt" style:font-size-complex="11pt"/>
    </style:style>
    <style:style style:name="T156" style:family="text">
      <style:text-properties style:font-name="Liberation Sans" fo:font-size="11pt" officeooo:rsid="00c9baa8" style:font-size-asian="11pt" style:font-size-complex="11pt"/>
    </style:style>
    <style:style style:name="T157" style:family="text">
      <style:text-properties style:font-name="Liberation Sans" fo:font-size="11pt" officeooo:rsid="00d75980" style:font-size-asian="11pt" style:font-size-complex="11pt"/>
    </style:style>
    <style:style style:name="T158" style:family="text">
      <style:text-properties style:font-name="Liberation Sans" fo:font-size="11pt" officeooo:rsid="00d9264b" style:font-size-asian="11pt" style:font-size-complex="11pt"/>
    </style:style>
    <style:style style:name="T159" style:family="text">
      <style:text-properties style:font-name="Liberation Sans" fo:font-size="11pt" officeooo:rsid="00db8efb" style:font-size-asian="11pt" style:font-size-complex="11pt"/>
    </style:style>
    <style:style style:name="T160" style:family="text">
      <style:text-properties style:font-name="Liberation Sans" fo:font-size="11pt" officeooo:rsid="00dbdd74" style:font-size-asian="11pt" style:font-size-complex="11pt"/>
    </style:style>
    <style:style style:name="T161" style:family="text">
      <style:text-properties style:font-name="Liberation Sans" fo:font-size="11pt" officeooo:rsid="00de9f8e" style:font-size-asian="11pt" style:font-size-complex="11pt"/>
    </style:style>
    <style:style style:name="T162" style:family="text">
      <style:text-properties style:font-name="Liberation Sans" fo:font-size="11pt" officeooo:rsid="00e2d908" style:font-size-asian="11pt" style:font-size-complex="11pt"/>
    </style:style>
    <style:style style:name="T163" style:family="text">
      <style:text-properties style:font-name="Liberation Sans" fo:font-size="11pt" officeooo:rsid="00e46414" style:font-size-asian="11pt" style:font-size-complex="11pt"/>
    </style:style>
    <style:style style:name="T164" style:family="text">
      <style:text-properties style:font-name="Liberation Sans" fo:font-size="11pt" officeooo:rsid="00e64ffd" style:font-size-asian="11pt" style:font-size-complex="11pt"/>
    </style:style>
    <style:style style:name="T165" style:family="text">
      <style:text-properties style:font-name="Liberation Sans" fo:font-size="11pt" officeooo:rsid="00e6da8b" style:font-size-asian="11pt" style:font-size-complex="11pt"/>
    </style:style>
    <style:style style:name="T166" style:family="text">
      <style:text-properties style:font-name="Liberation Sans" fo:font-size="11pt" officeooo:rsid="00e89d12" style:font-size-asian="11pt" style:font-size-complex="11pt"/>
    </style:style>
    <style:style style:name="T167" style:family="text">
      <style:text-properties style:font-name="Liberation Sans" fo:font-size="11pt" officeooo:rsid="00b58e84" style:font-size-asian="11pt" style:font-size-complex="11pt"/>
    </style:style>
    <style:style style:name="T168" style:family="text">
      <style:text-properties style:font-name="Liberation Sans" fo:font-size="11pt" officeooo:rsid="00e918a5" style:font-size-asian="11pt" style:font-size-complex="11pt"/>
    </style:style>
    <style:style style:name="T169" style:family="text">
      <style:text-properties style:font-name="Liberation Sans" fo:font-size="11pt" officeooo:rsid="00ee8ad1" style:font-size-asian="11pt" style:font-size-complex="11pt"/>
    </style:style>
    <style:style style:name="T170" style:family="text">
      <style:text-properties style:font-name="Liberation Sans" fo:font-size="11pt" officeooo:rsid="00eee364" style:font-size-asian="11pt" style:font-size-complex="11pt"/>
    </style:style>
    <style:style style:name="T171" style:family="text">
      <style:text-properties style:font-name="Liberation Sans" fo:font-size="11pt" officeooo:rsid="00f01cd6" style:font-size-asian="11pt" style:font-size-complex="11pt"/>
    </style:style>
    <style:style style:name="T172" style:family="text">
      <style:text-properties style:font-name="Liberation Sans" fo:font-size="11pt" officeooo:rsid="00f0617e" style:font-size-asian="11pt" style:font-size-complex="11pt"/>
    </style:style>
    <style:style style:name="T173" style:family="text">
      <style:text-properties style:font-name="Liberation Sans" fo:font-size="11pt" officeooo:rsid="00f148c7" style:font-size-asian="11pt" style:font-size-complex="11pt"/>
    </style:style>
    <style:style style:name="T174" style:family="text">
      <style:text-properties style:font-name="Liberation Sans" fo:font-size="11pt" officeooo:rsid="00f8042e" style:font-size-asian="11pt" style:font-size-complex="11pt"/>
    </style:style>
    <style:style style:name="T175" style:family="text">
      <style:text-properties style:font-name="Liberation Sans" fo:font-size="11pt" officeooo:rsid="00f8ce44" style:font-size-asian="11pt" style:font-size-complex="11pt"/>
    </style:style>
    <style:style style:name="T176" style:family="text">
      <style:text-properties style:font-name="Liberation Sans" fo:font-size="11pt" officeooo:rsid="00fa76ab" style:font-size-asian="11pt" style:font-size-complex="11pt"/>
    </style:style>
    <style:style style:name="T177" style:family="text">
      <style:text-properties style:font-name="Liberation Sans" fo:font-size="11pt" officeooo:rsid="00a66240" style:font-size-asian="9.60000038146973pt" style:font-size-complex="11pt"/>
    </style:style>
    <style:style style:name="T178" style:family="text">
      <style:text-properties style:font-name="Liberation Sans" fo:font-size="11pt" officeooo:rsid="00e614c6" style:font-size-asian="9.60000038146973pt" style:font-size-complex="11pt"/>
    </style:style>
    <style:style style:name="T179" style:family="text">
      <style:text-properties style:font-name="Liberation Sans" fo:font-weight="bold" style:font-name-asian="Noto Sans CJK SC" style:font-weight-asian="bold" style:font-name-complex="Lohit Devanagari" style:font-weight-complex="bold"/>
    </style:style>
    <style:style style:name="T180" style:family="text">
      <style:text-properties style:font-name="Liberation Sans" fo:font-weight="bold" officeooo:rsid="0065f1d7" style:font-name-asian="Noto Sans CJK SC" style:font-weight-asian="bold" style:font-name-complex="Lohit Devanagari" style:font-weight-complex="bold"/>
    </style:style>
    <style:style style:name="T181" style:family="text">
      <style:text-properties style:font-name="Liberation Sans" fo:font-size="11.8000001907349pt" style:font-size-asian="11.8000001907349pt" style:font-size-complex="11.8000001907349pt"/>
    </style:style>
    <style:style style:name="T182" style:family="text">
      <style:text-properties style:font-name="Liberation Sans" fo:font-size="11.8000001907349pt" officeooo:rsid="0033a15e" style:font-size-asian="11.8000001907349pt" style:font-size-complex="11.8000001907349pt"/>
    </style:style>
    <style:style style:name="T183" style:family="text">
      <style:text-properties style:font-name="Liberation Sans" fo:font-size="11.8000001907349pt" officeooo:rsid="003fb274" style:font-size-asian="11.8000001907349pt" style:font-size-complex="11.8000001907349pt"/>
    </style:style>
    <style:style style:name="T184" style:family="text">
      <style:text-properties style:font-name="Liberation Sans" fo:font-size="11.8000001907349pt" officeooo:rsid="0040543d" style:font-size-asian="11.8000001907349pt" style:font-size-complex="11.8000001907349pt"/>
    </style:style>
    <style:style style:name="T185" style:family="text">
      <style:text-properties style:font-name="Liberation Sans" fo:font-size="11.8000001907349pt" officeooo:rsid="009954d5" style:font-size-asian="11.8000001907349pt" style:font-size-complex="11.8000001907349pt"/>
    </style:style>
    <style:style style:name="T186" style:family="text">
      <style:text-properties style:font-name="Liberation Sans" fo:font-size="11.8000001907349pt" officeooo:rsid="00501038" style:font-size-asian="11.8000001907349pt" style:font-size-complex="11.8000001907349pt"/>
    </style:style>
    <style:style style:name="T187" style:family="text">
      <style:text-properties style:font-name="Liberation Sans" fo:font-size="11.8000001907349pt" officeooo:rsid="0090e4a6" style:font-size-asian="11.8000001907349pt" style:font-size-complex="11.8000001907349pt"/>
    </style:style>
    <style:style style:name="T188" style:family="text">
      <style:text-properties style:font-name="Liberation Sans" fo:font-size="11.8000001907349pt" officeooo:rsid="00a17a0f" style:font-size-asian="11.8000001907349pt" style:font-size-complex="11.8000001907349pt"/>
    </style:style>
    <style:style style:name="T189" style:family="text">
      <style:text-properties style:font-name="Liberation Sans" fo:font-size="11.8000001907349pt" officeooo:rsid="00e6da8b" style:font-size-asian="11.8000001907349pt" style:font-size-complex="11.8000001907349pt"/>
    </style:style>
    <style:style style:name="T190" style:family="text">
      <style:text-properties style:font-name="Liberation Sans" fo:font-size="11.8000001907349pt" fo:font-weight="bold" officeooo:rsid="00e6da8b" style:font-name-asian="Noto Sans CJK SC" style:font-size-asian="11.8000001907349pt" style:font-weight-asian="bold" style:font-name-complex="Lohit Devanagari" style:font-size-complex="11.8000001907349pt" style:font-weight-complex="bold"/>
    </style:style>
    <style:style style:name="T191" style:family="text">
      <style:text-properties style:font-name="Liberation Sans" fo:font-size="11.8000001907349pt" fo:font-weight="bold" officeooo:rsid="00f148c7" style:font-name-asian="Noto Sans CJK SC" style:font-size-asian="11.8000001907349pt" style:font-weight-asian="bold" style:font-name-complex="Lohit Devanagari" style:font-size-complex="11.8000001907349pt" style:font-weight-complex="bold"/>
    </style:style>
    <style:style style:name="T192" style:family="text">
      <style:text-properties style:font-name="Liberation Sans" officeooo:rsid="00a17a0f"/>
    </style:style>
    <style:style style:name="T193" style:family="text">
      <style:text-properties style:font-name="Liberation Sans" officeooo:rsid="00e64ffd"/>
    </style:style>
    <style:style style:name="T194" style:family="text">
      <style:text-properties style:font-name="Liberation Sans" fo:font-size="11.8999996185303pt" fo:font-weight="bold" officeooo:rsid="00e918a5" style:font-name-asian="Noto Sans CJK SC" style:font-size-asian="11.8999996185303pt" style:font-weight-asian="bold" style:font-name-complex="Lohit Devanagari" style:font-size-complex="11.8999996185303pt" style:font-weight-complex="bold"/>
    </style:style>
    <style:style style:name="T195" style:family="text">
      <style:text-properties style:font-name="Liberation Sans" officeooo:rsid="00346a32"/>
    </style:style>
    <style:style style:name="T196" style:family="text">
      <style:text-properties style:font-name="Liberation Sans" officeooo:rsid="00360bcd"/>
    </style:style>
    <style:style style:name="T197" style:family="text">
      <style:text-properties officeooo:rsid="0063fb08"/>
    </style:style>
    <style:style style:name="T198" style:family="text">
      <style:text-properties officeooo:rsid="0064a9fc"/>
    </style:style>
    <style:style style:name="T199" style:family="text">
      <style:text-properties officeooo:rsid="0079082d"/>
    </style:style>
    <style:style style:name="T200" style:family="text">
      <style:text-properties officeooo:rsid="0080de28"/>
    </style:style>
    <style:style style:name="T201" style:family="text">
      <style:text-properties officeooo:rsid="008fdbfc"/>
    </style:style>
    <style:style style:name="T202" style:family="text">
      <style:text-properties officeooo:rsid="0050ae82"/>
    </style:style>
    <style:style style:name="T203" style:family="text">
      <style:text-properties officeooo:rsid="0093526a"/>
    </style:style>
    <style:style style:name="T204" style:family="text">
      <style:text-properties officeooo:rsid="009782ed"/>
    </style:style>
    <style:style style:name="T205" style:family="text">
      <style:text-properties officeooo:rsid="003fb274"/>
    </style:style>
    <style:style style:name="T206" style:family="text">
      <style:text-properties fo:font-weight="bold" officeooo:rsid="00a17a0f" style:font-weight-asian="bold" style:font-weight-complex="bold"/>
    </style:style>
    <style:style style:name="T207" style:family="text">
      <style:text-properties fo:font-weight="bold" officeooo:rsid="00b67686" style:font-weight-asian="bold" style:font-weight-complex="bold"/>
    </style:style>
    <style:style style:name="T208" style:family="text">
      <style:text-properties officeooo:rsid="00a66240"/>
    </style:style>
    <style:style style:name="T209" style:family="text">
      <style:text-properties officeooo:rsid="00a7c8e7"/>
    </style:style>
    <style:style style:name="T210" style:family="text">
      <style:text-properties officeooo:rsid="00b24781"/>
    </style:style>
    <style:style style:name="T211" style:family="text">
      <style:text-properties officeooo:rsid="00b41a5a"/>
    </style:style>
    <style:style style:name="T212" style:family="text">
      <style:text-properties officeooo:rsid="00b5e873"/>
    </style:style>
    <style:style style:name="T213" style:family="text">
      <style:text-properties officeooo:rsid="00b67686"/>
    </style:style>
    <style:style style:name="T214" style:family="text">
      <style:text-properties officeooo:rsid="00b8dd3c"/>
    </style:style>
    <style:style style:name="T215" style:family="text">
      <style:text-properties officeooo:rsid="00bb96df"/>
    </style:style>
    <style:style style:name="T216" style:family="text">
      <style:text-properties officeooo:rsid="00bd9009"/>
    </style:style>
    <style:style style:name="T217" style:family="text">
      <style:text-properties officeooo:rsid="00bf2228"/>
    </style:style>
    <style:style style:name="T218" style:family="text">
      <style:text-properties officeooo:rsid="00bfeda7"/>
    </style:style>
    <style:style style:name="T219" style:family="text">
      <style:text-properties officeooo:rsid="00cb30b0"/>
    </style:style>
    <style:style style:name="T220" style:family="text">
      <style:text-properties officeooo:rsid="00d3b8b8"/>
    </style:style>
    <style:style style:name="T221" style:family="text">
      <style:text-properties officeooo:rsid="00d9264b"/>
    </style:style>
    <style:style style:name="T222" style:family="text">
      <style:text-properties style:text-position="super 58%" fo:font-size="11pt" style:font-size-asian="11pt" style:font-size-complex="11pt"/>
    </style:style>
    <style:style style:name="T223" style:family="text">
      <style:text-properties officeooo:rsid="00e64ffd"/>
    </style:style>
    <style:style style:name="T224" style:family="text">
      <style:text-properties officeooo:rsid="00e6da8b"/>
    </style:style>
    <style:style style:name="T225" style:family="text">
      <style:text-properties officeooo:rsid="00e89d12"/>
    </style:style>
    <style:style style:name="T226" style:family="text">
      <style:text-properties officeooo:rsid="00ba62c6"/>
    </style:style>
    <style:style style:name="T227" style:family="text">
      <style:text-properties officeooo:rsid="00e918a5"/>
    </style:style>
    <style:style style:name="T228" style:family="text">
      <style:text-properties officeooo:rsid="00eee364"/>
    </style:style>
    <style:style style:name="T229" style:family="text">
      <style:text-properties fo:font-variant="normal" fo:text-transform="none" fo:color="#000000" style:font-name="Liberation Sans" fo:font-size="11pt" fo:letter-spacing="normal" fo:font-style="normal" fo:font-weight="normal" officeooo:rsid="00eee364" style:font-size-asian="11pt" style:font-weight-asian="normal" style:font-size-complex="11pt" style:font-weight-complex="normal"/>
    </style:style>
    <style:style style:name="T230" style:family="text">
      <style:text-properties fo:font-variant="normal" fo:text-transform="none" fo:color="#000000" style:font-name="Liberation Sans" fo:font-size="11pt" fo:letter-spacing="normal" fo:font-style="normal" fo:font-weight="normal" officeooo:rsid="00f01cd6" style:font-size-asian="11pt" style:font-weight-asian="normal" style:font-size-complex="11pt" style:font-weight-complex="normal"/>
    </style:style>
    <style:style style:name="T231" style:family="text">
      <style:text-properties officeooo:rsid="00f71d83"/>
    </style:style>
    <style:style style:name="T232" style:family="text">
      <style:text-properties officeooo:rsid="00f728d6"/>
    </style:style>
    <style:style style:name="T233" style:family="text">
      <style:text-properties style:font-name="Liberation Sans" fo:font-size="11pt" officeooo:rsid="00f728d6" style:font-size-asian="11pt" style:font-size-complex="11pt"/>
    </style:style>
    <style:style style:name="T234" style:family="text">
      <style:text-properties style:font-name="Liberation Sans" fo:font-size="11pt" officeooo:rsid="00a66240" style:font-size-asian="11pt" style:font-size-complex="11pt"/>
    </style:style>
    <style:style style:name="T235" style:family="text">
      <style:text-properties style:font-name="Liberation Sans" fo:font-size="11pt" officeooo:rsid="00f8042e" style:font-size-asian="11pt" style:font-size-complex="11pt"/>
    </style:style>
    <style:style style:name="T236" style:family="text">
      <style:text-properties style:font-name="Liberation Sans" fo:font-size="11pt" officeooo:rsid="00f8ce44" style:font-size-asian="11pt" style:font-size-complex="11pt"/>
    </style:style>
    <style:style style:name="T237" style:family="text">
      <style:text-properties style:font-name="Liberation Sans" officeooo:rsid="0090e4a6" style:font-name-asian="Noto Sans CJK SC" style:font-name-complex="Lohit Devanagari"/>
    </style:style>
    <style:style style:name="T238" style:family="text">
      <style:text-properties style:font-name="Liberation Sans" officeooo:rsid="00f728d6" style:font-name-asian="Noto Sans CJK SC" style:font-name-complex="Lohit Devanagari"/>
    </style:style>
    <style:style style:name="T239" style:family="text">
      <style:text-properties officeooo:rsid="00f8042e"/>
    </style:style>
    <style:style style:name="T240" style:family="text">
      <style:text-properties officeooo:rsid="00fa76a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RBON</text:p>
      <text:p text:style-name="Subtitle">V 0.<text:span text:style-name="T113">6</text:span></text:p>
      <text:p text:style-name="P55">A Binary Object Notation by Balancing Rock.</text:p>
      <text:h text:style-name="P175" text:outline-level="1"/>
      <text:h text:style-name="P177" text:outline-level="1">Introduction</text:h>
      <text:p text:style-name="P15">BRBON is a binary storage format specification. It started out as a binary version for JSON but the requirement for speed has rendered some JSON aspects obsolete. Still, the JSON origins can be <text:span text:style-name="T113">recognized</text:span> in the object oriented approach.</text:p>
      <text:p text:style-name="P15">The major design driver for BRBON is speed. Speed in access and speed in loading &amp; storage. A secondary goal was predictable speed.</text:p>
      <text:p text:style-name="P15">Strictly speaking BRBON only refers to the format specification, not an implementation. However a reference API is offered for free under the same name.</text:p>
      <text:p text:style-name="P15"/>
      <text:p text:style-name="P17">Features:</text:p>
      <text:p text:style-name="P17"/>
      <text:p text:style-name="P15">- Vectored access: The format includes vectors that can be used to quickly traverse the entire structure (in both directions).</text:p>
      <text:p text:style-name="P15">- Named objects: Objects may be named for identification, a hash value is included for faster name recognition.</text:p>
      <text:p text:style-name="P15">- Aligned to 8 byte boundaries: Most of the elements in the structure are aligned to 8 byte boundaries. This ensures alignment for a<text:span text:style-name="T113">l</text:span>l types.</text:p>
      <text:p text:style-name="P15">- All standard types are supported: Bool, Int8, Int16, Int32, Int64, UInt8, UInt16, UInt32, UInt64, Float32, Float64, String, Binary, UUID</text:p>
      <text:p text:style-name="P18">- Collection types: Array, Dictionary, Sequence, Table.</text:p>
      <text:p text:style-name="P18">- Special type: Null.</text:p>
      <text:p text:style-name="P18">- Composite types: RGBA (color), Font</text:p>
      <text:p text:style-name="P18">- Array’s are packed for optimal storage density.</text:p>
      <text:p text:style-name="P18">- The maximum Item capacity is 2GB (Int32.max). (The unfinished Block specification will include the capability for larger structures)</text:p>
      <text:p text:style-name="P15"/>
      <text:p text:style-name="P14"><text:span text:style-name="T1">At this point in time BRBON </text:span><text:span text:style-name="T9">specification</text:span><text:span text:style-name="T1"> is considered </text:span><text:span text:style-name="T9">usable but</text:span><text:span text:style-name="T1"> incomplete. The ‘Item’ specification has been completed but the ‘Block’ specification </text:span><text:span text:style-name="T9">is only present in a rudimentary way</text:span><text:span text:style-name="T1">. </text:span><text:span text:style-name="T9">However this</text:span><text:span text:style-name="T1"> specification can be used for <text:s/>storage needs and </text:span><text:span text:style-name="T9">data/file exchange between platforms of different endianness</text:span><text:span text:style-name="T1">.</text:span></text:p>
      <text:p text:style-name="P14"><text:span text:style-name="T1">Two alternatives for BRBON have been considered: BSON and BinSON. However both were found lacking with respect to the capabilities for high speed (</text:span><text:span text:style-name="T10">vectored</text:span><text:span text:style-name="T1">) access.</text:span></text:p>
      <text:p text:style-name="P1"/>
      <text:h text:style-name="P177" text:outline-level="1">History</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6">Date</text:p>
          </table:table-cell>
          <table:table-cell table:style-name="Table1.A1" office:value-type="string">
            <text:p text:style-name="P57">Version</text:p>
          </table:table-cell>
          <table:table-cell table:style-name="Table1.C1" office:value-type="string">
            <text:p text:style-name="P56">Changes</text:p>
          </table:table-cell>
        </table:table-row>
        <table:table-row table:style-name="TableLine94539107979184">
          <table:table-cell table:style-name="Table1.A5" office:value-type="string">
            <text:p text:style-name="P3">2018-02-24</text:p>
          </table:table-cell>
          <table:table-cell table:style-name="Table1.B2" office:value-type="string">
            <text:p text:style-name="P5">V0.2</text:p>
          </table:table-cell>
          <table:table-cell table:style-name="Table1.C2" office:value-type="string">
            <text:p text:style-name="P3">First Draft</text:p>
          </table:table-cell>
        </table:table-row>
        <table:table-row table:style-name="TableLine94539107981376">
          <table:table-cell table:style-name="Table1.A5" office:value-type="string">
            <text:p text:style-name="P3">2018-03-22</text:p>
          </table:table-cell>
          <table:table-cell table:style-name="Table1.B3" office:value-type="string">
            <text:p text:style-name="P5"><text:s/>V0.3</text:p>
          </table:table-cell>
          <table:table-cell table:style-name="Table1.C3" office:value-type="string">
            <text:p text:style-name="P58">Restyling, removed count from count/Value and renamed it small-value.</text:p>
            <text:p text:style-name="P3">No longer backwards compatible to V0.2</text:p>
          </table:table-cell>
        </table:table-row>
        <table:table-row table:style-name="TableLine94539107983136">
          <table:table-cell table:style-name="Table1.A5" office:value-type="string">
            <text:p text:style-name="P3">2018-03-30</text:p>
          </table:table-cell>
          <table:table-cell table:style-name="Table1.B4" office:value-type="string">
            <text:p text:style-name="P5">V0.3.1</text:p>
          </table:table-cell>
          <table:table-cell table:style-name="Table1.C4" office:value-type="string">
            <text:p text:style-name="P3">Added the UUID type</text:p>
          </table:table-cell>
        </table:table-row>
        <table:table-row table:style-name="TableLine94539107985152">
          <table:table-cell table:style-name="Table1.A5" office:value-type="string">
            <text:p text:style-name="P3">2018-05-03</text:p>
          </table:table-cell>
          <table:table-cell table:style-name="Table1.B5" office:value-type="string">
            <text:p text:style-name="P5">V0.4</text:p>
          </table:table-cell>
          <table:table-cell table:style-name="Table1.C5" office:value-type="string">
            <text:p text:style-name="P4">Added Color and Font</text:p>
            <text:p text:style-name="P4">General update of the entire document</text:p>
          </table:table-cell>
        </table:table-row>
        <table:table-row table:style-name="TableLine94539107987280">
          <table:table-cell table:style-name="Table1.A6" office:value-type="string">
            <text:p text:style-name="P62">2021-02-19</text:p>
          </table:table-cell>
          <table:table-cell table:style-name="Table1.B6" office:value-type="string">
            <text:p text:style-name="P63">V0.5</text:p>
          </table:table-cell>
          <table:table-cell table:style-name="Table1.C6" office:value-type="string">
            <text:p text:style-name="P62">Restricted the use of name characters to ASCII in the range 0x20..0x7E <text:span text:style-name="T107">(Including the names of columns in a table)</text:span></text:p>
            <text:p text:style-name="P64">Initial value of a CRC-32 is set to -1 instead of 0.</text:p>
            <text:p text:style-name="P62">No<text:span text:style-name="T103">t</text:span> backward compatible to V0.4</text:p>
          </table:table-cell>
        </table:table-row>
        <table:table-row table:style-name="TableLine94539107989712">
          <table:table-cell table:style-name="Table1.A7" office:value-type="string">
            <text:p text:style-name="P77">2021-03-07</text:p>
          </table:table-cell>
          <table:table-cell table:style-name="Table1.B7" office:value-type="string">
            <text:p text:style-name="P78">V0.6-<text:span text:style-name="T126">draft</text:span></text:p>
          </table:table-cell>
          <table:table-cell table:style-name="Table1.C7" office:value-type="string">
            <text:p text:style-name="P77">Added rudimentary block specification (Block type 1) </text:p>
          </table:table-cell>
        </table:table-row>
        <table:table-row table:style-name="TableLine94539107992304">
          <table:table-cell table:style-name="Table1.A8" office:value-type="string">
            <text:p text:style-name="P82">2021-05-05</text:p>
            <text:p text:style-name="P82">..</text:p>
            <text:p text:style-name="P204"><text:span text:style-name="T22">2021-05-0</text:span><text:span text:style-name="T23">7</text:span></text:p>
          </table:table-cell>
          <table:table-cell table:style-name="Table1.B8" office:value-type="string">
            <text:p text:style-name="P81">V0.6-draft</text:p>
          </table:table-cell>
          <table:table-cell table:style-name="Table1.C8" office:value-type="string">
            <text:p text:style-name="P82">Major improvement on the block specification</text:p>
          </table:table-cell>
        </table:table-row>
      </table:table>
      <text:p text:style-name="Text_20_body"/>
      <text:h text:style-name="P176" text:outline-level="1"/>
      <text:h text:style-name="P177" text:outline-level="1">Block</text:h>
      <text:p text:style-name="P129"><text:span text:style-name="T130">The purpose of a block header is </text:span><text:span text:style-name="T131">storage and retrieval as well as the assembly of data structures larger than 2^32 bytes </text:span><text:span text:style-name="T199">and </text:span><text:span text:style-name="T201">to </text:span><text:span text:style-name="T199">allow for</text:span><text:span text:style-name="T132"> streaming data.</text:span></text:p>
      <text:p text:style-name="P130">Optionally, parts of the block header as well as the data in the block may be encrypted to facilitate proof of authenticity.</text:p>
      <text:p text:style-name="P131"><text:span text:style-name="T200">S</text:span>everal APIs can be constructed on top of the block specification at different levels of complexity:</text:p>
      <text:p text:style-name="P145"><text:span text:style-name="T13">At the lowest level is an API that reads a single file</text:span><text:span text:style-name="T14"> and accesses the items in the block by using a path consisting of strings and indices. No support from the block header is needed for this type of API.</text:span></text:p>
      <text:p text:style-name="P268"><text:span text:style-name="T14">At </text:span><text:span text:style-name="T40">a</text:span><text:span text:style-name="T14"> higher level an API may be able to open several files at once and needs a way to distinguish between files. For this case the block-header supports a</text:span><text:span text:style-name="T38"> p</text:span><text:span text:style-name="T14">ath </text:span><text:span text:style-name="T38">prefix</text:span><text:span text:style-name="T14"> that is prepend </text:span><text:span text:style-name="T39">to </text:span><text:span text:style-name="T14">all item paths in the block. This </text:span><text:span text:style-name="T38">prefix</text:span><text:span text:style-name="T14"> also consists of strings and indices and uses a notation as in this example: “games/14”. The slash is used as the separator. (Note: Using the filename as a </text:span><text:span text:style-name="T38">prefix</text:span><text:span text:style-name="T14"> was considered but rejected as the end-user can change file names at will.)</text:span></text:p>
      <text:p text:style-name="P251"><text:span text:style-name="T15">To guarantee authenticity encryption is used. A block-</text:span><text:span text:style-name="T16">header</text:span><text:span text:style-name="T15"> can specify the location of a public key that has to be used to decrypt the items in the block as well as the </text:span><text:span text:style-name="T16">encrypted copy of the block header. By comparing the decrypted block header with the encrypted block header certainty is achieved that </text:span><text:span text:style-name="T24">the</text:span><text:span text:style-name="T16"> key from the proper location is used. </text:span><text:span text:style-name="T17">The same key is then used to decrypt the items in the block.</text:span></text:p>
      <text:p text:style-name="P252"><text:span text:style-name="T17">T</text:span><text:span text:style-name="T24">o allow streaming data </text:span><text:span text:style-name="T26">a</text:span><text:span text:style-name="T24"> block is started with 4 synchronization bytes. To validate that a block header is present the byte count of the block has to be read from the assumed position after the synchronization bytes. If the byte count is higher than the minimum block size it is used to read the entire header and calculate a checksum over the header </text:span><text:span text:style-name="T25">(excluding the provided checksum at the end)</text:span><text:span text:style-name="T24">. This checksum is compared with the checksum at the end of the header. If the values match, the block is deemed to be a valid block. Though it can of course still contain invalid values if the </text:span><text:span text:style-name="T25">block creator</text:span><text:span text:style-name="T24"> has made errors. If the </text:span><text:span text:style-name="T25">calculated checksum does not match the checksum in the header</text:span><text:span text:style-name="T24"> </text:span><text:span text:style-name="T25">scanning for a renewed occurrence of the synchronization bytes should resume at the byte following the now discarded synchronization bytes.</text:span></text:p>
      <text:p text:style-name="P253"><text:span text:style-name="T1">A block can use either big endian or little endian coding. To distinguish between these the 4</text:span><text:span text:style-name="T222">th</text:span><text:span text:style-name="T1"> synchronization byte is different.</text:span></text:p>
      <text:h text:style-name="P178" text:outline-level="2">The block structure</text:h>
      <text:h text:style-name="P179" text:outline-level="3"><text:span text:style-name="T180">B</text:span><text:span text:style-name="T179">lock</text:span></text:h>
      <text:p text:style-name="P135"><text:span text:style-name="T134">A </text:span><text:span text:style-name="T84">Block</text:span><text:span text:style-name="T135"> is defined as follows:</text:span></text:p>
      <text:p text:style-name="P136">Block =</text:p>
      <text:p text:style-name="P134"><text:span text:style-name="T64"><text:tab/></text:span><text:span text:style-name="T65">B</text:span><text:span text:style-name="T64">lock_Header</text:span></text:p>
      <text:p text:style-name="P134"><text:span text:style-name="T64"><text:tab/></text:span><text:span text:style-name="T65">[</text:span><text:span text:style-name="T64">,</text:span><text:span text:style-name="T65">Unencrypted] | [,Encrypted]</text:span></text:p>
      <text:p text:style-name="P134"><text:span text:style-name="T65"><text:tab/></text:span><text:span text:style-name="T64">[,Block_Footer]</text:span></text:p>
      <text:p text:style-name="P146"><text:span text:style-name="T11">A </text:span><text:span text:style-name="T17">block is defined as a block-header followed by either unencrypted content or encrypted content and can be followed by a block-footer.</text:span></text:p>
      <text:p text:style-name="P132"><text:span text:style-name="T11">Of these only the </text:span><text:span text:style-name="T83">Block_Header</text:span><text:span text:style-name="T11"> is mandatory. </text:span><text:span text:style-name="T12">Whether or not a footer is present depends on the block type</text:span><text:span text:style-name="T11">.</text:span></text:p>
      <text:h text:style-name="P180" text:outline-level="4"><text:soft-page-break/><text:span text:style-name="T197">B</text:span>lock Header</text:h>
      <text:p text:style-name="P125">A <text:span text:style-name="T52">Block_Header</text:span> is defined as follows:</text:p>
      <text:p text:style-name="P37">Block_Header =</text:p>
      <text:p text:style-name="P37"/>
      <text:p text:style-name="P37"><text:tab/><text:span text:style-name="T114">Block_</text:span><text:span text:style-name="T116">Start_</text:span><text:span text:style-name="T114">Marker_</text:span><text:span text:style-name="T116">Byte_1</text:span><text:span text:style-name="T114">,<text:tab/><text:tab/><text:tab/><text:tab/>(* </text:span><text:span text:style-name="T116">1</text:span><text:span text:style-name="T114"> Byte *)</text:span></text:p>
      <text:p text:style-name="P37"><text:span text:style-name="T116"><text:tab/>B</text:span><text:span text:style-name="T114">lock_</text:span><text:span text:style-name="T116">Start</text:span><text:span text:style-name="T114">_Marker_</text:span><text:span text:style-name="T116">Byte_2</text:span><text:span text:style-name="T114">,<text:tab/><text:tab/><text:tab/><text:tab/>(* </text:span><text:span text:style-name="T116">1</text:span><text:span text:style-name="T114"> Byte *)</text:span></text:p>
      <text:p text:style-name="P37"><text:span text:style-name="T114"><text:tab/>Block_</text:span><text:span text:style-name="T116">Start</text:span><text:span text:style-name="T114">_Marker_</text:span><text:span text:style-name="T116">Byte_3</text:span><text:span text:style-name="T114">,<text:tab/><text:tab/><text:tab/><text:tab/>(* </text:span><text:span text:style-name="T116">1</text:span><text:span text:style-name="T114"> Byte *)</text:span></text:p>
      <text:p text:style-name="P30"><text:span text:style-name="T91"><text:tab/></text:span><text:span text:style-name="T88">Block_</text:span><text:span text:style-name="T89">Start</text:span><text:span text:style-name="T88">_Marker_</text:span><text:span text:style-name="T89">Byte_</text:span><text:span text:style-name="T98">4</text:span><text:span text:style-name="T88">,<text:tab/><text:tab/><text:tab/><text:tab/>(* </text:span><text:span text:style-name="T89">1</text:span><text:span text:style-name="T88"> Byte *)</text:span></text:p>
      <text:p text:style-name="P201"><text:span text:style-name="T74"><text:tab/></text:span><text:span text:style-name="T73">B</text:span><text:span text:style-name="T58">lock_Type,<text:tab/><text:tab/><text:tab/><text:tab/><text:tab/><text:tab/>(* </text:span><text:span text:style-name="T75">2</text:span><text:span text:style-name="T58"> Byte</text:span><text:span text:style-name="T75">s</text:span><text:span text:style-name="T58"> *) </text:span></text:p>
      <text:p text:style-name="P200"><text:span text:style-name="T67"><text:tab/></text:span><text:span text:style-name="T76">Reserved_1,<text:tab/><text:tab/><text:tab/><text:tab/><text:tab/><text:tab/>(* 2 Bytes *)</text:span></text:p>
      <text:p text:style-name="P197"><text:span text:style-name="T101"/></text:p>
      <text:p text:style-name="P197"><text:span text:style-name="T101"><text:tab/>Block_Byte_Count,<text:tab/><text:tab/><text:tab/><text:tab/><text:tab/>(* 4 Bytes *)</text:span></text:p>
      <text:p text:style-name="P200"><text:span text:style-name="T91"><text:tab/></text:span><text:span text:style-name="T58">Block_</text:span><text:span text:style-name="T69">Header_</text:span><text:span text:style-name="T68">Byte_Count</text:span><text:span text:style-name="T58">,<text:tab/><text:tab/><text:tab/><text:tab/></text:span><text:span text:style-name="T67">(* 2 Bytes *)</text:span></text:p>
      <text:p text:style-name="P198"><text:span text:style-name="T52"><text:tab/>Block_Encrypted_Header_Byte_Count,<text:tab/><text:tab/>(* 2 Bytes *)<text:tab/></text:span></text:p>
      <text:p text:style-name="P37"/>
      <text:p text:style-name="P195"><text:span text:style-name="T58"><text:tab/></text:span><text:span text:style-name="T66">Block_</text:span><text:span text:style-name="T77">Item</text:span><text:span text:style-name="T66">_Path_</text:span><text:span text:style-name="T77">Prefix</text:span><text:span text:style-name="T66">_Byte_Count,<text:tab/><text:tab/>(* 2 Bytes *</text:span><text:span text:style-name="T70">)</text:span></text:p>
      <text:p text:style-name="P49"><text:span text:style-name="T58"><text:tab/></text:span><text:span text:style-name="T66">Block_</text:span><text:span text:style-name="T77">Item</text:span><text:span text:style-name="T66">_Path_</text:span><text:span text:style-name="T77">Prefix</text:span><text:span text:style-name="T66">_Offset,<text:tab/><text:tab/><text:tab/>(* 2 Bytes *)</text:span></text:p>
      <text:p text:style-name="P49"><text:span text:style-name="T58"><text:tab/></text:span><text:span text:style-name="T59">Block_</text:span><text:span text:style-name="T66">Source</text:span><text:span text:style-name="T59">_Byte_Count,<text:tab/><text:tab/><text:tab/><text:tab/>(* 2 Bytes *)</text:span></text:p>
      <text:p text:style-name="P50"><text:span text:style-name="T58"><text:tab/></text:span><text:span text:style-name="T59">Block_</text:span><text:span text:style-name="T66">Source</text:span><text:span text:style-name="T59">_Offset,<text:tab/><text:tab/><text:tab/><text:tab/><text:tab/>(* 2 Bytes *</text:span><text:span text:style-name="T70">)</text:span></text:p>
      <text:p text:style-name="P46"/>
      <text:p text:style-name="P45"><text:tab/>Block_Target_List_Byte_Count,<text:tab/><text:tab/><text:tab/>(* 2 Bytes *)</text:p>
      <text:p text:style-name="P51"><text:span text:style-name="T53"><text:tab/>Block_Target_List_Offset,<text:tab/><text:tab/><text:tab/><text:tab/></text:span><text:span text:style-name="T72">(* 2 Bytes *)</text:span></text:p>
      <text:p text:style-name="P49"><text:span text:style-name="T60"><text:tab/></text:span><text:span text:style-name="T61">Block_Public_Key_</text:span><text:span text:style-name="T79">URL</text:span><text:span text:style-name="T61">_Byte_Count,<text:tab/><text:tab/><text:tab/>(* 2 Bytes *)</text:span></text:p>
      <text:p text:style-name="P52"><text:span text:style-name="T61"><text:tab/>Block_P</text:span><text:span text:style-name="T71">ublic</text:span><text:span text:style-name="T61">_Key_</text:span><text:span text:style-name="T79">URL</text:span><text:span text:style-name="T61">_Offset,<text:tab/><text:tab/><text:tab/>(* 2 Bytes *)</text:span></text:p>
      <text:p text:style-name="P52"><text:span text:style-name="T66"/></text:p>
      <text:p text:style-name="P196"><text:span text:style-name="T60"><text:tab/></text:span><text:span text:style-name="T61">Block_Creation_Timestamp,<text:tab/><text:tab/><text:tab/><text:tab/>(* </text:span><text:span text:style-name="T67">8</text:span><text:span text:style-name="T61"> Bytes *)</text:span></text:p>
      <text:p text:style-name="P196"><text:span text:style-name="T61"><text:tab/>Block_Modification_Timestamp,<text:tab/><text:tab/><text:tab/>(* </text:span><text:span text:style-name="T67">8</text:span><text:span text:style-name="T61"> Bytes *)</text:span></text:p>
      <text:p text:style-name="P203"><text:span text:style-name="T66"><text:tab/>Block_</text:span><text:span text:style-name="T81">Expiry_Timestamp</text:span><text:span text:style-name="T66">,<text:tab/><text:tab/><text:tab/><text:tab/>(* </text:span><text:span text:style-name="T80">8</text:span><text:span text:style-name="T66"> bytes *)</text:span></text:p>
      <text:p text:style-name="P194"/>
      <text:p text:style-name="P30"><text:span text:style-name="T91"><text:tab/></text:span><text:span text:style-name="T99">Block_</text:span><text:span text:style-name="T98">Type_Dependent_</text:span><text:span text:style-name="T100">Header</text:span><text:span text:style-name="T98">,<text:tab/><text:tab/><text:tab/>(* N*8 Bytes *)</text:span></text:p>
      <text:p text:style-name="P43"/>
      <text:p text:style-name="P43"><text:tab/><text:span text:style-name="T204">Block_Header_Variable_Storage,<text:tab/><text:tab/><text:tab/>(* N*8 Bytes *)</text:span></text:p>
      <text:p text:style-name="P43"/>
      <text:p text:style-name="P49"><text:span text:style-name="T62"><text:tab/></text:span><text:span text:style-name="T73">Reserved_</text:span><text:span text:style-name="T82">2</text:span><text:span text:style-name="T62">,<text:tab/><text:tab/><text:tab/><text:tab/><text:tab/><text:tab/>(* </text:span><text:span text:style-name="T63">6</text:span><text:span text:style-name="T62"> Bytes *)</text:span></text:p>
      <text:p text:style-name="P37"><text:span text:style-name="T114"><text:tab/>Block_</text:span><text:span text:style-name="T115">Header_</text:span><text:span text:style-name="T114">CRC_16,<text:tab/><text:tab/><text:tab/><text:tab/><text:tab/>(* </text:span><text:span text:style-name="T115">2 Bytes *)</text:span></text:p>
      <text:p text:style-name="P37"/>
      <text:h text:style-name="Heading_20_5" text:outline-level="5"><text:span text:style-name="T114">Block </text:span><text:span text:style-name="T194">Synchronization</text:span><text:span text:style-name="T114"> </text:span><text:span text:style-name="T116">Byte</text:span><text:span text:style-name="T216">s</text:span></text:h>
      <text:p text:style-name="Text_20_body"><text:span text:style-name="T137">T</text:span><text:span text:style-name="T136">he first of a series of bytes that </text:span><text:span text:style-name="T138">allow identification of the </text:span><text:span text:style-name="T161">possible </text:span><text:span text:style-name="T138">start of a block header in a random stream of data.</text:span></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174">Name</text:p>
          </table:table-cell>
          <table:table-cell table:style-name="Table17.A1" office:value-type="string">
            <text:p text:style-name="P171">Offset (Hex)</text:p>
          </table:table-cell>
          <table:table-cell table:style-name="Table17.A1" office:value-type="string">
            <text:p text:style-name="P173">Type</text:p>
          </table:table-cell>
          <table:table-cell table:style-name="Table17.D1" office:value-type="string">
            <text:p text:style-name="P172">Value</text:p>
          </table:table-cell>
        </table:table-row>
        <table:table-row table:style-name="TableLine94539108072992">
          <table:table-cell table:style-name="Table17.A4" office:value-type="string">
            <text:p text:style-name="P224"><text:span text:style-name="T36">Block </text:span><text:span text:style-name="T37">Synchronization</text:span><text:span text:style-name="T36"> Byte </text:span><text:span text:style-name="T27">1</text:span></text:p>
          </table:table-cell>
          <table:table-cell table:style-name="Table17.B2" office:value-type="string">
            <text:p text:style-name="P97"><text:span text:style-name="T218">0x0</text:span>0</text:p>
          </table:table-cell>
          <table:table-cell table:style-name="Table17.C2" office:value-type="string">
            <text:p text:style-name="P98">UInt-8</text:p>
          </table:table-cell>
          <table:table-cell table:style-name="Table17.D2" office:value-type="string">
            <text:p text:style-name="P215"><text:span text:style-name="T27">0x</text:span><text:span text:style-name="T26">96</text:span></text:p>
          </table:table-cell>
        </table:table-row>
        <table:table-row table:style-name="TableLine94539108084288">
          <table:table-cell table:style-name="Table17.A4" office:value-type="string">
            <text:p text:style-name="P205"><text:span text:style-name="T216">Block </text:span><text:span text:style-name="T227">Synchronization</text:span><text:span text:style-name="T216"> Byte </text:span>2</text:p>
          </table:table-cell>
          <table:table-cell table:style-name="Table17.B3" office:value-type="string">
            <text:p text:style-name="P97"><text:span text:style-name="T218">0x0</text:span>1</text:p>
          </table:table-cell>
          <table:table-cell table:style-name="Table17.C3" office:value-type="string">
            <text:p text:style-name="P98">UInt-8</text:p>
          </table:table-cell>
          <table:table-cell table:style-name="Table17.D3" office:value-type="string">
            <text:p text:style-name="P215"><text:span text:style-name="T27">0x</text:span><text:span text:style-name="T26">7F</text:span></text:p>
          </table:table-cell>
        </table:table-row>
        <table:table-row table:style-name="TableLine94539108092192">
          <table:table-cell table:style-name="Table17.A4" office:value-type="string">
            <text:p text:style-name="P205"><text:span text:style-name="T216">Block </text:span><text:span text:style-name="T227">Synchronization</text:span><text:span text:style-name="T216"> Byte </text:span>3</text:p>
          </table:table-cell>
          <table:table-cell table:style-name="Table17.B4" office:value-type="string">
            <text:p text:style-name="P97"><text:span text:style-name="T218">0x0</text:span>2</text:p>
          </table:table-cell>
          <table:table-cell table:style-name="Table17.C4" office:value-type="string">
            <text:p text:style-name="P98">UInt-8</text:p>
          </table:table-cell>
          <table:table-cell table:style-name="Table17.D4" office:value-type="string">
            <text:p text:style-name="P96">0x81</text:p>
          </table:table-cell>
        </table:table-row>
        <table:table-row table:style-name="TableLine94539108106032">
          <table:table-cell table:style-name="Table17.A5" office:value-type="string">
            <text:p text:style-name="P205"><text:span text:style-name="T216">Block </text:span><text:span text:style-name="T227">Synchronization</text:span><text:span text:style-name="T216"> Byte </text:span>4</text:p>
          </table:table-cell>
          <table:table-cell table:style-name="Table17.B5" office:value-type="string">
            <text:p text:style-name="P97"><text:span text:style-name="T218">0x0</text:span>3</text:p>
          </table:table-cell>
          <table:table-cell table:style-name="Table17.C5" office:value-type="string">
            <text:p text:style-name="P98">UInt-8</text:p>
          </table:table-cell>
          <table:table-cell table:style-name="Table17.D5" office:value-type="string">
            <text:p text:style-name="P215"><text:span text:style-name="T27">0x5A </text:span><text:span text:style-name="T26">= </text:span><text:span text:style-name="T28">Little</text:span><text:span text:style-name="T26"> endian</text:span></text:p>
            <text:p text:style-name="P214"><text:span text:style-name="T26">0xA5 = </text:span><text:span text:style-name="T28">Big</text:span><text:span text:style-name="T26"> endian</text:span></text:p>
          </table:table-cell>
        </table:table-row>
      </table:table>
      <text:p text:style-name="P267"><text:soft-page-break/><text:span text:style-name="T139">The sequence of the block </text:span><text:span text:style-name="T168">synchronization bytes</text:span><text:span text:style-name="T139"> is fixed and independent of the endianness of the block. </text:span><text:span text:style-name="T162">However the last synchronization byte determines the endianness of multi-byte values used in the block (header, content and footer)</text:span></text:p>
      <text:p text:style-name="P141">A block is identified in two steps:</text:p>
      <text:p text:style-name="P246">First the block <text:span text:style-name="T227">synchronization bytes</text:span> must appear in the correct order.</text:p>
      <text:p text:style-name="P142">Secondly the block header byte count will be read and a <text:span text:style-name="T217">crc1</text:span>6 <text:span text:style-name="T217">will be calculated over the entire block header excluding the block header crc16. (Using the reverse polynomial 0x8005 (= 0xA001 reversed) and 0 as the start seed).</text:span></text:p>
      <text:p text:style-name="P267"><text:span text:style-name="T150">If the calculated crc-16 is not equal to the block header crc16 then the block </text:span><text:span text:style-name="T168">synchronization bytes</text:span><text:span text:style-name="T150"> do not indicate the start of a block header. </text:span><text:span text:style-name="T168">S</text:span><text:span text:style-name="T151">canning for block </text:span><text:span text:style-name="T168">synchronization bytes</text:span><text:span text:style-name="T151"> should continue at the first byte after the </text:span><text:span text:style-name="T152">evaluated</text:span><text:span text:style-name="T151"> block start markers. If the byte sequence reader is synchronized (as will often be the case for files that contain only a single block) then the failure to verify a block start is an error.</text:span></text:p>
      <text:p text:style-name="P255"><text:span text:style-name="T151">T</text:span><text:span text:style-name="T163">he above process may be preempted if the block header byte count is smaller than the minimum block header count of 64 bytes.</text:span></text:p>
      <text:p text:style-name="P254"><text:span text:style-name="T136">The maximum header count is 2^16 – 1 = 65,535 bytes (64 Kbyte).</text:span></text:p>
      <text:h text:style-name="P183" text:outline-level="5">Block Type</text:h>
      <text:p text:style-name="P143">The type of content contained in this block.</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154">Name</text:p>
          </table:table-cell>
          <table:table-cell table:style-name="Table20.A1" office:value-type="string">
            <text:p text:style-name="P162">Offset <text:span text:style-name="T207">(Hex)</text:span></text:p>
          </table:table-cell>
          <table:table-cell table:style-name="Table20.A1" office:value-type="string">
            <text:p text:style-name="P162">Type</text:p>
          </table:table-cell>
          <table:table-cell table:style-name="Table20.D1" office:value-type="string">
            <text:p text:style-name="P154">Valid <text:span text:style-name="T208">R</text:span>ange</text:p>
          </table:table-cell>
        </table:table-row>
        <table:table-row table:style-name="TableLine94539108146496">
          <table:table-cell table:style-name="Table20.A2" office:value-type="string">
            <text:p text:style-name="P104">Block Type</text:p>
          </table:table-cell>
          <table:table-cell table:style-name="Table20.A2" office:value-type="string">
            <text:p text:style-name="P105"><text:span text:style-name="T218">0x0</text:span>4</text:p>
          </table:table-cell>
          <table:table-cell table:style-name="Table20.A2" office:value-type="string">
            <text:p text:style-name="P216"><text:span text:style-name="T43">UInt-</text:span><text:span text:style-name="T50">16</text:span></text:p>
          </table:table-cell>
          <table:table-cell table:style-name="Table20.D2" office:value-type="string">
            <text:p text:style-name="P108">See table below</text:p>
          </table:table-cell>
        </table:table-row>
      </table:table>
      <text:p text:style-name="P144">Valid Range:</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162">Type</text:p>
          </table:table-cell>
          <table:table-cell table:style-name="Table18.A1" office:value-type="string">
            <text:p text:style-name="P154">Purpose</text:p>
          </table:table-cell>
          <table:table-cell table:style-name="Table18.A1" office:value-type="string">
            <text:p text:style-name="P162">Uses <text:span text:style-name="T206">Block Byte Count</text:span></text:p>
          </table:table-cell>
          <table:table-cell table:style-name="Table18.D1" office:value-type="string">
            <text:p text:style-name="P170">Uses Footer</text:p>
          </table:table-cell>
        </table:table-row>
        <table:table-row table:style-name="TableLine94539108158736">
          <table:table-cell table:style-name="Table18.A2" office:value-type="string">
            <text:p text:style-name="P102">1</text:p>
          </table:table-cell>
          <table:table-cell table:style-name="Table18.A2" office:value-type="string">
            <text:p text:style-name="P220"><text:span text:style-name="T50">Data storage with </text:span><text:span text:style-name="T51">a single top level item.</text:span></text:p>
          </table:table-cell>
          <table:table-cell table:style-name="Table18.A2" office:value-type="string">
            <text:p text:style-name="P102">Yes.</text:p>
          </table:table-cell>
          <table:table-cell table:style-name="Table18.D2" office:value-type="string">
            <text:p text:style-name="P103">Yes</text:p>
          </table:table-cell>
        </table:table-row>
      </table:table>
      <text:p text:style-name="P143">No other block types are defined at this time.</text:p>
      <text:p text:style-name="P256"><text:span text:style-name="T177">If this table specifies ‘Yes’ for either Uses_Block_Byte_Count or Uses_Footer, then these values MUST be used and present. Absence would violate the block </text:span><text:span text:style-name="T178">usability</text:span><text:span text:style-name="T177"> and should lead to rejection of the block.</text:span></text:p>
      <text:p text:style-name="P144">If this table specifies ‘Optional’ for either Uses_Block_Byte_Count or Uses_Footer, then these values may be used and present. Other conditions may apply as specified for the block type.</text:p>
      <text:h text:style-name="P189" text:outline-level="5"><text:span text:style-name="T181">Reserved 1</text:span></text:h>
      <text:p text:style-name="P260"><text:span text:style-name="T193">Currently not used, test for zero and reject block usage if non zero to ensure upward compatibility.</text:span></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235">Name</text:p>
          </table:table-cell>
          <table:table-cell table:style-name="Table21.B1" office:value-type="string">
            <text:p text:style-name="P239">Offset <text:span text:style-name="T210">(Hex)</text:span></text:p>
          </table:table-cell>
          <table:table-cell table:style-name="Table21.C1" office:value-type="string">
            <text:p text:style-name="P239">Type</text:p>
          </table:table-cell>
          <table:table-cell table:style-name="Table21.D1" office:value-type="string">
            <text:p text:style-name="P235">Val<text:span text:style-name="T231">u</text:span>e</text:p>
          </table:table-cell>
        </table:table-row>
        <table:table-row table:style-name="TableLine94539140243856">
          <table:table-cell table:style-name="Table21.A2" office:value-type="string">
            <text:p text:style-name="P210">Reserved 1</text:p>
          </table:table-cell>
          <table:table-cell table:style-name="Table21.B2" office:value-type="string">
            <text:p text:style-name="P208">0x0<text:span text:style-name="T224">6</text:span></text:p>
          </table:table-cell>
          <table:table-cell table:style-name="Table21.C2" office:value-type="string">
            <text:p text:style-name="P217"><text:span text:style-name="T1">UInt-</text:span><text:span text:style-name="T33">16</text:span></text:p>
          </table:table-cell>
          <table:table-cell table:style-name="Table21.D2" office:value-type="string">
            <text:p text:style-name="P210"><text:span text:style-name="T209">0</text:span>x00<text:span text:style-name="T231">00</text:span></text:p>
          </table:table-cell>
        </table:table-row>
      </table:table>
      <text:h text:style-name="P190" text:outline-level="5"><text:span text:style-name="T192">Block Byte Count</text:span></text:h>
      <text:p text:style-name="P259"><text:span text:style-name="T192">T</text:span><text:span text:style-name="T133">he total number of bytes in this block.</text:span></text:p>
      <table:table table:name="Table19" table:style-name="Table19">
        <table:table-column table:style-name="Table19.A"/>
        <table:table-column table:style-name="Table19.B"/>
        <table:table-column table:style-name="Table19.C"/>
        <table:table-column table:style-name="Table19.D"/>
        <text:soft-page-break/>
        <table:table-row table:style-name="Table19.1">
          <table:table-cell table:style-name="Table19.A1" office:value-type="string">
            <text:p text:style-name="P234">Name</text:p>
          </table:table-cell>
          <table:table-cell table:style-name="Table19.B1" office:value-type="string">
            <text:p text:style-name="P238">Offset <text:span text:style-name="T210">(Hex)</text:span></text:p>
          </table:table-cell>
          <table:table-cell table:style-name="Table19.C1" office:value-type="string">
            <text:p text:style-name="P238">Type</text:p>
          </table:table-cell>
          <table:table-cell table:style-name="Table19.D1" office:value-type="string">
            <text:p text:style-name="P234">Valid <text:span text:style-name="T208">R</text:span>ange</text:p>
          </table:table-cell>
        </table:table-row>
        <table:table-row table:style-name="TableLine94539141860096">
          <table:table-cell table:style-name="Table19.A2" office:value-type="string">
            <text:p text:style-name="P206"><text:span text:style-name="T208">Block </text:span><text:span text:style-name="T211">Byte</text:span><text:span text:style-name="T209"> Count</text:span></text:p>
          </table:table-cell>
          <table:table-cell table:style-name="Table19.B2" office:value-type="string">
            <text:p text:style-name="P207">0x0<text:span text:style-name="T224">8</text:span></text:p>
          </table:table-cell>
          <table:table-cell table:style-name="Table19.C2" office:value-type="string">
            <text:p text:style-name="P209">UInt-<text:span text:style-name="T211">32</text:span></text:p>
          </table:table-cell>
          <table:table-cell table:style-name="Table19.D2" office:value-type="string">
            <text:p text:style-name="P221"><text:span text:style-name="T29">64</text:span><text:span text:style-name="T30"> </text:span><text:span text:style-name="T19">.. 2^</text:span><text:span text:style-name="T31">32</text:span><text:span text:style-name="T19">-</text:span><text:span text:style-name="T29">2</text:span><text:span text:style-name="T19"> (</text:span><text:span text:style-name="T143">4,294,967,29</text:span><text:span text:style-name="T164">4</text:span><text:span text:style-name="T19">)</text:span></text:p>
          </table:table-cell>
        </table:table-row>
      </table:table>
      <text:p text:style-name="P258"><text:span text:style-name="T144">I</text:span><text:span text:style-name="T136">f the block byte count is not used, it should be set to 0xFFFF_FFFF</text:span></text:p>
      <text:p text:style-name="P257"><text:span text:style-name="T144">If a block byte count is deemed to be invalid, the block should be </text:span><text:span text:style-name="T164">considered unusable</text:span><text:span text:style-name="T144">.</text:span></text:p>
      <text:h text:style-name="P188" text:outline-level="5"><text:span text:style-name="T182">Block </text:span><text:span text:style-name="T183">Header </text:span><text:span text:style-name="T184">Byte Count</text:span></text:h>
      <text:p text:style-name="P147"><text:span text:style-name="T140">T</text:span><text:span text:style-name="T136">he number of bytes in the unencrypted block header.</text:span></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155">Name</text:p>
          </table:table-cell>
          <table:table-cell table:style-name="Table22.B1" office:value-type="string">
            <text:p text:style-name="P163">Offset <text:span text:style-name="T207">(Hex)</text:span></text:p>
          </table:table-cell>
          <table:table-cell table:style-name="Table22.C1" office:value-type="string">
            <text:p text:style-name="P163">Type</text:p>
          </table:table-cell>
          <table:table-cell table:style-name="Table22.D1" office:value-type="string">
            <text:p text:style-name="P155">Valid <text:span text:style-name="T208">R</text:span>ange</text:p>
          </table:table-cell>
        </table:table-row>
        <table:table-row table:style-name="TableLine94539108218544">
          <table:table-cell table:style-name="Table22.A2" office:value-type="string">
            <text:p text:style-name="P118"><text:span text:style-name="T43">Block </text:span><text:span text:style-name="T44">Header Byte Count</text:span></text:p>
          </table:table-cell>
          <table:table-cell table:style-name="Table22.B2" office:value-type="string">
            <text:p text:style-name="P109"><text:span text:style-name="T213">0x0</text:span><text:span text:style-name="T224">C</text:span></text:p>
          </table:table-cell>
          <table:table-cell table:style-name="Table22.C2" office:value-type="string">
            <text:p text:style-name="P106">UInt-<text:span text:style-name="T209">16</text:span></text:p>
          </table:table-cell>
          <table:table-cell table:style-name="Table22.D2" office:value-type="string">
            <text:p text:style-name="P110"><text:span text:style-name="T223">64</text:span> .. 2^16-1 (65,535)</text:p>
          </table:table-cell>
        </table:table-row>
      </table:table>
      <text:p text:style-name="P244">The count shall not include the bytes used by the encrypted header block (if present).</text:p>
      <text:p text:style-name="P245">If a count of less than the minimum size is encountered the block must be considered invalid.</text:p>
      <text:h text:style-name="P183" text:outline-level="5">Block Encrypted Header Byte Count</text:h>
      <text:p text:style-name="P140">The number of bytes in the encrypted header.</text:p>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156">Name</text:p>
          </table:table-cell>
          <table:table-cell table:style-name="Table23.B1" office:value-type="string">
            <text:p text:style-name="P164">Offset <text:span text:style-name="T213">(Hex)</text:span></text:p>
          </table:table-cell>
          <table:table-cell table:style-name="Table23.C1" office:value-type="string">
            <text:p text:style-name="P164">Type</text:p>
          </table:table-cell>
          <table:table-cell table:style-name="Table23.D1" office:value-type="string">
            <text:p text:style-name="P156">Valid <text:span text:style-name="T208">R</text:span>ange</text:p>
          </table:table-cell>
        </table:table-row>
        <table:table-row table:style-name="TableLine94539108233728">
          <table:table-cell table:style-name="Table23.A2" office:value-type="string">
            <text:p text:style-name="P119"><text:span text:style-name="T43">Block </text:span><text:span text:style-name="T45">Encrypted </text:span><text:span text:style-name="T44">Header Byte Count</text:span></text:p>
          </table:table-cell>
          <table:table-cell table:style-name="Table23.B2" office:value-type="string">
            <text:p text:style-name="P111"><text:span text:style-name="T213">0x0</text:span><text:span text:style-name="T224">E</text:span></text:p>
          </table:table-cell>
          <table:table-cell table:style-name="Table23.C2" office:value-type="string">
            <text:p text:style-name="P107">UInt-<text:span text:style-name="T209">16</text:span></text:p>
          </table:table-cell>
          <table:table-cell table:style-name="Table23.D2" office:value-type="string">
            <text:p text:style-name="P119"><text:span text:style-name="T45">0 </text:span><text:span text:style-name="T44">.. 2^16-1 (65,535)</text:span></text:p>
          </table:table-cell>
        </table:table-row>
      </table:table>
      <text:p text:style-name="P148"><text:span text:style-name="T141">If this number is zero, </text:span><text:span text:style-name="T142">the</text:span><text:span text:style-name="T141"> public key location </text:span><text:span text:style-name="T143">must</text:span><text:span text:style-name="T142"> be empty</text:span><text:span text:style-name="T141">.</text:span></text:p>
      <text:p text:style-name="P149"><text:span text:style-name="T141">T</text:span><text:span text:style-name="T142">h</text:span><text:span text:style-name="T143">is</text:span><text:span text:style-name="T142"> block should be </text:span><text:span text:style-name="T165">considered unusable</text:span><text:span text:style-name="T142"> if this value is zero and a public key location is present.</text:span></text:p>
      <text:p text:style-name="P149"><text:span text:style-name="T142">Th</text:span><text:span text:style-name="T143">is</text:span><text:span text:style-name="T142"> block should be </text:span><text:span text:style-name="T165">considered unusable</text:span><text:span text:style-name="T142"> if this value is non-zero and no public key location is present.</text:span></text:p>
      <text:h text:style-name="Heading_20_5" text:outline-level="5"><text:span text:style-name="T181">Block </text:span><text:span text:style-name="T190">Item</text:span><text:span text:style-name="T181"> Path </text:span><text:span text:style-name="T189">Prefix</text:span></text:h>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157">Name</text:p>
          </table:table-cell>
          <table:table-cell table:style-name="Table26.B1" office:value-type="string">
            <text:p text:style-name="P165">Offset <text:span text:style-name="T210">(Hex)</text:span></text:p>
          </table:table-cell>
          <table:table-cell table:style-name="Table26.C1" office:value-type="string">
            <text:p text:style-name="P165">Type</text:p>
          </table:table-cell>
          <table:table-cell table:style-name="Table26.D1" office:value-type="string">
            <text:p text:style-name="P157">Valid <text:span text:style-name="T208">R</text:span>ange</text:p>
          </table:table-cell>
        </table:table-row>
        <table:table-row table:style-name="TableLine94539108295056">
          <table:table-cell table:style-name="Table26.A2" office:value-type="string">
            <text:p text:style-name="P222"><text:span text:style-name="T18">Block </text:span><text:span text:style-name="T33">Item</text:span><text:span text:style-name="T31"> Path </text:span><text:span text:style-name="T33">Prefix </text:span><text:span text:style-name="T34">Byte Count</text:span></text:p>
          </table:table-cell>
          <table:table-cell table:style-name="Table26.B2" office:value-type="string">
            <text:p text:style-name="P92">0x<text:span text:style-name="T211">1</text:span><text:span text:style-name="T214">0</text:span></text:p>
          </table:table-cell>
          <table:table-cell table:style-name="Table26.C2" office:value-type="string">
            <text:p text:style-name="P84">UInt-<text:span text:style-name="T211">16</text:span></text:p>
          </table:table-cell>
          <table:table-cell table:style-name="Table26.D2" office:value-type="string">
            <text:p text:style-name="P89"><text:span text:style-name="T212">0 .</text:span><text:span text:style-name="T211">. </text:span><text:span text:style-name="T212">2^16-1 (65,535)</text:span></text:p>
          </table:table-cell>
        </table:table-row>
        <table:table-row table:style-name="TableLine94539108297456">
          <table:table-cell table:style-name="Table26.A3" office:value-type="string">
            <text:p text:style-name="P223"><text:span text:style-name="T18">Block </text:span><text:span text:style-name="T33">Item</text:span><text:span text:style-name="T31"> Path </text:span><text:span text:style-name="T33">Prefix</text:span><text:span text:style-name="T31"> </text:span><text:span text:style-name="T35">Offset</text:span></text:p>
          </table:table-cell>
          <table:table-cell table:style-name="Table26.B3" office:value-type="string">
            <text:p text:style-name="P93">0x<text:span text:style-name="T211">1</text:span><text:span text:style-name="T214">2</text:span></text:p>
          </table:table-cell>
          <table:table-cell table:style-name="Table26.C3" office:value-type="string">
            <text:p text:style-name="P85">UInt-<text:span text:style-name="T211">16</text:span></text:p>
          </table:table-cell>
          <table:table-cell table:style-name="Table26.D3" office:value-type="string">
            <text:p text:style-name="P223"><text:span text:style-name="T40">64</text:span><text:span text:style-name="T34"> .</text:span><text:span text:style-name="T31">. </text:span><text:span text:style-name="T34">2^16-1 (65,535)</text:span></text:p>
          </table:table-cell>
        </table:table-row>
      </table:table>
      <text:p text:style-name="P262"><text:span text:style-name="T144">T</text:span><text:span text:style-name="T145">he </text:span><text:span text:style-name="T165">Item</text:span><text:span text:style-name="T145"> Path </text:span><text:span text:style-name="T165">Prefix</text:span><text:span text:style-name="T145"> is a sequence of bytes (usually a readable string) that </text:span><text:span text:style-name="T148">is</text:span><text:span text:style-name="T145"> to be </text:span><text:span text:style-name="T165">included before</text:span><text:span text:style-name="T145"> the path of any item in the block.</text:span></text:p>
      <text:p text:style-name="P262"><text:span text:style-name="T145">The ASCII-slash (0x2F, “/”) </text:span><text:span text:style-name="T165">is</text:span><text:span text:style-name="T145"> used as a separator character between sub-sequences.</text:span></text:p>
      <text:p text:style-name="P262"><text:span text:style-name="T145">A sequence of slash characters must be treated as a single slash. Note that this makes it impossible to use a slash as part of </text:span><text:span text:style-name="T146">a</text:span><text:span text:style-name="T166"> prefix</text:span><text:span text:style-name="T145"> sub sequence.</text:span></text:p>
      <text:p text:style-name="P265"><text:span text:style-name="T145">A </text:span><text:span text:style-name="T166">prefix</text:span><text:span text:style-name="T145"> consisting only of slash characters must be treated as an </text:span><text:span text:style-name="T166">empty</text:span><text:span text:style-name="T145"> </text:span><text:span text:style-name="T166">prefix.</text:span></text:p>
      <text:p text:style-name="P264"><text:span text:style-name="T144">I</text:span><text:span text:style-name="T167">f there is no </text:span><text:span text:style-name="T166">prefix</text:span><text:span text:style-name="T167"> for this block, th</text:span><text:span text:style-name="T146">e </text:span><text:span text:style-name="T166">b</text:span><text:span text:style-name="T146">yte </text:span><text:span text:style-name="T166">c</text:span><text:span text:style-name="T146">ount </text:span><text:span text:style-name="T166">must</text:span><text:span text:style-name="T167"> be set to zero.</text:span></text:p>
      <text:p text:style-name="P266"><text:span text:style-name="T167">T</text:span><text:span text:style-name="T136">he prefix byte count is the number of character in the prefix sequence.</text:span></text:p>
      <text:p text:style-name="P271"><text:span text:style-name="T147">The </text:span><text:span text:style-name="T166">prefix o</text:span><text:span text:style-name="T147">ffset is counted from the </text:span><text:span text:style-name="T166">first block </text:span><text:span text:style-name="T170">synchronization</text:span><text:span text:style-name="T166"> byte starting with zero.</text:span></text:p>
      <text:h text:style-name="P187" text:outline-level="5"><text:soft-page-break/><text:span text:style-name="T185">B</text:span><text:span text:style-name="T186">lock </text:span><text:span text:style-name="T187">Source</text:span></text:h>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158">Name</text:p>
          </table:table-cell>
          <table:table-cell table:style-name="Table27.B1" office:value-type="string">
            <text:p text:style-name="P166">Offset <text:span text:style-name="T210">(Hex)</text:span></text:p>
          </table:table-cell>
          <table:table-cell table:style-name="Table27.C1" office:value-type="string">
            <text:p text:style-name="P166">Type</text:p>
          </table:table-cell>
          <table:table-cell table:style-name="Table27.D1" office:value-type="string">
            <text:p text:style-name="P158">Valid <text:span text:style-name="T208">R</text:span>ange</text:p>
          </table:table-cell>
        </table:table-row>
        <table:table-row table:style-name="TableLine94539108329792">
          <table:table-cell table:style-name="Table27.A2" office:value-type="string">
            <text:p text:style-name="P120"><text:span text:style-name="T43">Block </text:span><text:span text:style-name="T49">Source</text:span><text:span text:style-name="T46"> </text:span><text:span text:style-name="T47">Byte Count</text:span></text:p>
          </table:table-cell>
          <table:table-cell table:style-name="Table27.B2" office:value-type="string">
            <text:p text:style-name="P112">0x<text:span text:style-name="T211">1</text:span><text:span text:style-name="T215">4</text:span></text:p>
          </table:table-cell>
          <table:table-cell table:style-name="Table27.C2" office:value-type="string">
            <text:p text:style-name="P83">UInt-<text:span text:style-name="T211">16</text:span></text:p>
          </table:table-cell>
          <table:table-cell table:style-name="Table27.D2" office:value-type="string">
            <text:p text:style-name="P88"><text:span text:style-name="T212">0 .</text:span><text:span text:style-name="T211">. </text:span><text:span text:style-name="T212">2^16-1 (65,535)</text:span></text:p>
          </table:table-cell>
        </table:table-row>
        <table:table-row table:style-name="TableLine94539108332064">
          <table:table-cell table:style-name="Table27.A3" office:value-type="string">
            <text:p text:style-name="P121"><text:span text:style-name="T43">Block </text:span><text:span text:style-name="T49">Source</text:span><text:span text:style-name="T46"> </text:span><text:span text:style-name="T48">Offset</text:span></text:p>
          </table:table-cell>
          <table:table-cell table:style-name="Table27.B3" office:value-type="string">
            <text:p text:style-name="P112">0x<text:span text:style-name="T211">1</text:span><text:span text:style-name="T215">6</text:span></text:p>
          </table:table-cell>
          <table:table-cell table:style-name="Table27.C3" office:value-type="string">
            <text:p text:style-name="P83">UInt-<text:span text:style-name="T211">16</text:span></text:p>
          </table:table-cell>
          <table:table-cell table:style-name="Table27.D3" office:value-type="string">
            <text:p text:style-name="P120"><text:span text:style-name="T40">64</text:span><text:span text:style-name="T34"> .</text:span><text:span text:style-name="T31">. </text:span><text:span text:style-name="T34">2^16-1 (65,535)</text:span></text:p>
          </table:table-cell>
        </table:table-row>
      </table:table>
      <text:p text:style-name="P269"><text:span text:style-name="T144">T</text:span><text:span text:style-name="T149">he Block Source </text:span><text:span text:style-name="T153">specifies the source of the block. Note that this is indicative only </text:span><text:span text:style-name="T154">and does not guarantee that the block was obtained from that source or can be obtained from that source.</text:span></text:p>
      <text:p text:style-name="P270"><text:span text:style-name="T153">I</text:span><text:span text:style-name="T154">f source authenticity </text:span><text:span text:style-name="T156">guarantee is</text:span><text:span text:style-name="T154"> needed, use </text:span><text:span text:style-name="T155">encryption and </text:span><text:span text:style-name="T154">the block public key locator field.</text:span></text:p>
      <text:p text:style-name="P271"><text:span text:style-name="T154">T</text:span><text:span text:style-name="T170">he block source is intended to be used as unique identifier that can be used by block managers to search for a specific block without relying on the name of a file. </text:span><text:span text:style-name="T172">It must be used as part of an item selection. However it is up to the API developer to decide how this is done.</text:span></text:p>
      <text:p text:style-name="P272"><text:span text:style-name="T170">To ensure that identifiers are as unique as possible it is recommended to use a domain name that is under your control followed by </text:span><text:span text:style-name="T171">further identifier. Example: “balancingrock.nl/rock-collection-2021”</text:span></text:p>
      <text:p text:style-name="P272"><text:span text:style-name="T171">When no human interaction is required </text:span><text:span text:style-name="T172">with the source field </text:span><text:span text:style-name="T171">the domain name can be followed by </text:span><text:span text:style-name="T170">a </text:span><text:span text:style-name="T171">version 4 </text:span><text:span text:style-name="T170">UUID. Example: “b</text:span><text:span text:style-name="T171">a</text:span><text:span text:style-name="T170">lancingrock.nl/</text:span><text:span text:style-name="T229">c38594d7-082d-43c0-ad7c-bdbd3d045aac”.</text:span></text:p>
      <text:p text:style-name="P272"><text:span text:style-name="T230">It is recommended to use UTF-8 coding in this field.</text:span></text:p>
      <text:p text:style-name="P269"><text:span text:style-name="T154">I</text:span><text:span text:style-name="T169">f </text:span><text:span text:style-name="T170">the</text:span><text:span text:style-name="T169"> source </text:span><text:span text:style-name="T170">field is not used</text:span><text:span text:style-name="T169"> the byte count should be set to zero.</text:span></text:p>
      <text:p text:style-name="P151"><text:span text:style-name="T157">The </text:span><text:span text:style-name="T169">byte</text:span><text:span text:style-name="T157"> </text:span><text:span text:style-name="T169">count</text:span><text:span text:style-name="T157"> specifies how many bytes there are in the </text:span><text:span text:style-name="T170">source specifier</text:span><text:span text:style-name="T157">.</text:span></text:p>
      <text:p text:style-name="P269"><text:span text:style-name="T147">The </text:span><text:span text:style-name="T166">o</text:span><text:span text:style-name="T147">ffset is counted from the </text:span><text:span text:style-name="T166">first block </text:span><text:span text:style-name="T170">synchronization</text:span><text:span text:style-name="T166"> byte starting with zero.</text:span></text:p>
      <text:h text:style-name="P184" text:outline-level="5">Block Target List</text:h>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159">Name</text:p>
          </table:table-cell>
          <table:table-cell table:style-name="Table28.B1" office:value-type="string">
            <text:p text:style-name="P167">Offset <text:span text:style-name="T210">(Hex)</text:span></text:p>
          </table:table-cell>
          <table:table-cell table:style-name="Table28.C1" office:value-type="string">
            <text:p text:style-name="P167">Type</text:p>
          </table:table-cell>
          <table:table-cell table:style-name="Table28.D1" office:value-type="string">
            <text:p text:style-name="P159">Valid <text:span text:style-name="T208">R</text:span>ange</text:p>
          </table:table-cell>
        </table:table-row>
        <table:table-row table:style-name="TableLine94539108365536">
          <table:table-cell table:style-name="Table28.A2" office:value-type="string">
            <text:p text:style-name="P90"><text:span text:style-name="T208">Block </text:span><text:span text:style-name="T220">Target List</text:span><text:span text:style-name="T219"> </text:span><text:span text:style-name="T220">Byte Count</text:span></text:p>
          </table:table-cell>
          <table:table-cell table:style-name="Table28.B2" office:value-type="string">
            <text:p text:style-name="P94">0x<text:span text:style-name="T211">1</text:span><text:span text:style-name="T221">8</text:span></text:p>
          </table:table-cell>
          <table:table-cell table:style-name="Table28.C2" office:value-type="string">
            <text:p text:style-name="P86">UInt-<text:span text:style-name="T211">16</text:span></text:p>
          </table:table-cell>
          <table:table-cell table:style-name="Table28.D2" office:value-type="string">
            <text:p text:style-name="P90"><text:span text:style-name="T212">0 .</text:span><text:span text:style-name="T211">. </text:span><text:span text:style-name="T212">2^16-1 (65,535)</text:span></text:p>
          </table:table-cell>
        </table:table-row>
        <table:table-row table:style-name="TableLine94539108367808">
          <table:table-cell table:style-name="Table28.A3" office:value-type="string">
            <text:p text:style-name="P101">Block Target List Offset</text:p>
          </table:table-cell>
          <table:table-cell table:style-name="Table28.B3" office:value-type="string">
            <text:p text:style-name="P99">0x1<text:span text:style-name="T221">A</text:span></text:p>
          </table:table-cell>
          <table:table-cell table:style-name="Table28.C3" office:value-type="string">
            <text:p text:style-name="P99">UInt-16</text:p>
          </table:table-cell>
          <table:table-cell table:style-name="Table28.D3" office:value-type="string">
            <text:p text:style-name="P90"><text:span text:style-name="T212">0 .</text:span><text:span text:style-name="T211">. </text:span><text:span text:style-name="T212">2^16-1 (65,535)</text:span></text:p>
          </table:table-cell>
        </table:table-row>
      </table:table>
      <text:p text:style-name="P150"><text:span text:style-name="T144">W</text:span><text:span text:style-name="T136">hen a block is streamed, it can be targeted to specific receivers. These receivers are listed in the Target List. </text:span><text:span text:style-name="T157">The Target list is a list of byte sequences separated by the ASCII-blank (0x20) character </text:span><text:span text:style-name="T158">code</text:span><text:span text:style-name="T157">. There are no specific requirements on the content of this list.</text:span></text:p>
      <text:p text:style-name="P273"><text:span text:style-name="T157">The </text:span><text:span text:style-name="T169">byte</text:span><text:span text:style-name="T157"> </text:span><text:span text:style-name="T169">count</text:span><text:span text:style-name="T157"> specifies how many bytes there are in the </text:span><text:span text:style-name="T173">target list</text:span><text:span text:style-name="T157">.</text:span></text:p>
      <text:p text:style-name="P247"><text:span text:style-name="T226">The </text:span><text:span text:style-name="T225">o</text:span><text:span text:style-name="T226">ffset is counted from the </text:span><text:span text:style-name="T225">first block </text:span><text:span text:style-name="T228">synchronization</text:span><text:span text:style-name="T225"> byte starting with zero.</text:span></text:p>
      <text:h text:style-name="P193" text:outline-level="5"><text:span text:style-name="T181">Block Public Key </text:span><text:span text:style-name="T191">URL</text:span></text:h>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160">Name</text:p>
          </table:table-cell>
          <table:table-cell table:style-name="Table30.B1" office:value-type="string">
            <text:p text:style-name="P168">Offset <text:span text:style-name="T210">(Hex)</text:span></text:p>
          </table:table-cell>
          <table:table-cell table:style-name="Table30.C1" office:value-type="string">
            <text:p text:style-name="P168">Type</text:p>
          </table:table-cell>
          <table:table-cell table:style-name="Table30.D1" office:value-type="string">
            <text:p text:style-name="P160">Valid <text:span text:style-name="T208">R</text:span>ange</text:p>
          </table:table-cell>
        </table:table-row>
        <table:table-row table:style-name="TableLine94539108391232">
          <table:table-cell table:style-name="Table30.A2" office:value-type="string">
            <text:p text:style-name="P122"><text:span text:style-name="T18">Block </text:span><text:span text:style-name="T21">Public Key </text:span><text:span text:style-name="T41">URL</text:span><text:span text:style-name="T21"> Byte Count</text:span></text:p>
          </table:table-cell>
          <table:table-cell table:style-name="Table30.B2" office:value-type="string">
            <text:p text:style-name="P95">0x<text:span text:style-name="T211">1</text:span><text:span text:style-name="T221">C</text:span></text:p>
          </table:table-cell>
          <table:table-cell table:style-name="Table30.C2" office:value-type="string">
            <text:p text:style-name="P87">UInt-<text:span text:style-name="T211">16</text:span></text:p>
          </table:table-cell>
          <table:table-cell table:style-name="Table30.D2" office:value-type="string">
            <text:p text:style-name="P91"><text:span text:style-name="T212">0 .</text:span><text:span text:style-name="T211">. </text:span><text:span text:style-name="T212">2^16-1 (65,535)</text:span></text:p>
          </table:table-cell>
        </table:table-row>
        <table:table-row table:style-name="TableLine94539108393632">
          <table:table-cell table:style-name="Table30.A3" office:value-type="string">
            <text:p text:style-name="P122"><text:span text:style-name="T20">Block </text:span><text:span text:style-name="T21">Public Key </text:span><text:span text:style-name="T41">URL</text:span><text:span text:style-name="T20"> Offset</text:span></text:p>
          </table:table-cell>
          <table:table-cell table:style-name="Table30.B3" office:value-type="string">
            <text:p text:style-name="P100">0x1<text:span text:style-name="T221">E</text:span></text:p>
          </table:table-cell>
          <table:table-cell table:style-name="Table30.C3" office:value-type="string">
            <text:p text:style-name="P100">UInt-16</text:p>
          </table:table-cell>
          <table:table-cell table:style-name="Table30.D3" office:value-type="string">
            <text:p text:style-name="P91"><text:span text:style-name="T212">0 .</text:span><text:span text:style-name="T211">. </text:span><text:span text:style-name="T212">2^16-1 (65,535)</text:span></text:p>
          </table:table-cell>
        </table:table-row>
      </table:table>
      <text:p text:style-name="P153"><text:span text:style-name="T144">T</text:span><text:span text:style-name="T159">he public key </text:span><text:span text:style-name="T173">URL</text:span><text:span text:style-name="T159"> specifier allows authentication of a block.</text:span></text:p>
      <text:p text:style-name="P242">If authentication is used the block header is followed by a sequence of bytes that upon decryption with the (public) key in the specified location yields an exact copy of the block header. <text:s/>Only when all fields of the decrypted block header are identical to those in the unencrypted bock header is the block header authenticated.</text:p>
      <text:p text:style-name="P152"><text:soft-page-break/><text:span text:style-name="T136">Note that </text:span><text:span text:style-name="T160">when authentication is used</text:span><text:span text:style-name="T136"> the items contained in the block are also encrypted with the same public key and have to be decrypted before use.</text:span></text:p>
      <text:p text:style-name="P274"><text:span text:style-name="T160">The public key </text:span><text:span text:style-name="T173">URL</text:span><text:span text:style-name="T160"> </text:span><text:span text:style-name="T173">must use UTF-8 coding</text:span><text:span text:style-name="T160">.</text:span></text:p>
      <text:p text:style-name="P243">The key must initially be fetched from the specified location, however a BRBON API may decide to store the key locally for subsequent use.</text:p>
      <text:p text:style-name="P273"><text:span text:style-name="T157">The </text:span><text:span text:style-name="T169">byte</text:span><text:span text:style-name="T157"> </text:span><text:span text:style-name="T169">count</text:span><text:span text:style-name="T157"> specifies how many bytes there are in the </text:span><text:span text:style-name="T173">public key URL</text:span><text:span text:style-name="T157">.</text:span></text:p>
      <text:p text:style-name="P247"><text:span text:style-name="T226">The </text:span><text:span text:style-name="T225">o</text:span><text:span text:style-name="T226">ffset is counted from the </text:span><text:span text:style-name="T225">first block </text:span><text:span text:style-name="T228">synchronization</text:span><text:span text:style-name="T225"> byte starting with zero.</text:span></text:p>
      <text:h text:style-name="P192" text:outline-level="5"><text:span text:style-name="T237">Block </text:span><text:span text:style-name="T238">Times and duration</text:span></text:h>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61">Name</text:p>
          </table:table-cell>
          <table:table-cell table:style-name="Table29.B1" office:value-type="string">
            <text:p text:style-name="P169">Offset <text:span text:style-name="T210">(Hex)</text:span></text:p>
          </table:table-cell>
          <table:table-cell table:style-name="Table29.C1" office:value-type="string">
            <text:p text:style-name="P169">Type</text:p>
          </table:table-cell>
          <table:table-cell table:style-name="Table29.D1" office:value-type="string">
            <text:p text:style-name="P161">Valid <text:span text:style-name="T208">R</text:span>ange</text:p>
          </table:table-cell>
        </table:table-row>
        <table:table-row table:style-name="TableLine94539108425200">
          <table:table-cell table:style-name="Table29.A3" office:value-type="string">
            <text:p text:style-name="P230">Block Creation Timestamp</text:p>
          </table:table-cell>
          <table:table-cell table:style-name="Table29.B3" office:value-type="string">
            <text:p text:style-name="P229">0x20</text:p>
          </table:table-cell>
          <table:table-cell table:style-name="Table29.C3" office:value-type="string">
            <text:p text:style-name="P229">UInt-64</text:p>
          </table:table-cell>
          <table:table-cell table:style-name="Table29.D3" office:value-type="string">
            <text:p text:style-name="P230">All</text:p>
          </table:table-cell>
        </table:table-row>
        <table:table-row table:style-name="TableLine94539108425200">
          <table:table-cell table:style-name="Table29.A3" office:value-type="string">
            <text:p text:style-name="P228"><text:span text:style-name="T232">Block Modification Timestamp</text:span></text:p>
          </table:table-cell>
          <table:table-cell table:style-name="Table29.B3" office:value-type="string">
            <text:p text:style-name="P229">0x28</text:p>
          </table:table-cell>
          <table:table-cell table:style-name="Table29.C3" office:value-type="string">
            <text:p text:style-name="P229">UInt-64</text:p>
          </table:table-cell>
          <table:table-cell table:style-name="Table29.D3" office:value-type="string">
            <text:p text:style-name="P230">All</text:p>
          </table:table-cell>
        </table:table-row>
        <table:table-row table:style-name="TableLine94539108425200">
          <table:table-cell table:style-name="Table29.A4" office:value-type="string">
            <text:p text:style-name="P226"><text:span text:style-name="T234">Block </text:span><text:span text:style-name="T174">Expiry Timestamp</text:span></text:p>
          </table:table-cell>
          <table:table-cell table:style-name="Table29.B4" office:value-type="string">
            <text:p text:style-name="P232"><text:span text:style-name="T210">0x</text:span><text:span text:style-name="T232">30</text:span></text:p>
          </table:table-cell>
          <table:table-cell table:style-name="Table29.C4" office:value-type="string">
            <text:p text:style-name="P232">UInt-<text:span text:style-name="T232">64</text:span></text:p>
          </table:table-cell>
          <table:table-cell table:style-name="Table29.D4" office:value-type="string">
            <text:p text:style-name="P230"><text:span text:style-name="T232">A</text:span>ll</text:p>
          </table:table-cell>
        </table:table-row>
      </table:table>
      <text:p text:style-name="P249">All times and duration's are in milliseconds since 1 Jan 1970.</text:p>
      <text:p text:style-name="P248"><text:span text:style-name="T239">Creation refers to the time this block was created.</text:span></text:p>
      <text:p text:style-name="P248"><text:span text:style-name="T239">Modification time refers to the time of the most recent update of an item in this block.</text:span></text:p>
      <text:p text:style-name="P275"><text:span text:style-name="T174">Expiry time refers to the time after which this block should no longer be used.</text:span></text:p>
      <text:p text:style-name="P276"><text:span text:style-name="T174">I</text:span><text:span text:style-name="T175">mpossible </text:span><text:span text:style-name="T136">combination</text:span><text:span text:style-name="T175">s</text:span><text:span text:style-name="T136"> of timestamps should prevent usage of the block.</text:span></text:p>
      <text:h text:style-name="P185" text:outline-level="5"><text:span text:style-name="T202">Block </text:span><text:span text:style-name="T205">Type Dependent </text:span><text:span text:style-name="T203">Header</text:span></text:h>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236">Name</text:p>
          </table:table-cell>
          <table:table-cell table:style-name="Table24.B1" office:value-type="string">
            <text:p text:style-name="P240">Offset <text:span text:style-name="T210">(Hex)</text:span></text:p>
          </table:table-cell>
          <table:table-cell table:style-name="Table24.C1" office:value-type="string">
            <text:p text:style-name="P240">Type</text:p>
          </table:table-cell>
          <table:table-cell table:style-name="Table24.D1" office:value-type="string">
            <text:p text:style-name="P236">Valid <text:span text:style-name="T208">R</text:span>ange</text:p>
          </table:table-cell>
        </table:table-row>
        <table:table-row table:style-name="TableLine94539152664064">
          <table:table-cell table:style-name="Table24.A2" office:value-type="string">
            <text:p text:style-name="P227"><text:span text:style-name="T233">Block </text:span><text:span text:style-name="T175">Type Dependent Header</text:span></text:p>
          </table:table-cell>
          <table:table-cell table:style-name="Table24.B2" office:value-type="string">
            <text:p text:style-name="P218"><text:span text:style-name="T233">0x</text:span><text:span text:style-name="T175">38</text:span></text:p>
          </table:table-cell>
          <table:table-cell table:style-name="Table24.C2" office:value-type="string">
            <text:p text:style-name="P233">-</text:p>
          </table:table-cell>
          <table:table-cell table:style-name="Table24.D2" office:value-type="string">
            <text:p text:style-name="P231">-</text:p>
          </table:table-cell>
        </table:table-row>
      </table:table>
      <text:p text:style-name="P250"><text:span text:style-name="T203">D</text:span>epending on the type of block, additional header fields may be defined.</text:p>
      <text:p text:style-name="P277"><text:span text:style-name="T175">Currently only block type 1 is defined which does not have a type dependent header.</text:span></text:p>
      <text:p text:style-name="P277"><text:span text:style-name="T175">The total byte count for this area will be (must be) a multiple of 8 bytes. Unused space should be set to zero.</text:span></text:p>
      <text:h text:style-name="P185" text:outline-level="5">Block Header Variable Storage</text:h>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236">Name</text:p>
          </table:table-cell>
          <table:table-cell table:style-name="Table25.B1" office:value-type="string">
            <text:p text:style-name="P240">Offset <text:span text:style-name="T210">(Hex)</text:span></text:p>
          </table:table-cell>
          <table:table-cell table:style-name="Table25.C1" office:value-type="string">
            <text:p text:style-name="P240">Type</text:p>
          </table:table-cell>
          <table:table-cell table:style-name="Table25.D1" office:value-type="string">
            <text:p text:style-name="P236">Valid <text:span text:style-name="T208">R</text:span>ange</text:p>
          </table:table-cell>
        </table:table-row>
        <table:table-row table:style-name="TableLine94539145980704">
          <table:table-cell table:style-name="Table25.A2" office:value-type="string">
            <text:p text:style-name="P227"><text:span text:style-name="T233">Block </text:span><text:span text:style-name="T175">Header Variable Storage</text:span></text:p>
          </table:table-cell>
          <table:table-cell table:style-name="Table25.B2" office:value-type="string">
            <text:p text:style-name="P218"><text:span text:style-name="T175">-</text:span></text:p>
          </table:table-cell>
          <table:table-cell table:style-name="Table25.C2" office:value-type="string">
            <text:p text:style-name="P233">-</text:p>
          </table:table-cell>
          <table:table-cell table:style-name="Table25.D2" office:value-type="string">
            <text:p text:style-name="P231">-</text:p>
          </table:table-cell>
        </table:table-row>
      </table:table>
      <text:p text:style-name="P250">All variable type fields specified by a byte-count and offset in the block header will have their fields located in this area as specified by their offset parameter.</text:p>
      <text:p text:style-name="P250">The total byte count for this area will be (must be) a multiple of 8 bytes. Unused space should be set to zero.</text:p>
      <text:h text:style-name="P186" text:outline-level="5">Reserved <text:span text:style-name="T240">2</text:span></text:h>
      <text:p text:style-name="P261"><text:span text:style-name="T193">Currently not used, test for zero and reject block usage if non zero to ensure upward compatibility.</text:span></text:p>
      <table:table table:name="Table31" table:style-name="Table31">
        <table:table-column table:style-name="Table31.A"/>
        <table:table-column table:style-name="Table31.B"/>
        <table:table-column table:style-name="Table31.C"/>
        <table:table-column table:style-name="Table31.D"/>
        <text:soft-page-break/>
        <table:table-row table:style-name="Table31.1">
          <table:table-cell table:style-name="Table31.A1" office:value-type="string">
            <text:p text:style-name="P237">Name</text:p>
          </table:table-cell>
          <table:table-cell table:style-name="Table31.B1" office:value-type="string">
            <text:p text:style-name="P241">Offset <text:span text:style-name="T210">(Hex)</text:span></text:p>
          </table:table-cell>
          <table:table-cell table:style-name="Table31.C1" office:value-type="string">
            <text:p text:style-name="P241">Type</text:p>
          </table:table-cell>
          <table:table-cell table:style-name="Table31.D1" office:value-type="string">
            <text:p text:style-name="P237">Val<text:span text:style-name="T231">u</text:span>e</text:p>
          </table:table-cell>
        </table:table-row>
        <table:table-row table:style-name="TableLine94539054575920">
          <table:table-cell table:style-name="Table31.A2" office:value-type="string">
            <text:p text:style-name="P211">Reserved <text:span text:style-name="T240">2</text:span></text:p>
          </table:table-cell>
          <table:table-cell table:style-name="Table31.B2" office:value-type="string">
            <text:p text:style-name="P212">Block Header Byte Count - 8</text:p>
          </table:table-cell>
          <table:table-cell table:style-name="Table31.C2" office:value-type="string">
            <text:p text:style-name="P219"><text:span text:style-name="T1">UInt-</text:span><text:span text:style-name="T42">48</text:span></text:p>
          </table:table-cell>
          <table:table-cell table:style-name="Table31.D2" office:value-type="string">
            <text:p text:style-name="P211"><text:span text:style-name="T209">0</text:span>x00<text:span text:style-name="T231">00_</text:span><text:span text:style-name="T240">0000_0000</text:span></text:p>
          </table:table-cell>
        </table:table-row>
      </table:table>
      <text:h text:style-name="P191" text:outline-level="5"><text:span text:style-name="T195">Block </text:span><text:span text:style-name="T196">Header </text:span><text:span text:style-name="T195">CRC-16</text:span></text:h>
      <text:p text:style-name="P278"><text:span text:style-name="T176">The header CRC-16, calculated u</text:span><text:span text:style-name="T150">sing the reverse polynomial 0x8005 (= 0xA001 reversed) and 0 as the start seed</text:span><text:span text:style-name="T164">.</text:span></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37">Name</text:p>
          </table:table-cell>
          <table:table-cell table:style-name="Table32.B1" office:value-type="string">
            <text:p text:style-name="P241">Offset <text:span text:style-name="T210">(Hex)</text:span></text:p>
          </table:table-cell>
          <table:table-cell table:style-name="Table32.C1" office:value-type="string">
            <text:p text:style-name="P241">Type</text:p>
          </table:table-cell>
          <table:table-cell table:style-name="Table32.D1" office:value-type="string">
            <text:p text:style-name="P237">Val<text:span text:style-name="T231">u</text:span>e</text:p>
          </table:table-cell>
        </table:table-row>
        <table:table-row table:style-name="TableLine94539145955616">
          <table:table-cell table:style-name="Table32.A2" office:value-type="string">
            <text:p text:style-name="P213">Block Header CRC-16</text:p>
          </table:table-cell>
          <table:table-cell table:style-name="Table32.B2" office:value-type="string">
            <text:p text:style-name="P212">Block Header Byte Count - 2</text:p>
          </table:table-cell>
          <table:table-cell table:style-name="Table32.C2" office:value-type="string">
            <text:p text:style-name="P219"><text:span text:style-name="T1">UInt-</text:span><text:span text:style-name="T33">16</text:span></text:p>
          </table:table-cell>
          <table:table-cell table:style-name="Table32.D2" office:value-type="string">
            <text:p text:style-name="P213">0..2^16-1</text:p>
          </table:table-cell>
        </table:table-row>
      </table:table>
      <text:h text:style-name="P181" text:outline-level="4"><text:span text:style-name="T197">U</text:span>nencrypted</text:h>
      <text:p text:style-name="P132"><text:span text:style-name="T11">The </text:span><text:span text:style-name="T65">Unencrypted</text:span><text:span text:style-name="T11"> part is defined as follows:</text:span></text:p>
      <text:p text:style-name="P137">Unencrypted = Item [,Item]</text:p>
      <text:p text:style-name="P132"><text:span text:style-name="T11">That is, it can consist of 1 or more </text:span><text:span text:style-name="T65">Item</text:span><text:span text:style-name="T11">. </text:span><text:span text:style-name="T12">(These are defined later)</text:span><text:span text:style-name="T11"> </text:span></text:p>
      <text:h text:style-name="P182" text:outline-level="4"><text:span text:style-name="T197">E</text:span>ncrypted</text:h>
      <text:p text:style-name="P133"><text:span text:style-name="T11">T</text:span><text:span text:style-name="T1">he </text:span><text:span text:style-name="T53">Encrypted</text:span><text:span text:style-name="T1"> part is defined as follows:</text:span></text:p>
      <text:p text:style-name="P138">Encrypted = Encrypted_Header [,Encrypted_Item]</text:p>
      <text:p text:style-name="P139">It consists of an encrypted header and zero or more encrypted items. (These are defined later)</text:p>
      <text:h text:style-name="Heading_20_4" text:outline-level="4">Block_<text:span text:style-name="T198">Header</text:span></text:h>
      <text:p text:style-name="P126">Aside from describing the contents of a block, it should be possible to find a block header in a continuous byte stream. Therefore the block header is equipped with sync bytes and CRC values. These allow positive identification of a block even when embedded in a semi-random stream of bytes.</text:p>
      <text:p text:style-name="P126">Since a block header contains fixed length fields as well as variable length fields, the fixed fields are leading and the variable fields are identified through offsets (pointers) and count (byte-count) in the fixed sized fields.</text:p>
      <text:p text:style-name="P127">There is a size limit on block headers of 64 Kbytes.</text:p>
      <text:p text:style-name="P128">A block header is only a block header if no illegal or unexpected values appear. All reserved fields must be set to zero to pass this test.</text:p>
      <text:p text:style-name="P124">A <text:span text:style-name="T52">Block_Header</text:span> is defined as follows:</text:p>
      <text:p text:style-name="P33">Block_Header =</text:p>
      <text:p text:style-name="P33"/>
      <text:p text:style-name="P33"><text:tab/><text:span text:style-name="T114">Block_</text:span><text:span text:style-name="T116">Start_</text:span><text:span text:style-name="T114">Marker_</text:span><text:span text:style-name="T116">Byte_1</text:span><text:span text:style-name="T114">,<text:tab/><text:tab/><text:tab/>(* </text:span><text:span text:style-name="T116">1</text:span><text:span text:style-name="T114"> Byte *)</text:span></text:p>
      <text:p text:style-name="P34"><text:span text:style-name="T116"><text:tab/>B</text:span><text:span text:style-name="T114">lock_</text:span><text:span text:style-name="T116">Start</text:span><text:span text:style-name="T114">_Marker_</text:span><text:span text:style-name="T116">Byte_2</text:span><text:span text:style-name="T114">,<text:tab/><text:tab/><text:tab/>(* </text:span><text:span text:style-name="T116">1</text:span><text:span text:style-name="T114"> Byte *)</text:span></text:p>
      <text:p text:style-name="P34"><text:span text:style-name="T114"><text:tab/>Block_</text:span><text:span text:style-name="T116">Start</text:span><text:span text:style-name="T114">_Marker_</text:span><text:span text:style-name="T116">Byte_3</text:span><text:span text:style-name="T114">,<text:tab/><text:tab/><text:tab/>(* </text:span><text:span text:style-name="T116">1</text:span><text:span text:style-name="T114"> Byte *)</text:span></text:p>
      <text:p text:style-name="P38"><text:tab/></text:p>
      <text:p text:style-name="P44"><text:tab/>Reserved_2,<text:tab/><text:tab/><text:tab/></text:p>
      <text:p text:style-name="P44"><text:tab/>Variable_Sized_Area,<text:tab/><text:tab/><text:tab/><text:tab/>(* N*8 Bytes *)</text:p>
      <text:p text:style-name="P36"/>
      <text:p text:style-name="P29"><text:span text:style-name="T91">(* - *</text:span><text:span text:style-name="T52">)</text:span></text:p>
      <text:p text:style-name="P42"/>
      <text:p text:style-name="P48"><text:soft-page-break/><text:span text:style-name="T62"><text:tab/></text:span><text:span text:style-name="T63">Random_Bytes</text:span><text:span text:style-name="T62">,<text:tab/><text:tab/><text:tab/><text:tab/><text:tab/>(* </text:span><text:span text:style-name="T63">6</text:span><text:span text:style-name="T62"> Bytes *)</text:span></text:p>
      <text:p text:style-name="P35"><text:span text:style-name="T114"><text:tab/>Block_</text:span><text:span text:style-name="T115">Header_</text:span><text:span text:style-name="T114">CRC_16,<text:tab/><text:tab/><text:tab/><text:tab/>(* </text:span><text:span text:style-name="T115">2 Bytes *)</text:span></text:p>
      <text:p text:style-name="P33"/>
      <text:h text:style-name="Heading_20_4" text:outline-level="4">Block Footer</text:h>
      <text:p text:style-name="P42"/>
      <text:p text:style-name="P39">Block_Footer =</text:p>
      <text:p text:style-name="P27"><text:span text:style-name="T88"><text:tab/></text:span><text:span text:style-name="T94">Footer_Marker,<text:tab/><text:tab/><text:tab/>(* </text:span><text:span text:style-name="T96">2</text:span><text:span text:style-name="T94"> Bytes *)</text:span></text:p>
      <text:p text:style-name="P27"><text:span text:style-name="T88"><text:tab/></text:span><text:span text:style-name="T94">Footer_Byte_Count,<text:tab/><text:tab/>(* </text:span><text:span text:style-name="T97">2</text:span><text:span text:style-name="T94"> Bytes, Unsigned_</text:span><text:span text:style-name="T96">16</text:span><text:span text:style-name="T94"> *)</text:span></text:p>
      <text:p text:style-name="P28"><text:span text:style-name="T52"><text:tab/></text:span><text:span text:style-name="T94">[,Footer_Payload]<text:tab/><text:tab/>(* N * 8 Bytes *)</text:span></text:p>
      <text:p text:style-name="P26"><text:span text:style-name="T94"><text:tab/></text:span><text:span text:style-name="T95">Random</text:span><text:span text:style-name="T96">,<text:tab/><text:tab/><text:tab/><text:tab/>(* 2 Bytes = </text:span><text:span text:style-name="T95">Random</text:span><text:span text:style-name="T96"> *)</text:span></text:p>
      <text:p text:style-name="P40"><text:tab/>Footer_CRC_16<text:tab/><text:tab/><text:tab/>(* 2 Bytes *)</text:p>
      <text:p text:style-name="P41"/>
      <text:p text:style-name="P40"/>
      <text:p text:style-name="P10">A block consist of a block header, item data and a block footer.</text:p>
      <text:h text:style-name="Heading_20_2" text:outline-level="2">Block Header</text:h>
      <text:p text:style-name="P11">A block header can specify several things, depending on its type. All block headers share the property that they must be find-able in a random stream of data. Hence they all start with a few synchronization bytes and contain a CRC-16 for its fields.</text:p>
      <text:p text:style-name="P12"/>
      <text:p text:style-name="P12"><text:span text:style-name="T88">Block_</text:span><text:span text:style-name="T89">Start_</text:span><text:span text:style-name="T88">Marker_</text:span><text:span text:style-name="T89">Byte_1: </text:span><text:span text:style-name="T117">Fixed to the value 0xA5</text:span></text:p>
      <text:p text:style-name="P20"><text:span text:style-name="T88">Block_</text:span><text:span text:style-name="T89">Start_</text:span><text:span text:style-name="T88">Marker_</text:span><text:span text:style-name="T89">Byte_</text:span><text:span text:style-name="T90">2: </text:span><text:span text:style-name="T117">Fixed to the value 0x7E</text:span></text:p>
      <text:p text:style-name="P20"><text:span text:style-name="T88">Block_</text:span><text:span text:style-name="T89">Start_</text:span><text:span text:style-name="T88">Marker_</text:span><text:span text:style-name="T89">Byte_</text:span><text:span text:style-name="T90">3: </text:span><text:span text:style-name="T120">F</text:span><text:span text:style-name="T117">ixed to the value 0x81</text:span></text:p>
      <text:p text:style-name="P21"><text:span text:style-name="T88">Block_</text:span><text:span text:style-name="T89">Start_</text:span><text:span text:style-name="T88">Marker_</text:span><text:span text:style-name="T89">Byte_</text:span><text:span text:style-name="T90">3: </text:span><text:span text:style-name="T121">Fixed to the value 0x5A</text:span></text:p>
      <text:p text:style-name="P8"><text:span text:style-name="T91">Block_Type:</text:span><text:span text:style-name="T116"> </text:span><text:span text:style-name="T121">Defines the type of the block, its contents and it footer.</text:span></text:p>
      <text:p text:style-name="P9"><text:span text:style-name="T91">Block_Options:</text:span><text:span text:style-name="T116"> </text:span><text:span text:style-name="T122">Options for the block</text:span><text:span text:style-name="T118">.</text:span></text:p>
      <text:p text:style-name="P9"><text:span text:style-name="T91">Block_</text:span><text:span text:style-name="T92">Header_Byte_Count</text:span><text:span text:style-name="T91">:</text:span><text:span text:style-name="T116"> </text:span><text:span text:style-name="T122">The number of bytes in the block header, from the first marker byte to (and including)</text:span><text:span text:style-name="T123"> the CRC-16.</text:span></text:p>
      <text:p text:style-name="P22"><text:span text:style-name="T92">Type-Dependent-Header</text:span><text:span text:style-name="T90">: </text:span><text:span text:style-name="T122">As necessary, </text:span><text:span text:style-name="T125">see section “Block_Types” below.</text:span></text:p>
      <text:p text:style-name="P23"><text:span text:style-name="T91">Item_</text:span><text:span text:style-name="T92">Count</text:span><text:span text:style-name="T118">: The number of items in the block payload, </text:span><text:span text:style-name="T122">may not be used for some block types.</text:span></text:p>
      <text:p text:style-name="P23"><text:span text:style-name="T88">Block_</text:span><text:span text:style-name="T93">Header_</text:span><text:span text:style-name="T88">CRC_16</text:span>: <text:span text:style-name="T118">The CRC-16 over the header from the first marker up to and including the </text:span><text:span text:style-name="T122">item count</text:span><text:span text:style-name="T118">. If the calculated CRC-16 does not match this CRC-16 (beware the endianness) then this is not a block header.</text:span></text:p>
      <text:h text:style-name="Heading_20_2" text:outline-level="2">Block Footer</text:h>
      <text:p text:style-name="P24">The footer field is optional (depends on the block type)</text:p>
      <text:p text:style-name="P23"><text:span text:style-name="T94">Footer_Marker</text:span>: <text:span text:style-name="T119">The footer marker, must be 0x2F3A (note that the endianness is known!)</text:span></text:p>
      <text:p text:style-name="P23"><text:span text:style-name="T94">Footer_Byte_Count</text:span>: <text:span text:style-name="T119">The byte count of the footer.</text:span></text:p>
      <text:p text:style-name="P25"><text:span text:style-name="T94">Footer_Payload:</text:span><text:span text:style-name="T119">The footer payload is not present in a type 1 block.</text:span></text:p>
      <text:p text:style-name="P25"><text:span text:style-name="T95">Random</text:span><text:span text:style-name="T96">: </text:span><text:span text:style-name="T124">Should be </text:span><text:span text:style-name="T127">a random value, used to strengthen the footer CRC check</text:span><text:span text:style-name="T124">.</text:span></text:p>
      <text:p text:style-name="P25"><text:span text:style-name="T97">Footer_CRC_16</text:span>: <text:span text:style-name="T119">The CRC over </text:span><text:span text:style-name="T124">all of the footer bytes except for this CRC value itself. If the calculated CRC-16 is not the same as this CRC-16 the footer is invalid.</text:span></text:p>
      <text:h text:style-name="Heading_20_2" text:outline-level="2">Block Types</text:h>
      <text:p text:style-name="P123">Currently only 1 block type is defined:</text:p>
      <table:table table:name="Table14" table:style-name="Table14">
        <table:table-column table:style-name="Table14.A"/>
        <table:table-column table:style-name="Table14.B"/>
        <table:table-column table:style-name="Table14.C"/>
        <table:table-column table:style-name="Table14.D"/>
        <table:table-row table:style-name="TableLine94539108433056">
          <table:table-cell table:style-name="Table14.A1" office:value-type="string">
            <text:p text:style-name="P79">Type</text:p>
          </table:table-cell>
          <table:table-cell table:style-name="Table14.A1" office:value-type="string">
            <text:p text:style-name="P79">Name</text:p>
          </table:table-cell>
          <table:table-cell table:style-name="Table14.A1" office:value-type="string">
            <text:p text:style-name="P79">Type Dependent Header</text:p>
          </table:table-cell>
          <table:table-cell table:style-name="Table14.D1" office:value-type="string">
            <text:p text:style-name="P79">Footer</text:p>
          </table:table-cell>
        </table:table-row>
        <table:table-row table:style-name="TableLine94539108509136">
          <table:table-cell table:style-name="Table14.A2" office:value-type="string">
            <text:p text:style-name="P79">0</text:p>
          </table:table-cell>
          <table:table-cell table:style-name="Table14.A2" office:value-type="string">
            <text:p text:style-name="P79">Illegal value</text:p>
          </table:table-cell>
          <table:table-cell table:style-name="Table14.A2" office:value-type="string">
            <text:p text:style-name="P79">N. A.</text:p>
          </table:table-cell>
          <table:table-cell table:style-name="Table14.D2" office:value-type="string">
            <text:p text:style-name="P79">N. A.</text:p>
          </table:table-cell>
        </table:table-row>
        <text:soft-page-break/>
        <table:table-row table:style-name="TableLine94539108520464">
          <table:table-cell table:style-name="Table14.A2" office:value-type="string">
            <text:p text:style-name="P79">1</text:p>
          </table:table-cell>
          <table:table-cell table:style-name="Table14.A2" office:value-type="string">
            <text:p text:style-name="P79"><text:span text:style-name="T129">Single_Item_</text:span>File</text:p>
          </table:table-cell>
          <table:table-cell table:style-name="Table14.A2" office:value-type="string">
            <table:table table:name="Table15" table:style-name="Table15">
              <table:table-column table:style-name="Table15.A"/>
              <table:table-column table:style-name="Table15.B"/>
              <table:table-column table:style-name="Table15.C"/>
              <table:table-row table:style-name="TableLine94539108459664">
                <table:table-cell table:style-name="Table15.A1" office:value-type="string">
                  <text:p text:style-name="P79">Offset</text:p>
                </table:table-cell>
                <table:table-cell table:style-name="Table15.A1" office:value-type="string">
                  <text:p text:style-name="P79">Purpose</text:p>
                </table:table-cell>
                <table:table-cell table:style-name="Table15.C1" office:value-type="string">
                  <text:p text:style-name="P79">Size</text:p>
                </table:table-cell>
              </table:table-row>
              <table:table-row table:style-name="TableLine94539108490768">
                <table:table-cell table:style-name="Table15.A2" office:value-type="string">
                  <text:p text:style-name="P79">0</text:p>
                </table:table-cell>
                <table:table-cell table:style-name="Table15.A2" office:value-type="string">
                  <text:p text:style-name="P79">Block_Byte_Count</text:p>
                </table:table-cell>
                <table:table-cell table:style-name="Table15.C2" office:value-type="string">
                  <text:p text:style-name="P79">Unsigned_32</text:p>
                </table:table-cell>
              </table:table-row>
            </table:table>
            <text:p text:style-name="P79"/>
          </table:table-cell>
          <table:table-cell table:style-name="Table14.D2" office:value-type="string">
            <text:p text:style-name="P79">Not Used</text:p>
          </table:table-cell>
        </table:table-row>
      </table:table>
      <text:h text:style-name="Heading_20_2" text:outline-level="2">Block Options</text:h>
      <text:p text:style-name="P123">There are 8 bits available for block options:</text:p>
      <table:table table:name="Table16" table:style-name="Table16">
        <table:table-column table:style-name="Table16.A"/>
        <table:table-column table:style-name="Table16.B"/>
        <table:table-row table:style-name="TableLine94539108516608">
          <table:table-cell table:style-name="Table16.A1" office:value-type="string">
            <text:p text:style-name="P79">Bit Number</text:p>
          </table:table-cell>
          <table:table-cell table:style-name="Table16.B1" office:value-type="string">
            <text:p text:style-name="P79">Purpose</text:p>
          </table:table-cell>
        </table:table-row>
        <table:table-row table:style-name="TableLine94539108544816">
          <table:table-cell table:style-name="Table16.A2" office:value-type="string">
            <text:p text:style-name="P79">7</text:p>
          </table:table-cell>
          <table:table-cell table:style-name="Table16.B2" office:value-type="string">
            <text:p text:style-name="P79">Endianness , 1 = Big Endian, 0 = Little Endian.</text:p>
          </table:table-cell>
        </table:table-row>
        <table:table-row table:style-name="TableLine94539108546352">
          <table:table-cell table:style-name="Table16.A2" office:value-type="string">
            <text:p text:style-name="P79">6</text:p>
          </table:table-cell>
          <table:table-cell table:style-name="Table16.B2" office:value-type="string">
            <text:p text:style-name="P79">Reserved (should be 0)</text:p>
          </table:table-cell>
        </table:table-row>
        <table:table-row table:style-name="TableLine94539108546992">
          <table:table-cell table:style-name="Table16.A2" office:value-type="string">
            <text:p text:style-name="P79">5</text:p>
          </table:table-cell>
          <table:table-cell table:style-name="Table16.B2" office:value-type="string">
            <text:p text:style-name="P80">Reserved (should be 0)</text:p>
          </table:table-cell>
        </table:table-row>
        <table:table-row table:style-name="TableLine94539108547792">
          <table:table-cell table:style-name="Table16.A2" office:value-type="string">
            <text:p text:style-name="P79">4</text:p>
          </table:table-cell>
          <table:table-cell table:style-name="Table16.B2" office:value-type="string">
            <text:p text:style-name="P80">Reserved (should be 0)</text:p>
          </table:table-cell>
        </table:table-row>
        <table:table-row table:style-name="TableLine94539108548592">
          <table:table-cell table:style-name="Table16.A2" office:value-type="string">
            <text:p text:style-name="P79">3</text:p>
          </table:table-cell>
          <table:table-cell table:style-name="Table16.B2" office:value-type="string">
            <text:p text:style-name="P80">Reserved (should be 0)</text:p>
          </table:table-cell>
        </table:table-row>
        <table:table-row table:style-name="TableLine94539108549344">
          <table:table-cell table:style-name="Table16.A2" office:value-type="string">
            <text:p text:style-name="P79">2</text:p>
          </table:table-cell>
          <table:table-cell table:style-name="Table16.B2" office:value-type="string">
            <text:p text:style-name="P80">Reserved (should be 0)</text:p>
          </table:table-cell>
        </table:table-row>
        <table:table-row table:style-name="TableLine94539108550144">
          <table:table-cell table:style-name="Table16.A2" office:value-type="string">
            <text:p text:style-name="P79">1</text:p>
          </table:table-cell>
          <table:table-cell table:style-name="Table16.B2" office:value-type="string">
            <text:p text:style-name="P80">Reserved (should be 0)</text:p>
          </table:table-cell>
        </table:table-row>
        <table:table-row table:style-name="TableLine94539108550944">
          <table:table-cell table:style-name="Table16.A2" office:value-type="string">
            <text:p text:style-name="P79">0</text:p>
          </table:table-cell>
          <table:table-cell table:style-name="Table16.B2" office:value-type="string">
            <text:p text:style-name="P80">Reserved (should be 0)</text:p>
          </table:table-cell>
        </table:table-row>
      </table:table>
      <text:h text:style-name="Heading_20_2" text:outline-level="2">Footer</text:h>
      <text:p text:style-name="P3">The footer is not used yet.</text:p>
      <text:h text:style-name="P177" text:outline-level="1">Item</text:h>
      <text:p text:style-name="P3">The purpose of an Item is to describe the data contained in its payload as well as to provide path based access to the payload. An Item can contain an hierarchy or list of other Items within it.</text:p>
      <text:p text:style-name="P3"/>
      <text:p text:style-name="P2">Item =</text:p>
      <text:p text:style-name="P2"><text:tab/>Header<text:tab/> (* 16 bytes *)</text:p>
      <text:p text:style-name="P2"><text:tab/>[,Name]<text:tab/> (* N x 8 bytes *)</text:p>
      <text:p text:style-name="P2"><text:tab/>[,Value]<text:tab/> (* Storage area, M x 8 bytes *)</text:p>
      <text:p text:style-name="P2"><text:tab/>[,Filler]<text:tab/> (* Filler bytes *)</text:p>
      <text:p text:style-name="Standard"/>
      <text:p text:style-name="P15">An Item consist of a mandatory Header, an optional Name, an optional Value and an optional Filler field.</text:p>
      <text:p text:style-name="P15">The Header, Name and Value are also referred to as ‘header field’, ‘name field’ and ‘value field’.</text:p>
      <text:p text:style-name="P15">The value field is optional because for the Null type the value field is unnecessary. And in addition when a fixed length type uses 32 bits or less, the value is included in the header.</text:p>
      <text:p text:style-name="P15">The size of an Item is always a multiple of 8 bytes. If an Item can be expressed in less than a multiple of 8, some filler bytes are included to ensure the multiple of 8 size.</text:p>
      <text:p text:style-name="P15">However it is also possible to include filler bytes on purpose, for example to reserve space for anticipated storage needs. Filler bytes have an undefined value, but it is recommended to zero them.</text:p>
      <text:p text:style-name="P15">Filler bytes are implicit by definition of the size of an item. If the size is larger than necessary, the extra bytes are considered filler.</text:p>
      <text:h text:style-name="Heading_20_2" text:outline-level="2">Header</text:h>
      <text:p text:style-name="P14">The header allows deconstruction of the optional Name and Value fields.</text:p>
      <text:p text:style-name="P14"/>
      <text:p text:style-name="P2">Header =</text:p>
      <text:p text:style-name="P2"><text:tab/>Item-Type,<text:tab/><text:tab/><text:tab/><text:tab/>(* 1 byte *)</text:p>
      <text:p text:style-name="P2"><text:tab/>Item-Options,<text:tab/><text:tab/><text:tab/>(* 1 byte, set to 0 if unused *)</text:p>
      <text:p text:style-name="P2"><text:tab/>Item-Flags,<text:tab/><text:tab/><text:tab/>(* 1 byte *)</text:p>
      <text:p text:style-name="P2"><text:tab/>Item-Name-Field-Byte-Count<text:tab/>(* 1 byte, always a multiple of 8 *)</text:p>
      <text:p text:style-name="P2"><text:tab/>Item-Byte-Count, <text:tab/><text:tab/>(* 4 bytes, always a multiple of 8 *)</text:p>
      <text:p text:style-name="P2"><text:tab/>Item-Parent-Offset, <text:tab/><text:tab/>(* 4 bytes *)</text:p>
      <text:p text:style-name="P2"><text:tab/>Item-Small-Value <text:tab/><text:tab/>(* 4 bytes *)</text:p>
      <text:p text:style-name="Standard"/>
      <text:p text:style-name="P15">The item header contains all data needed to deconstruct the name field and value field.</text:p>
      <text:p text:style-name="P15">The type field allows interpretation of the value field. For the Null type, there is no value field.</text:p>
      <text:p text:style-name="P15">The item options are intended for future use, they should be set to zero. Options are persisted and should be evaluated when reading the item or the item’s name/value.</text:p>
      <text:p text:style-name="P15">The item flags are intended for API run-time use. An API that uses these bits must set this field to zero when reading or receiving an Item. Among the possible uses are o.<text:span text:style-name="T128">a.</text:span> record locking.</text:p>
      <text:p text:style-name="P15">The Item name field byte count contains the number of bytes allocated to the name field. When the name field is not present, it must be set to zero. The maximum length of a name field is therefore 255 bytes. However since the name field must also be a multiple of 8 bytes, the actual limit is 248 bytes. The lower three bits of this field must always be zero.</text:p>
      <text:p text:style-name="P15">The item byte count contains the number of bytes of the entire item. If not all bytes are used, then the presence of the filler field is implicit. The item byte count is always a multiple of 8, the lower three bits must always be zero. The endianness of this number is given by the endianness of the Block that contains this item. If no block is present, the machine endianness is assumed. The item parent offset is the offset from the first byte of a root item to the first byte of the parent item of this item. If this item is not contained in a parent item, it is a root item, and the value of this field is zero. The endianness of this number is given by the endianness of the Block that contains this item. If no block is present, the machine endianness is assumed.</text:p>
      <text:p text:style-name="P15">Note: It is not possible to distinguish between a root item and a first level child of a root item by looking only at this value. This is not a problem because in a hierarchy the data will be located in a buffer and the <text:soft-page-break/>address of the root item will be known to the API. The API can then compare the start address of the item with the start address of the buffer to identify a root.</text:p>
      <text:p text:style-name="P15">In addition: this value is only of use when it is necessary to traverse an hierarchy up. In parsers this will generally be unnecessary. In memory managers the API will be address aware and can recalculate &amp; compare this value when reading or receiving Items to ensure validity.</text:p>
      <text:p text:style-name="P15">The Item Small Value is a 32 bit field that is used to store fixed length values of maximal 32 bits.</text:p>
      <text:p text:style-name="P15">The endianness is given by the endianness of the Block that contains this item. If no block is present, the machine endianness is assumed.</text:p>
      <text:h text:style-name="Heading_20_3" text:outline-level="3">Item-Type</text:h>
      <text:p text:style-name="P15">The item-type is a byte field specifying the type of payload in either the small-value field or the</text:p>
      <text:p text:style-name="P15">value-field.</text:p>
      <text:p text:style-name="P15">The following types are defined:</text:p>
      <table:table table:name="Table2" table:style-name="Table2">
        <table:table-column table:style-name="Table2.A"/>
        <table:table-column table:style-name="Table2.B"/>
        <table:table-column table:style-name="Table2.C"/>
        <table:table-row table:style-name="TableLine94539108551664">
          <table:table-cell table:style-name="Table2.A1" office:value-type="string">
            <text:p text:style-name="P3">Hex code</text:p>
          </table:table-cell>
          <table:table-cell table:style-name="Table2.A1" office:value-type="string">
            <text:p text:style-name="P3">Type description</text:p>
          </table:table-cell>
          <table:table-cell table:style-name="Table2.C1" office:value-type="string">
            <text:p text:style-name="P3">Location</text:p>
          </table:table-cell>
        </table:table-row>
        <table:table-row table:style-name="TableLine94539108646640">
          <table:table-cell table:style-name="Table2.A19" office:value-type="string">
            <text:p text:style-name="P59">0</text:p>
          </table:table-cell>
          <table:table-cell table:style-name="Table2.B2" office:value-type="string">
            <text:p text:style-name="P3">Illegal value.</text:p>
          </table:table-cell>
          <table:table-cell table:style-name="Table2.C2" office:value-type="string">
            <text:p text:style-name="P3">n.a.</text:p>
          </table:table-cell>
        </table:table-row>
        <table:table-row table:style-name="TableLine94539108648832">
          <table:table-cell table:style-name="Table2.A19" office:value-type="string">
            <text:p text:style-name="P3">0x01</text:p>
          </table:table-cell>
          <table:table-cell table:style-name="Table2.B3" office:value-type="string">
            <text:p text:style-name="P3">Null</text:p>
          </table:table-cell>
          <table:table-cell table:style-name="Table2.C3" office:value-type="string">
            <text:p text:style-name="P3">n.a.</text:p>
          </table:table-cell>
        </table:table-row>
        <table:table-row table:style-name="TableLine94539108650592">
          <table:table-cell table:style-name="Table2.A19" office:value-type="string">
            <text:p text:style-name="P3">0x02</text:p>
          </table:table-cell>
          <table:table-cell table:style-name="Table2.B4" office:value-type="string">
            <text:p text:style-name="P3">Bool</text:p>
          </table:table-cell>
          <table:table-cell table:style-name="Table2.C4" office:value-type="string">
            <text:p text:style-name="P3">Small-Value</text:p>
          </table:table-cell>
        </table:table-row>
        <table:table-row table:style-name="TableLine94539108652480">
          <table:table-cell table:style-name="Table2.A19" office:value-type="string">
            <text:p text:style-name="P3">0x03</text:p>
          </table:table-cell>
          <table:table-cell table:style-name="Table2.B5" office:value-type="string">
            <text:p text:style-name="P3">Int8</text:p>
          </table:table-cell>
          <table:table-cell table:style-name="Table2.C5" office:value-type="string">
            <text:p text:style-name="P3">Small-Value</text:p>
          </table:table-cell>
        </table:table-row>
        <table:table-row table:style-name="TableLine94539108654544">
          <table:table-cell table:style-name="Table2.A19" office:value-type="string">
            <text:p text:style-name="P3">0x04</text:p>
          </table:table-cell>
          <table:table-cell table:style-name="Table2.B6" office:value-type="string">
            <text:p text:style-name="P3">Int16</text:p>
          </table:table-cell>
          <table:table-cell table:style-name="Table2.C6" office:value-type="string">
            <text:p text:style-name="P3">Small-Value</text:p>
          </table:table-cell>
        </table:table-row>
        <table:table-row table:style-name="TableLine94539108656816">
          <table:table-cell table:style-name="Table2.A19" office:value-type="string">
            <text:p text:style-name="P3">0x05</text:p>
          </table:table-cell>
          <table:table-cell table:style-name="Table2.B7" office:value-type="string">
            <text:p text:style-name="P3">Int32</text:p>
          </table:table-cell>
          <table:table-cell table:style-name="Table2.C7" office:value-type="string">
            <text:p text:style-name="P3">Small-Value</text:p>
          </table:table-cell>
        </table:table-row>
        <table:table-row table:style-name="TableLine94539108658752">
          <table:table-cell table:style-name="Table2.A19" office:value-type="string">
            <text:p text:style-name="P3">0x06</text:p>
          </table:table-cell>
          <table:table-cell table:style-name="Table2.B8" office:value-type="string">
            <text:p text:style-name="P3">Int64</text:p>
          </table:table-cell>
          <table:table-cell table:style-name="Table2.C8" office:value-type="string">
            <text:p text:style-name="P3">Value-Field</text:p>
          </table:table-cell>
        </table:table-row>
        <table:table-row table:style-name="TableLine94539108660800">
          <table:table-cell table:style-name="Table2.A19" office:value-type="string">
            <text:p text:style-name="P3">0x07</text:p>
          </table:table-cell>
          <table:table-cell table:style-name="Table2.B9" office:value-type="string">
            <text:p text:style-name="P3">UInt8</text:p>
          </table:table-cell>
          <table:table-cell table:style-name="Table2.C9" office:value-type="string">
            <text:p text:style-name="P3">Small-Value</text:p>
          </table:table-cell>
        </table:table-row>
        <table:table-row table:style-name="TableLine94539108662768">
          <table:table-cell table:style-name="Table2.A19" office:value-type="string">
            <text:p text:style-name="P3">0x08</text:p>
          </table:table-cell>
          <table:table-cell table:style-name="Table2.B10" office:value-type="string">
            <text:p text:style-name="P3">UInt16</text:p>
          </table:table-cell>
          <table:table-cell table:style-name="Table2.C10" office:value-type="string">
            <text:p text:style-name="P3">Small-Value</text:p>
          </table:table-cell>
        </table:table-row>
        <table:table-row table:style-name="TableLine94539108664816">
          <table:table-cell table:style-name="Table2.A19" office:value-type="string">
            <text:p text:style-name="P3">0x09</text:p>
          </table:table-cell>
          <table:table-cell table:style-name="Table2.B11" office:value-type="string">
            <text:p text:style-name="P3">UInt32</text:p>
          </table:table-cell>
          <table:table-cell table:style-name="Table2.C11" office:value-type="string">
            <text:p text:style-name="P3">Small-Value</text:p>
          </table:table-cell>
        </table:table-row>
        <table:table-row table:style-name="TableLine94539108666864">
          <table:table-cell table:style-name="Table2.A19" office:value-type="string">
            <text:p text:style-name="P3">0x0A</text:p>
          </table:table-cell>
          <table:table-cell table:style-name="Table2.B12" office:value-type="string">
            <text:p text:style-name="P3">UInt64</text:p>
          </table:table-cell>
          <table:table-cell table:style-name="Table2.C12" office:value-type="string">
            <text:p text:style-name="P3">Value-Field</text:p>
          </table:table-cell>
        </table:table-row>
        <table:table-row table:style-name="TableLine94539108668912">
          <table:table-cell table:style-name="Table2.A19" office:value-type="string">
            <text:p text:style-name="P3">0x0B</text:p>
          </table:table-cell>
          <table:table-cell table:style-name="Table2.B13" office:value-type="string">
            <text:p text:style-name="P3">Float32</text:p>
          </table:table-cell>
          <table:table-cell table:style-name="Table2.C13" office:value-type="string">
            <text:p text:style-name="P3">Small-Value</text:p>
          </table:table-cell>
        </table:table-row>
        <table:table-row table:style-name="TableLine94539108670960">
          <table:table-cell table:style-name="Table2.A19" office:value-type="string">
            <text:p text:style-name="P3">0x0C</text:p>
          </table:table-cell>
          <table:table-cell table:style-name="Table2.B14" office:value-type="string">
            <text:p text:style-name="P3">Float64</text:p>
          </table:table-cell>
          <table:table-cell table:style-name="Table2.C14" office:value-type="string">
            <text:p text:style-name="P3">Value-Field</text:p>
          </table:table-cell>
        </table:table-row>
        <table:table-row table:style-name="TableLine94539108673488">
          <table:table-cell table:style-name="Table2.A19" office:value-type="string">
            <text:p text:style-name="P3">0x0D</text:p>
          </table:table-cell>
          <table:table-cell table:style-name="Table2.B19" office:value-type="string">
            <text:p text:style-name="P3">String</text:p>
          </table:table-cell>
          <table:table-cell table:style-name="Table2.C19" office:value-type="string">
            <text:p text:style-name="P3">Value-Field</text:p>
          </table:table-cell>
        </table:table-row>
        <table:table-row table:style-name="TableLine94539108675536">
          <table:table-cell table:style-name="Table2.A19" office:value-type="string">
            <text:p text:style-name="P3">0x0E</text:p>
          </table:table-cell>
          <table:table-cell table:style-name="Table2.B19" office:value-type="string">
            <text:p text:style-name="P3">CRC String</text:p>
          </table:table-cell>
          <table:table-cell table:style-name="Table2.C19" office:value-type="string">
            <text:p text:style-name="P3">Value-Field</text:p>
          </table:table-cell>
        </table:table-row>
        <table:table-row table:style-name="TableLine94539108676496">
          <table:table-cell table:style-name="Table2.A19" office:value-type="string">
            <text:p text:style-name="P3">0x0F</text:p>
          </table:table-cell>
          <table:table-cell table:style-name="Table2.B19" office:value-type="string">
            <text:p text:style-name="P3">Binary</text:p>
          </table:table-cell>
          <table:table-cell table:style-name="Table2.C19" office:value-type="string">
            <text:p text:style-name="P3">Value-Field</text:p>
          </table:table-cell>
        </table:table-row>
        <table:table-row table:style-name="TableLine94539108677456">
          <table:table-cell table:style-name="Table2.A19" office:value-type="string">
            <text:p text:style-name="P3">0x10</text:p>
          </table:table-cell>
          <table:table-cell table:style-name="Table2.B19" office:value-type="string">
            <text:p text:style-name="P3">CRC Binary</text:p>
          </table:table-cell>
          <table:table-cell table:style-name="Table2.C19" office:value-type="string">
            <text:p text:style-name="P3">Value-Field</text:p>
          </table:table-cell>
        </table:table-row>
        <table:table-row table:style-name="TableLine94539108678416">
          <table:table-cell table:style-name="Table2.A19" office:value-type="string">
            <text:p text:style-name="P3">0x11</text:p>
          </table:table-cell>
          <table:table-cell table:style-name="Table2.B19" office:value-type="string">
            <text:p text:style-name="P3">Array</text:p>
          </table:table-cell>
          <table:table-cell table:style-name="Table2.C19" office:value-type="string">
            <text:p text:style-name="P3">Value-Field</text:p>
          </table:table-cell>
        </table:table-row>
        <table:table-row table:style-name="TableLine94539108679376">
          <table:table-cell table:style-name="Table2.A25" office:value-type="string">
            <text:p text:style-name="P3">0x12</text:p>
          </table:table-cell>
          <table:table-cell table:style-name="Table2.B25" office:value-type="string">
            <text:p text:style-name="P3">Dictionary</text:p>
          </table:table-cell>
          <table:table-cell table:style-name="Table2.C25" office:value-type="string">
            <text:p text:style-name="P3">Value-Field</text:p>
          </table:table-cell>
        </table:table-row>
        <table:table-row table:style-name="TableLine94539108681968">
          <table:table-cell table:style-name="Table2.A25" office:value-type="string">
            <text:p text:style-name="P3">0x13</text:p>
          </table:table-cell>
          <table:table-cell table:style-name="Table2.B25" office:value-type="string">
            <text:p text:style-name="P3">Sequence</text:p>
          </table:table-cell>
          <table:table-cell table:style-name="Table2.C25" office:value-type="string">
            <text:p text:style-name="P3">Value-Field</text:p>
          </table:table-cell>
        </table:table-row>
        <table:table-row table:style-name="TableLine94539108682928">
          <table:table-cell table:style-name="Table2.A25" office:value-type="string">
            <text:p text:style-name="P3">0x14</text:p>
          </table:table-cell>
          <table:table-cell table:style-name="Table2.B25" office:value-type="string">
            <text:p text:style-name="P3">Table</text:p>
          </table:table-cell>
          <table:table-cell table:style-name="Table2.C25" office:value-type="string">
            <text:p text:style-name="P3">Value-Field</text:p>
          </table:table-cell>
        </table:table-row>
        <table:table-row table:style-name="TableLine94539108683888">
          <table:table-cell table:style-name="Table2.A25" office:value-type="string">
            <text:p text:style-name="P3">0x15</text:p>
          </table:table-cell>
          <table:table-cell table:style-name="Table2.B25" office:value-type="string">
            <text:p text:style-name="P3">UUID</text:p>
          </table:table-cell>
          <table:table-cell table:style-name="Table2.C25" office:value-type="string">
            <text:p text:style-name="P3">Value-Field</text:p>
          </table:table-cell>
        </table:table-row>
        <table:table-row table:style-name="TableLine94539108684848">
          <table:table-cell table:style-name="Table2.A25" office:value-type="string">
            <text:p text:style-name="P3">0x16</text:p>
          </table:table-cell>
          <table:table-cell table:style-name="Table2.B25" office:value-type="string">
            <text:p text:style-name="P3">RGBA</text:p>
          </table:table-cell>
          <table:table-cell table:style-name="Table2.C25" office:value-type="string">
            <text:p text:style-name="P3">Value-Field</text:p>
          </table:table-cell>
        </table:table-row>
        <table:table-row table:style-name="TableLine94539108685808">
          <table:table-cell table:style-name="Table2.A25" office:value-type="string">
            <text:p text:style-name="P3">0x17</text:p>
          </table:table-cell>
          <table:table-cell table:style-name="Table2.B25" office:value-type="string">
            <text:p text:style-name="P3">Font</text:p>
          </table:table-cell>
          <table:table-cell table:style-name="Table2.C25" office:value-type="string">
            <text:p text:style-name="P3">Value-Field</text:p>
          </table:table-cell>
        </table:table-row>
        <table:table-row table:style-name="TableLine94539108686768">
          <table:table-cell table:style-name="Table2.A26" office:value-type="string">
            <text:p text:style-name="P3">0x18-0x7F</text:p>
          </table:table-cell>
          <table:table-cell table:style-name="Table2.B26" office:value-type="string">
            <text:p text:style-name="P3">Reserved (do not use)</text:p>
          </table:table-cell>
          <table:table-cell table:style-name="Table2.C26" office:value-type="string">
            <text:p text:style-name="P3">n.a.</text:p>
          </table:table-cell>
        </table:table-row>
        <table:table-row table:style-name="TableLine94539108689360">
          <table:table-cell table:style-name="Table2.A27" office:value-type="string">
            <text:p text:style-name="P3">0x80-0xFF</text:p>
          </table:table-cell>
          <table:table-cell table:style-name="Table2.B27" office:value-type="string">
            <text:p text:style-name="P3">Available for user definitions (free for all).</text:p>
          </table:table-cell>
          <table:table-cell table:style-name="Table2.C27" office:value-type="string">
            <text:p text:style-name="P3">n.a.</text:p>
          </table:table-cell>
        </table:table-row>
      </table:table>
      <text:p text:style-name="P14"/>
      <text:p text:style-name="Standard"><text:s/></text:p>
      <text:p text:style-name="Standard"><text:s/></text:p>
      <text:p text:style-name="Standard"><text:soft-page-break/><text:s/></text:p>
      <text:p text:style-name="Standard"><text:s/></text:p>
      <text:p text:style-name="Standard"><text:s/></text:p>
      <text:p text:style-name="Standard"><text:s/></text:p>
      <text:p text:style-name="Standard"><text:s/></text:p>
      <text:p text:style-name="Standard"><text:s text:c="2"/></text:p>
      <text:p text:style-name="Standard"><text:s text:c="2"/></text:p>
      <text:p text:style-name="P15">For more information on the types and how they are coded, see the Types section.</text:p>
      <text:h text:style-name="Heading_20_2" text:outline-level="2">Name</text:h>
      <text:p text:style-name="P2">Name =</text:p>
      <text:p text:style-name="P2"><text:tab/>Name-CRC,<text:tab/><text:tab/><text:tab/>(* 2 bytes, CRC16, ARC, rev poly 0x8005 *)</text:p>
      <text:p text:style-name="Standard"><text:span text:style-name="T53"><text:tab/>Name-</text:span><text:span text:style-name="T54">ASCII-</text:span><text:span text:style-name="T53">Byte-Count,(* 1 byte, the number of used </text:span><text:span text:style-name="T54">ASCII</text:span><text:span text:style-name="T53"> bytes *)</text:span></text:p>
      <text:p text:style-name="Standard"><text:span text:style-name="T53"><text:tab/>Name-</text:span><text:span text:style-name="T54">ASCII-Code<text:tab/><text:tab/></text:span><text:span text:style-name="T53">(* </text:span><text:span text:style-name="T54">ASCII</text:span><text:span text:style-name="T53"> bytes </text:span><text:span text:style-name="T54">range 0x20..0x7E </text:span><text:span text:style-name="T53">*)</text:span></text:p>
      <text:p text:style-name="P2"><text:tab/>[, Name-Filler]<text:tab/><text:tab/>(* Filler, optional *)</text:p>
      <text:p text:style-name="P2"/>
      <text:p text:style-name="P14"><text:span text:style-name="T52">Name-CRC</text:span><text:span text:style-name="T1">: The hash value is a CRC16 using the reverse polynomial 0x8005 (= 0xA001 reversed) and 0 as the start seed.</text:span></text:p>
      <text:p text:style-name="P14"><text:span text:style-name="T52">Name-</text:span><text:span text:style-name="T85">ASCII-</text:span><text:span text:style-name="T52">Byte-Count</text:span><text:span text:style-name="T1">: This is the number of bytes used by the </text:span><text:span text:style-name="T2">ASCII</text:span><text:span text:style-name="T1"> code that constitutes the name.</text:span></text:p>
      <text:p text:style-name="P14"><text:span text:style-name="T52">Name-</text:span><text:span text:style-name="T85">ASCII</text:span><text:span text:style-name="T52">-Code</text:span><text:span text:style-name="T1">: The </text:span><text:span text:style-name="T2">ASCII </text:span><text:span text:style-name="T1">code that can be converted into a valid string. </text:span><text:span text:style-name="T2">Note that each ASCII characters must be in the range 0x20 .. 0x7E.</text:span></text:p>
      <text:p text:style-name="P14"><text:span text:style-name="T52">Name-Filler</text:span><text:span text:style-name="T1">: The filler is a number of bytes that ensure that the number of bytes in the name field is a multiple of 8. This limits the total name field to a maximum of 248 bytes.</text:span></text:p>
      <text:p text:style-name="P15">Note: Subtracting the 3 bytes used by CRC and <text:span text:style-name="T102">ASCII</text:span> byte count gives a maximum size of 245 bytes for the name characters.</text:p>
      <text:p text:style-name="P15">Rationale: The CRC allows for faster finding of items by name. If the CRC does not match, the <text:span text:style-name="T102">ASCII</text:span> code does not need to be compared. Names longer than 245 characters seem unlikely, they would make for unreadable code.</text:p>
      <text:h text:style-name="Heading_20_2" text:outline-level="2">Value</text:h>
      <text:p text:style-name="P3">The layout of the value field is given in the section Types.</text:p>
      <text:h text:style-name="Heading_20_2" text:outline-level="2">Filler</text:h>
      <text:p text:style-name="P3">Filler data must be present if the value field is not a multiple of 8 bytes. It then rounds of the item byte count to a multiple of 8 bytes. More often though the filler may be present because a designer wants to ensure that some area is available for later expansion without having to shift the entire data field following this item.</text:p>
      <text:h text:style-name="Heading_20_1" text:outline-level="1">Types</text:h>
      <text:h text:style-name="Heading_20_2" text:outline-level="2">Null</text:h>
      <text:p text:style-name="P15">The null is a special type that has no associated value. It is intended to be used as a placeholder that can be changed into any other type.</text:p>
      <text:p text:style-name="P15">It can contain filler data.</text:p>
      <text:p text:style-name="P15">A null cannot be stored in an array or table.</text:p>
      <text:h text:style-name="Heading_20_2" text:outline-level="2">Bool</text:h>
      <text:p text:style-name="P15">The value field is a single byte containing either zero (false) or non-zero (true).</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text:soft-page-break/>Int8</text:h>
      <text:p text:style-name="P15">A single byte, range -128 ... +127. (0x80 ... 0x7F)</text:p>
      <text:p text:style-name="P15">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Int16</text:h>
      <text:p text:style-name="P15">A 2-byte value, range -32,768 ... +32,767 (0x8000 ... 0x7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Int32</text:h>
      <text:p text:style-name="P15">A 4-byte value, range -2,147,483,648 ... +2,147,483,647 (0x8000_0000 ... 0x7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Int64</text:h>
      <text:p text:style-name="P15">An 8-byte value, range -9,223,372,036,854,775,808 ... +9,223,372,036,854,775,807</text:p>
      <text:p text:style-name="P15">(0x8000_0000_0000_0000 ... 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UInt8</text:h>
      <text:p text:style-name="P15">A single byte, range 0... +255. (0x00 ... 0xFF)When stored in an item the value will be stored in the first byte of the small-value field.</text:p>
      <text:p text:style-name="P15">When stored in an array or table the value will be stored in a single byte, the first byte in an element or field.</text:p>
      <text:h text:style-name="Heading_20_2" text:outline-level="2">UInt16</text:h>
      <text:p text:style-name="P15">A 2-byte value, range 0 ... +65,535 (0x0000 ... 0xFFFF)</text:p>
      <text:p text:style-name="P15">When stored in an item the value will be stored in the first two bytes of the small-value field.</text:p>
      <text:p text:style-name="P15">When stored in an array or table the value will be stored in the first 2 consecutive bytes in an element or field.</text:p>
      <text:p text:style-name="P15">Endianness is specified by the block endianness or when the block is absent the machine endianness.</text:p>
      <text:h text:style-name="Heading_20_2" text:outline-level="2">UInt32</text:h>
      <text:p text:style-name="P15">A 4-byte value, range 0 ... +4,294,967,295 (0x0000_0000 ... 0x8FFF_FFFF)</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text:soft-page-break/>UInt64</text:h>
      <text:p text:style-name="P15">An 8-byte value, range 0 ... +18,446,744,073,709,551,615 (0x8000_0000_0000_0000 ...</text:p>
      <text:p text:style-name="P15">0x7FFF_FFFF_FFFF_FFFF)</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5">Endianness is specified by the block endianness or when the block is absent the machine endianness.</text:p>
      <text:h text:style-name="Heading_20_2" text:outline-level="2">Float32</text:h>
      <text:p text:style-name="P15">A 4-byte value. Accurate to about 6 decimals, range approx 1.1e-38 to 3.4e38</text:p>
      <text:p text:style-name="P15">When stored in an item the value will be stored in the small-value field.</text:p>
      <text:p text:style-name="P15">When stored in an array or table the value will be stored in the first 4 consecutive bytes in an element or field.</text:p>
      <text:p text:style-name="P15">Endianness is specified by the block endianness or when the block is absent the machine endianness.</text:p>
      <text:h text:style-name="Heading_20_2" text:outline-level="2">Float64</text:h>
      <text:p text:style-name="P15">An 8-byte value, range apron 2.2e-308 to 1.7e+308</text:p>
      <text:p text:style-name="P15">When stored in an item the value will be stored in the first eight consecutive bytes in the value field.</text:p>
      <text:p text:style-name="P15">When stored in an array or table the value will be stored in the first eight consecutive bytes in the value field.</text:p>
      <text:p text:style-name="P15">The small-value field is not used.</text:p>
      <text:p text:style-name="P16">Endianness is specified by the block endianness or when the block is absent the machine endianness.</text:p>
      <text:h text:style-name="Heading_20_2" text:outline-level="2">String</text:h>
      <text:p text:style-name="P31">String = byte-count [{, UTF8-Byte-Code}]</text:p>
      <text:p text:style-name="P15">The string is a sequence of bytes representing the UTF8 code of the string. The UT8 byte code is preceded by a count of the number of bytes in the byte code.</text:p>
      <text:p text:style-name="P15">The layout is as follows:</text:p>
      <table:table table:name="Table3" table:style-name="Table3">
        <table:table-column table:style-name="Table3.A" table:number-columns-repeated="3"/>
        <table:table-column table:style-name="Table3.D"/>
        <table:table-row table:style-name="TableLine94539108761056">
          <table:table-cell table:style-name="Table3.A1" office:value-type="string">
            <text:p text:style-name="P19">Offset</text:p>
          </table:table-cell>
          <table:table-cell table:style-name="Table3.A1" office:value-type="string">
            <text:p text:style-name="P15">Content</text:p>
          </table:table-cell>
          <table:table-cell table:style-name="Table3.A1" office:value-type="string">
            <text:p text:style-name="P15">Units</text:p>
          </table:table-cell>
          <table:table-cell table:style-name="Table3.D1" office:value-type="string">
            <text:p text:style-name="P15">Bytes</text:p>
          </table:table-cell>
        </table:table-row>
        <table:table-row table:style-name="TableLine94539108698656">
          <table:table-cell table:style-name="Table3.C4" office:value-type="string">
            <text:p text:style-name="P19">0</text:p>
          </table:table-cell>
          <table:table-cell table:style-name="Table3.C4" office:value-type="string">
            <text:p text:style-name="P15">Byte Count</text:p>
          </table:table-cell>
          <table:table-cell table:style-name="Table3.C4" office:value-type="string">
            <text:p text:style-name="P15">UInt32</text:p>
          </table:table-cell>
          <table:table-cell table:style-name="Table3.D4" office:value-type="string">
            <text:p text:style-name="P60">4</text:p>
          </table:table-cell>
        </table:table-row>
        <table:table-row table:style-name="TableLine94539108706096">
          <table:table-cell table:style-name="Table3.C4" office:value-type="string">
            <text:p text:style-name="P61">4</text:p>
          </table:table-cell>
          <table:table-cell table:style-name="Table3.C4" office:value-type="string">
            <text:p text:style-name="P15">UTF8 Byte Code</text:p>
          </table:table-cell>
          <table:table-cell table:style-name="Table3.C4" office:value-type="string">
            <text:p text:style-name="P15">Bytes</text:p>
          </table:table-cell>
          <table:table-cell table:style-name="Table3.D4" office:value-type="string">
            <text:p text:style-name="P15">Byte Count</text:p>
          </table:table-cell>
        </table:table-row>
        <table:table-row table:style-name="TableLine94539108709520">
          <table:table-cell table:style-name="Table3.C4" office:value-type="string">
            <text:p text:style-name="P19">4 + Byte Count</text:p>
          </table:table-cell>
          <table:table-cell table:style-name="Table3.C4" office:value-type="string">
            <text:p text:style-name="P15">Filler</text:p>
          </table:table-cell>
          <table:table-cell table:style-name="Table3.C4" office:value-type="string">
            <text:p text:style-name="P15">Bytes</text:p>
          </table:table-cell>
          <table:table-cell table:style-name="Table3.D4"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String</text:h>
      <text:p text:style-name="P31">CRC-String = CRC32, Byte-Count [{, UTF8-Byte-Code}]</text:p>
      <text:p text:style-name="P15">The string is a sequence of bytes representing the UTF8 code of the string. The UT8 byte code is preceded by the CRC32 of the bytes in the UTF8 byte code and a count of the number of bytes in the byte code.</text:p>
      <text:p text:style-name="P15">The CRC32 uses a seed value of 0.</text:p>
      <text:p text:style-name="P15">The layout is as follows:</text:p>
      <table:table table:name="Table4" table:style-name="Table4">
        <table:table-column table:style-name="Table4.A"/>
        <table:table-column table:style-name="Table4.B"/>
        <table:table-column table:style-name="Table4.C"/>
        <table:table-column table:style-name="Table4.D"/>
        <table:table-row table:style-name="TableLine94539108712768">
          <table:table-cell table:style-name="Table4.A1" office:value-type="string">
            <text:p text:style-name="P19">Offset</text:p>
          </table:table-cell>
          <table:table-cell table:style-name="Table4.A1" office:value-type="string">
            <text:p text:style-name="P15">Content</text:p>
          </table:table-cell>
          <table:table-cell table:style-name="Table4.A1" office:value-type="string">
            <text:p text:style-name="P15">Units</text:p>
          </table:table-cell>
          <table:table-cell table:style-name="Table4.D1" office:value-type="string">
            <text:p text:style-name="P15">Bytes</text:p>
          </table:table-cell>
        </table:table-row>
        <table:table-row table:style-name="TableLine94539108411504">
          <table:table-cell table:style-name="Table4.A5" office:value-type="string">
            <text:p text:style-name="P65">0</text:p>
          </table:table-cell>
          <table:table-cell table:style-name="Table4.B2" office:value-type="string">
            <text:p text:style-name="P15">CRC32</text:p>
          </table:table-cell>
          <table:table-cell table:style-name="Table4.C5" office:value-type="string">
            <text:p text:style-name="P15">UInt32</text:p>
          </table:table-cell>
          <table:table-cell table:style-name="Table4.D2" office:value-type="string">
            <text:p text:style-name="P64">4</text:p>
          </table:table-cell>
        </table:table-row>
        <text:soft-page-break/>
        <table:table-row table:style-name="TableLine94539108781840">
          <table:table-cell table:style-name="Table4.A5" office:value-type="string">
            <text:p text:style-name="P65">4</text:p>
          </table:table-cell>
          <table:table-cell table:style-name="Table4.B3" office:value-type="string">
            <text:p text:style-name="P15">Byte Count</text:p>
          </table:table-cell>
          <table:table-cell table:style-name="Table4.C5" office:value-type="string">
            <text:p text:style-name="P15">UInt32</text:p>
          </table:table-cell>
          <table:table-cell table:style-name="Table4.D3" office:value-type="string">
            <text:p text:style-name="P64">4</text:p>
          </table:table-cell>
        </table:table-row>
        <table:table-row table:style-name="TableLine94539108783776">
          <table:table-cell table:style-name="Table4.A5" office:value-type="string">
            <text:p text:style-name="P65">8</text:p>
          </table:table-cell>
          <table:table-cell table:style-name="Table4.B4" office:value-type="string">
            <text:p text:style-name="P15">UTF8 Byte Code</text:p>
          </table:table-cell>
          <table:table-cell table:style-name="Table4.C5" office:value-type="string">
            <text:p text:style-name="P15">Bytes</text:p>
          </table:table-cell>
          <table:table-cell table:style-name="Table4.D4" office:value-type="string">
            <text:p text:style-name="P15">Byte Count</text:p>
          </table:table-cell>
        </table:table-row>
        <table:table-row table:style-name="TableLine94539108785904">
          <table:table-cell table:style-name="Table4.A5" office:value-type="string">
            <text:p text:style-name="P19">8 + Byte Count</text:p>
          </table:table-cell>
          <table:table-cell table:style-name="Table4.B5" office:value-type="string">
            <text:p text:style-name="P15">Filler</text:p>
          </table:table-cell>
          <table:table-cell table:style-name="Table4.C5" office:value-type="string">
            <text:p text:style-name="P15">Bytes</text:p>
          </table:table-cell>
          <table:table-cell table:style-name="Table4.D5" office:value-type="string">
            <text:p text:style-name="P15">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105">Rationale</text:span>: This storage structure makes it possible to always use the first 8 bytes of the crc-string for a quick check to see if the following string is not equal to a search string. Only when the first 8 bytes are the same, the remaining bytes of the string need to be verified.</text:p>
      <text:h text:style-name="Heading_20_2" text:outline-level="2">Binary</text:h>
      <text:p text:style-name="P31">Binary = byte-count [{, Byte}]</text:p>
      <text:p text:style-name="P15">A binary is a sequence of bytes. The byte sequence is preceded by a count of the number of bytes.</text:p>
      <text:p text:style-name="P15">The layout is as follows:</text:p>
      <table:table table:name="Table5" table:style-name="Table5">
        <table:table-column table:style-name="Table5.A"/>
        <table:table-column table:style-name="Table5.B"/>
        <table:table-column table:style-name="Table5.C" table:number-columns-repeated="2"/>
        <table:table-row table:style-name="TableLine94539108788816">
          <table:table-cell table:style-name="Table5.A1" office:value-type="string">
            <text:p text:style-name="P65">Offset</text:p>
          </table:table-cell>
          <table:table-cell table:style-name="Table5.A1" office:value-type="string">
            <text:p text:style-name="P64">Content</text:p>
          </table:table-cell>
          <table:table-cell table:style-name="Table5.A1" office:value-type="string">
            <text:p text:style-name="P64">Units</text:p>
          </table:table-cell>
          <table:table-cell table:style-name="Table5.D1" office:value-type="string">
            <text:p text:style-name="P64">Count</text:p>
          </table:table-cell>
        </table:table-row>
        <table:table-row table:style-name="TableLine94539108805920">
          <table:table-cell table:style-name="Table5.A4" office:value-type="string">
            <text:p text:style-name="P65">0</text:p>
          </table:table-cell>
          <table:table-cell table:style-name="Table5.B2" office:value-type="string">
            <text:p text:style-name="P15">Byte Count</text:p>
          </table:table-cell>
          <table:table-cell table:style-name="Table5.C4" office:value-type="string">
            <text:p text:style-name="P15">UInt32</text:p>
          </table:table-cell>
          <table:table-cell table:style-name="Table5.D2" office:value-type="string">
            <text:p text:style-name="P64">4</text:p>
          </table:table-cell>
        </table:table-row>
        <table:table-row table:style-name="TableLine94539108808704">
          <table:table-cell table:style-name="Table5.A4" office:value-type="string">
            <text:p text:style-name="P65">4</text:p>
          </table:table-cell>
          <table:table-cell table:style-name="Table5.B3" office:value-type="string">
            <text:p text:style-name="P15">Binary</text:p>
          </table:table-cell>
          <table:table-cell table:style-name="Table5.C4" office:value-type="string">
            <text:p text:style-name="P64">Bytes</text:p>
          </table:table-cell>
          <table:table-cell table:style-name="Table5.D3" office:value-type="string">
            <text:p text:style-name="P64">Byte Count</text:p>
          </table:table-cell>
        </table:table-row>
        <table:table-row table:style-name="TableLine94539108810704">
          <table:table-cell table:style-name="Table5.A4" office:value-type="string">
            <text:p text:style-name="P19">4 + Byte Count </text:p>
          </table:table-cell>
          <table:table-cell table:style-name="Table5.B4" office:value-type="string">
            <text:p text:style-name="P15">Filler</text:p>
          </table:table-cell>
          <table:table-cell table:style-name="Table5.C4" office:value-type="string">
            <text:p text:style-name="P64">Bytes</text:p>
          </table:table-cell>
          <table:table-cell table:style-name="Table5.D4" office:value-type="string">
            <text:p text:style-name="P64">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h text:style-name="Heading_20_2" text:outline-level="2">CRC Binary</text:h>
      <text:p text:style-name="P31">CRC-Binary = CRC32, Byte-Count [{, Byte}]</text:p>
      <text:p text:style-name="P15">A binary is a sequence of bytes. The byte sequence is preceded by a CRC32 over the bytes in the binary and a count of the number of bytes.</text:p>
      <text:p text:style-name="P15">The CRC32 uses a seed value of -<text:span text:style-name="T103">1</text:span>.</text:p>
      <text:p text:style-name="P15">The layout is as follows:</text:p>
      <table:table table:name="Table6" table:style-name="Table6">
        <table:table-column table:style-name="Table6.A" table:number-columns-repeated="3"/>
        <table:table-column table:style-name="Table6.D"/>
        <table:table-row table:style-name="TableLine94539108813232">
          <table:table-cell table:style-name="Table6.A1" office:value-type="string">
            <text:p text:style-name="P67">Offset</text:p>
          </table:table-cell>
          <table:table-cell table:style-name="Table6.A1" office:value-type="string">
            <text:p text:style-name="P66">Content</text:p>
          </table:table-cell>
          <table:table-cell table:style-name="Table6.A1" office:value-type="string">
            <text:p text:style-name="P66">Units</text:p>
          </table:table-cell>
          <table:table-cell table:style-name="Table6.D1" office:value-type="string">
            <text:p text:style-name="P66">Count</text:p>
          </table:table-cell>
        </table:table-row>
        <table:table-row table:style-name="TableLine94539108835424">
          <table:table-cell table:style-name="Table6.C5" office:value-type="string">
            <text:p text:style-name="P67">0</text:p>
          </table:table-cell>
          <table:table-cell table:style-name="Table6.C5" office:value-type="string">
            <text:p text:style-name="P66">CRC32</text:p>
          </table:table-cell>
          <table:table-cell table:style-name="Table6.C5" office:value-type="string">
            <text:p text:style-name="P66">UInt32</text:p>
          </table:table-cell>
          <table:table-cell table:style-name="Table6.D5" office:value-type="string">
            <text:p text:style-name="P66">4</text:p>
          </table:table-cell>
        </table:table-row>
        <table:table-row table:style-name="TableLine94539108837248">
          <table:table-cell table:style-name="Table6.C5" office:value-type="string">
            <text:p text:style-name="P67">4</text:p>
          </table:table-cell>
          <table:table-cell table:style-name="Table6.C5" office:value-type="string">
            <text:p text:style-name="P66">Byte Count</text:p>
          </table:table-cell>
          <table:table-cell table:style-name="Table6.C5" office:value-type="string">
            <text:p text:style-name="P66">UInt32</text:p>
          </table:table-cell>
          <table:table-cell table:style-name="Table6.D5" office:value-type="string">
            <text:p text:style-name="P66">4</text:p>
          </table:table-cell>
        </table:table-row>
        <table:table-row table:style-name="TableLine94539108838160">
          <table:table-cell table:style-name="Table6.C5" office:value-type="string">
            <text:p text:style-name="P67">8</text:p>
          </table:table-cell>
          <table:table-cell table:style-name="Table6.C5" office:value-type="string">
            <text:p text:style-name="P66">Binary</text:p>
          </table:table-cell>
          <table:table-cell table:style-name="Table6.C5" office:value-type="string">
            <text:p text:style-name="P66">Bytes</text:p>
          </table:table-cell>
          <table:table-cell table:style-name="Table6.D5" office:value-type="string">
            <text:p text:style-name="P66">Byte Count</text:p>
          </table:table-cell>
        </table:table-row>
        <table:table-row table:style-name="TableLine94539108839200">
          <table:table-cell table:style-name="Table6.C5" office:value-type="string">
            <text:p text:style-name="P67">8 + Byte Count</text:p>
          </table:table-cell>
          <table:table-cell table:style-name="Table6.C5" office:value-type="string">
            <text:p text:style-name="P66">Filler</text:p>
          </table:table-cell>
          <table:table-cell table:style-name="Table6.C5" office:value-type="string">
            <text:p text:style-name="P66">Bytes</text:p>
          </table:table-cell>
          <table:table-cell table:style-name="Table6.D5" office:value-type="string">
            <text:p text:style-name="P66">As Needed</text:p>
          </table:table-cell>
        </table:table-row>
      </table:table>
      <text:p text:style-name="P15"/>
      <text:p text:style-name="P15">This layout is either stored in the Value-Field of an item, the element of an array or the field in a table.</text:p>
      <text:p text:style-name="P15">Endianness is specified by the block endianness or when the block is absent the machine endianness.</text:p>
      <text:p text:style-name="P15"><text:span text:style-name="T105">Rationale</text:span>: This storage structure makes it possible to always use the first 8 bytes of the crc-binary for a quick check to see if the following binary is not equal to a search binary. Only when the first 8 bytes are the same, the remaining bytes of the binary need to be verified.</text:p>
      <text:h text:style-name="Heading_20_2" text:outline-level="2">Array</text:h>
      <text:p text:style-name="P15">Contains a sequence of elements. All of the same byte count (length) and of the same type.</text:p>
      <text:p text:style-name="P15">Addressing of the elements is always through their index.</text:p>
      <text:p text:style-name="P2"/>
      <text:p text:style-name="P2"><text:soft-page-break/>Array =</text:p>
      <text:p text:style-name="P2"><text:tab/>Reserved,<text:tab/><text:tab/><text:tab/>(* 4 Bytes, must be zero *)</text:p>
      <text:p text:style-name="P2"><text:tab/>Element-Type,<text:tab/><text:tab/>(* 1 Byte, see Item Type *)</text:p>
      <text:p text:style-name="P2"><text:tab/>Reserved,<text:tab/><text:tab/><text:tab/>(* 3 Bytes, must be zero *)</text:p>
      <text:p text:style-name="P2"><text:tab/>Element-Count,<text:tab/><text:tab/>(* The number of elements *)</text:p>
      <text:p text:style-name="P2"><text:tab/>Element-Byte-Count<text:tab/>(* The number of bytes in an element *)</text:p>
      <text:p text:style-name="P2"><text:tab/>[{, Element }]</text:p>
      <text:p text:style-name="P3"/>
      <text:p text:style-name="P3">The layout is as follows:</text:p>
      <text:p text:style-name="P3"/>
      <table:table table:name="Table7" table:style-name="Table7">
        <table:table-column table:style-name="Table7.A" table:number-columns-repeated="3"/>
        <table:table-column table:style-name="Table7.D"/>
        <table:table-row table:style-name="TableLine94539108840896">
          <table:table-cell table:style-name="Table7.A1" office:value-type="string">
            <text:p text:style-name="P54">Offset</text:p>
          </table:table-cell>
          <table:table-cell table:style-name="Table7.A1" office:value-type="string">
            <text:p text:style-name="P66">Content</text:p>
          </table:table-cell>
          <table:table-cell table:style-name="Table7.A1" office:value-type="string">
            <text:p text:style-name="P66">Units</text:p>
          </table:table-cell>
          <table:table-cell table:style-name="Table7.D1" office:value-type="string">
            <text:p text:style-name="P66">Bytes</text:p>
          </table:table-cell>
        </table:table-row>
        <table:table-row table:style-name="TableLine94539108876704">
          <table:table-cell table:style-name="Table7.A7" office:value-type="string">
            <text:p text:style-name="P54">0</text:p>
          </table:table-cell>
          <table:table-cell table:style-name="Table7.C7" office:value-type="string">
            <text:p text:style-name="P66">Reserved</text:p>
          </table:table-cell>
          <table:table-cell table:style-name="Table7.C7" office:value-type="string">
            <text:p text:style-name="P66">UInt32</text:p>
          </table:table-cell>
          <table:table-cell table:style-name="Table7.D7" office:value-type="string">
            <text:p text:style-name="P66">4</text:p>
          </table:table-cell>
        </table:table-row>
        <table:table-row table:style-name="TableLine94539108878880">
          <table:table-cell table:style-name="Table7.A7" office:value-type="string">
            <text:p text:style-name="P54">4</text:p>
          </table:table-cell>
          <table:table-cell table:style-name="Table7.C7" office:value-type="string">
            <text:p text:style-name="P66">Element-Type</text:p>
          </table:table-cell>
          <table:table-cell table:style-name="Table7.C7" office:value-type="string">
            <text:p text:style-name="P66">Item-Type</text:p>
          </table:table-cell>
          <table:table-cell table:style-name="Table7.D7" office:value-type="string">
            <text:p text:style-name="P66">1</text:p>
          </table:table-cell>
        </table:table-row>
        <table:table-row table:style-name="TableLine94539108879792">
          <table:table-cell table:style-name="Table7.A7" office:value-type="string">
            <text:p text:style-name="P54">5</text:p>
          </table:table-cell>
          <table:table-cell table:style-name="Table7.C7" office:value-type="string">
            <text:p text:style-name="P66">Zero</text:p>
          </table:table-cell>
          <table:table-cell table:style-name="Table7.C7" office:value-type="string">
            <text:p text:style-name="P66">Bytes</text:p>
          </table:table-cell>
          <table:table-cell table:style-name="Table7.D7" office:value-type="string">
            <text:p text:style-name="P66">3</text:p>
          </table:table-cell>
        </table:table-row>
        <table:table-row table:style-name="TableLine94539108880752">
          <table:table-cell table:style-name="Table7.A7" office:value-type="string">
            <text:p text:style-name="P54">8</text:p>
          </table:table-cell>
          <table:table-cell table:style-name="Table7.C7" office:value-type="string">
            <text:p text:style-name="P66">Element-Count</text:p>
          </table:table-cell>
          <table:table-cell table:style-name="Table7.C7" office:value-type="string">
            <text:p text:style-name="P66">UInt32</text:p>
          </table:table-cell>
          <table:table-cell table:style-name="Table7.D7" office:value-type="string">
            <text:p text:style-name="P66">4</text:p>
          </table:table-cell>
        </table:table-row>
        <table:table-row table:style-name="TableLine94539108882176">
          <table:table-cell table:style-name="Table7.A7" office:value-type="string">
            <text:p text:style-name="P54">12</text:p>
          </table:table-cell>
          <table:table-cell table:style-name="Table7.C7" office:value-type="string">
            <text:p text:style-name="P66">Element-Byte-Count</text:p>
          </table:table-cell>
          <table:table-cell table:style-name="Table7.C7" office:value-type="string">
            <text:p text:style-name="P66">UInt32</text:p>
          </table:table-cell>
          <table:table-cell table:style-name="Table7.D7" office:value-type="string">
            <text:p text:style-name="P66">4</text:p>
          </table:table-cell>
        </table:table-row>
        <table:table-row table:style-name="TableLine94539108883200">
          <table:table-cell table:style-name="Table7.A7" office:value-type="string">
            <text:p text:style-name="P54">16</text:p>
          </table:table-cell>
          <table:table-cell table:style-name="Table7.C7" office:value-type="string">
            <text:p text:style-name="P66">Array</text:p>
          </table:table-cell>
          <table:table-cell table:style-name="Table7.C7" office:value-type="string">
            <text:p text:style-name="P66">Element</text:p>
          </table:table-cell>
          <table:table-cell table:style-name="Table7.D7" office:value-type="string">
            <text:p text:style-name="P66">Element-Count * Element-Byte-Count</text:p>
          </table:table-cell>
        </table:table-row>
        <table:table-row table:style-name="TableLine94539108884272">
          <table:table-cell table:style-name="Table7.A8" office:value-type="string">
            <text:p text:style-name="P53">16 + Element-<text:span text:style-name="T104">Count</text:span> *</text:p>
            <text:p text:style-name="P53">Element-Byte-<text:span text:style-name="T104">Count</text:span></text:p>
          </table:table-cell>
          <table:table-cell table:style-name="Table7.C8" office:value-type="string">
            <text:p text:style-name="P66">Filler</text:p>
          </table:table-cell>
          <table:table-cell table:style-name="Table7.C8" office:value-type="string">
            <text:p text:style-name="P66">Bytes</text:p>
          </table:table-cell>
          <table:table-cell table:style-name="Table7.D8" office:value-type="string">
            <text:p text:style-name="P66">As needed</text:p>
          </table:table-cell>
        </table:table-row>
      </table:table>
      <text:p text:style-name="P6"/>
      <text:p text:style-name="P15">When an array is contained in an array or table, it is included as an item.</text:p>
      <text:p text:style-name="P15"><text:span text:style-name="T105">Discussion</text:span>: The array type is intended as a space saving device. (As well as a storage pendant for the array type in programming languages). Storing other containers in an array is possible, at the cost of a minor overhead since containers are always stored in total (i.e. as complete items). A mix of containers could easily be supported but can also lead to misunderstandings. Hence at the moment it has been excluded from the specification. When an array contains another container type all those containers must also be of the same type.</text:p>
      <text:h text:style-name="Heading_20_2" text:outline-level="2">Sequence</text:h>
      <text:p text:style-name="P15">Contains a sequence of other items.</text:p>
      <text:p text:style-name="P31">Sequence = Count [{,Item}]]</text:p>
      <text:p text:style-name="P15">A sequence does not place any restrictions on the items it contains. (Unlike a dictionary)</text:p>
      <text:p text:style-name="P15">The layout is as follows:</text:p>
      <table:table table:name="Table8" table:style-name="Table8">
        <table:table-column table:style-name="Table8.A" table:number-columns-repeated="3"/>
        <table:table-column table:style-name="Table8.D"/>
        <table:table-row table:style-name="TableLine94539108854432">
          <table:table-cell table:style-name="Table8.A1" office:value-type="string">
            <text:p text:style-name="P69">Offset</text:p>
          </table:table-cell>
          <table:table-cell table:style-name="Table8.A1" office:value-type="string">
            <text:p text:style-name="P68">Content</text:p>
          </table:table-cell>
          <table:table-cell table:style-name="Table8.A1" office:value-type="string">
            <text:p text:style-name="P68">Units</text:p>
          </table:table-cell>
          <table:table-cell table:style-name="Table8.D1" office:value-type="string">
            <text:p text:style-name="P68">Bytes</text:p>
          </table:table-cell>
        </table:table-row>
        <table:table-row table:style-name="TableLine94539108906496">
          <table:table-cell table:style-name="Table8.C5" office:value-type="string">
            <text:p text:style-name="P69">0</text:p>
          </table:table-cell>
          <table:table-cell table:style-name="Table8.C5" office:value-type="string">
            <text:p text:style-name="P68">Reserved</text:p>
          </table:table-cell>
          <table:table-cell table:style-name="Table8.C5" office:value-type="string">
            <text:p text:style-name="P68">UInt32</text:p>
          </table:table-cell>
          <table:table-cell table:style-name="Table8.D5" office:value-type="string">
            <text:p text:style-name="P68">4</text:p>
          </table:table-cell>
        </table:table-row>
        <table:table-row table:style-name="TableLine94539108908320">
          <table:table-cell table:style-name="Table8.C5" office:value-type="string">
            <text:p text:style-name="P69">4</text:p>
          </table:table-cell>
          <table:table-cell table:style-name="Table8.C5" office:value-type="string">
            <text:p text:style-name="P68">Count</text:p>
          </table:table-cell>
          <table:table-cell table:style-name="Table8.C5" office:value-type="string">
            <text:p text:style-name="P68">UInt32</text:p>
          </table:table-cell>
          <table:table-cell table:style-name="Table8.D5" office:value-type="string">
            <text:p text:style-name="P68">4</text:p>
          </table:table-cell>
        </table:table-row>
        <table:table-row table:style-name="TableLine94539108909232">
          <table:table-cell table:style-name="Table8.C5" office:value-type="string">
            <text:p text:style-name="P69">8</text:p>
          </table:table-cell>
          <table:table-cell table:style-name="Table8.C5" office:value-type="string">
            <text:p text:style-name="P68">Items</text:p>
          </table:table-cell>
          <table:table-cell table:style-name="Table8.C5" office:value-type="string">
            <text:p text:style-name="P68">Item</text:p>
          </table:table-cell>
          <table:table-cell table:style-name="Table8.D5" office:value-type="string">
            <text:p text:style-name="P68">As needed</text:p>
          </table:table-cell>
        </table:table-row>
        <table:table-row table:style-name="TableLine94539108910272">
          <table:table-cell table:style-name="Table8.C5" office:value-type="string">
            <text:p text:style-name="P69">As needed</text:p>
          </table:table-cell>
          <table:table-cell table:style-name="Table8.C5" office:value-type="string">
            <text:p text:style-name="P68">Filler</text:p>
          </table:table-cell>
          <table:table-cell table:style-name="Table8.C5" office:value-type="string">
            <text:p text:style-name="P68">Bytes</text:p>
          </table:table-cell>
          <table:table-cell table:style-name="Table8.D5" office:value-type="string">
            <text:p text:style-name="P68">As needed</text:p>
          </table:table-cell>
        </table:table-row>
      </table:table>
      <text:p text:style-name="P14"/>
      <text:p text:style-name="P13">When a sequence is contained in an array or table, is is included as an item.</text:p>
      <text:h text:style-name="Heading_20_2" text:outline-level="2">Dictionary</text:h>
      <text:p text:style-name="P3">See Sequence, but each item in the dictionary is guaranteed to have a unique name.</text:p>
      <text:h text:style-name="Heading_20_2" text:outline-level="2">Table</text:h>
      <text:p text:style-name="P3">A table is conceptually an array with the same type of dictionary for each element. The key’s of the dictionary fields <text:span text:style-name="T106">(columns)</text:span> are only present once.</text:p>
      <text:p text:style-name="P2"/>
      <text:p text:style-name="P2"><text:soft-page-break/>Table =</text:p>
      <text:p text:style-name="P2"><text:tab/>RowCount,<text:tab/><text:tab/><text:tab/><text:tab/>(* 4 bytes, UInt32 *)</text:p>
      <text:p text:style-name="P2"><text:tab/>ColumnCount,<text:tab/><text:tab/><text:tab/>(* 4 bytes, UInt32 *)</text:p>
      <text:p text:style-name="P2"><text:tab/><text:span text:style-name="T111">Field</text:span>sOffset,<text:tab/><text:tab/><text:tab/>(* 4 bytes, UInt32 *)</text:p>
      <text:p text:style-name="P2"><text:tab/>RowByteCount<text:tab/><text:tab/><text:tab/>(* 4 bytes, UInt32 *)</text:p>
      <text:p text:style-name="P2"><text:tab/>[{, ColumnDescriptor }]<text:tab/>(* 16 bytes * number of columns *)[{, <text:tab/>ColumnName }]<text:tab/><text:tab/><text:tab/>(* N, 8 byte boundary, * num of cols *)</text:p>
      <text:p text:style-name="P2"><text:tab/>[{, Row }]<text:tab/><text:tab/><text:tab/><text:tab/>(* N, 8 byte boundary, * num of cols *)</text:p>
      <text:p text:style-name="P2"/>
      <text:p text:style-name="P2">ColumnDescriptor =</text:p>
      <text:p text:style-name="P2"><text:tab/>ColumnNameCrc16,<text:tab/><text:tab/><text:tab/>(* 2 bytes *)</text:p>
      <text:p text:style-name="P2"><text:tab/>ColumnName<text:span text:style-name="T112">Field</text:span>ByteCount,<text:tab/>(* 1 bytes *)</text:p>
      <text:p text:style-name="P2"><text:tab/>ColumnFieldType,<text:tab/><text:tab/><text:tab/>(* 1 bytes *)</text:p>
      <text:p text:style-name="Standard"><text:span text:style-name="T53"><text:tab/>ColumnName</text:span><text:span text:style-name="T56">Field</text:span><text:span text:style-name="T53">Offset,<text:tab/>(* 4 bytes *)</text:span></text:p>
      <text:p text:style-name="P2"><text:tab/>ColumnFieldOffset,<text:tab/><text:tab/>(* 4 bytes *)</text:p>
      <text:p text:style-name="P2"><text:tab/>ColumnFieldByteCount<text:tab/><text:tab/>(* 4 bytes *)</text:p>
      <text:p text:style-name="P2"/>
      <text:p text:style-name="Standard"><text:span text:style-name="T53">ColumnName = </text:span><text:span text:style-name="T55">Ascii</text:span><text:span text:style-name="T53">-Byte-Count {, </text:span><text:span text:style-name="T55">Ascii</text:span><text:span text:style-name="T53">-Byte-Code } (* Max 248 bytes *)</text:span></text:p>
      <text:p text:style-name="P2"/>
      <text:p text:style-name="P2">Row = {, ColumnValue } (* 8 byte boundary aligned *)</text:p>
      <text:p text:style-name="P2"/>
      <text:p text:style-name="P15"><text:span text:style-name="T52">RowCount</text:span>: The number of rows in this table (UInt32)</text:p>
      <text:p text:style-name="P15"><text:span text:style-name="T52">ColumnCount</text:span>: The number of columns in this table (UInt32)</text:p>
      <text:p text:style-name="P15"><text:span text:style-name="T86">Field</text:span><text:span text:style-name="T52">sOffset</text:span>: The offset from the start of the value field to the first byte of value of the first column in the first row.</text:p>
      <text:p text:style-name="P15"><text:span text:style-name="T52">RowByteCount</text:span>: The number of bytes in a row, is equal to the value of all columnValueByteCounts added together.</text:p>
      <text:p text:style-name="P15"><text:span text:style-name="T52">ColumnDescriptor</text:span>: There is a column descriptor for each column, containing descriptions of the name and value for that column. Each column descriptor is 16 bytes, and all column descriptors are arranged sequentially.</text:p>
      <text:p text:style-name="P14"><text:span text:style-name="T53">ColumnNameCrc16</text:span><text:span text:style-name="T1">: The CRC16 value of the </text:span><text:span text:style-name="T3">ASCII</text:span><text:span text:style-name="T1">-byte code that is the name of the column. Using the reverse polynomial 0x8005 (= 0xA001 reversed) and 0 as the start seed.</text:span></text:p>
      <text:p text:style-name="P15"><text:span text:style-name="T52">ColumnName</text:span><text:span text:style-name="T87">Field</text:span><text:span text:style-name="T52">ByteCount</text:span>: The number of bytes for the UTF8-byte sequence of the column name. (Not the number of used bytes, this is part of the ColumnName field)</text:p>
      <text:p text:style-name="P14"><text:span text:style-name="T53">Column</text:span><text:span text:style-name="T56">Field</text:span><text:span text:style-name="T53">Type</text:span><text:span text:style-name="T1">: The type of item stored in this column. ColumnNameUtf8Offset: The offset from the start of the value area to the sequence of </text:span><text:span text:style-name="T3">ASCII</text:span><text:span text:style-name="T1"> byte codes that specify the name of the column.</text:span></text:p>
      <text:p text:style-name="P47"><text:span text:style-name="T53">Column</text:span><text:span text:style-name="T57">Name</text:span><text:span text:style-name="T56">Field</text:span><text:span text:style-name="T53">Offset</text:span><text:span text:style-name="T1">: The offset from the start of the </text:span><text:span text:style-name="T8">value area</text:span><text:span text:style-name="T1"> where this column ’s </text:span><text:span text:style-name="T8">name field</text:span><text:span text:style-name="T1"> is located.</text:span></text:p>
      <text:p text:style-name="P14"><text:span text:style-name="T53">Column</text:span><text:span text:style-name="T56">Field</text:span><text:span text:style-name="T53">Offset</text:span><text:span text:style-name="T1">: The offset from the start of the row where this column ’s value is located.</text:span></text:p>
      <text:p text:style-name="P14"><text:span text:style-name="T53">Column</text:span><text:span text:style-name="T56">Field</text:span><text:span text:style-name="T53">ByteCount</text:span><text:span text:style-name="T1">: The number of bytes in the column’s value.</text:span></text:p>
      <text:p text:style-name="P15">The ColumnDescriptor and ColumnName are located in two different area’s. The descriptor contains an offset into ColumnNames field. For each descriptor there must be one column name and vice versa.</text:p>
      <text:p text:style-name="P14"><text:span text:style-name="T1">Column names must be unique inside a table. Column names have a maximum length of 245 </text:span><text:span text:style-name="T3">ASCII</text:span><text:span text:style-name="T1"> byte code bytes.</text:span></text:p>
      <text:p text:style-name="P15">Note: An API should probably set the initial content of a column field when a row is added to all zero to prevent/detect illegal content.</text:p>
      <text:p text:style-name="P15">The layout of the table value field is as follows:</text:p>
      <table:table table:name="Table9" table:style-name="Table9">
        <table:table-column table:style-name="Table9.A" table:number-columns-repeated="3"/>
        <table:table-column table:style-name="Table9.D"/>
        <table:table-row table:style-name="TableLine94539108912704">
          <table:table-cell table:style-name="Table9.A1" office:value-type="string">
            <text:p text:style-name="P71">Offset</text:p>
          </table:table-cell>
          <table:table-cell table:style-name="Table9.A1" office:value-type="string">
            <text:p text:style-name="P70">Content</text:p>
          </table:table-cell>
          <table:table-cell table:style-name="Table9.A1" office:value-type="string">
            <text:p text:style-name="P70">Units</text:p>
          </table:table-cell>
          <table:table-cell table:style-name="Table9.D1" office:value-type="string">
            <text:p text:style-name="P70">Bytes</text:p>
          </table:table-cell>
        </table:table-row>
        <table:table-row table:style-name="TableLine94539108976496">
          <table:table-cell table:style-name="Table9.C9" office:value-type="string">
            <text:p text:style-name="P71">0</text:p>
          </table:table-cell>
          <table:table-cell table:style-name="Table9.C9" office:value-type="string">
            <text:p text:style-name="P70">Row Count</text:p>
          </table:table-cell>
          <table:table-cell table:style-name="Table9.C9" office:value-type="string">
            <text:p text:style-name="P70">UInt32</text:p>
          </table:table-cell>
          <table:table-cell table:style-name="Table9.D9" office:value-type="string">
            <text:p text:style-name="P70">4</text:p>
          </table:table-cell>
        </table:table-row>
        <table:table-row table:style-name="TableLine94539108978064">
          <table:table-cell table:style-name="Table9.C9" office:value-type="string">
            <text:p text:style-name="P71">4</text:p>
          </table:table-cell>
          <table:table-cell table:style-name="Table9.C9" office:value-type="string">
            <text:p text:style-name="P70">Column Count</text:p>
          </table:table-cell>
          <table:table-cell table:style-name="Table9.C9" office:value-type="string">
            <text:p text:style-name="P70">UInt32</text:p>
          </table:table-cell>
          <table:table-cell table:style-name="Table9.D9" office:value-type="string">
            <text:p text:style-name="P70">4</text:p>
          </table:table-cell>
        </table:table-row>
        <table:table-row table:style-name="TableLine94539108978976">
          <table:table-cell table:style-name="Table9.C9" office:value-type="string">
            <text:p text:style-name="P71">8</text:p>
          </table:table-cell>
          <table:table-cell table:style-name="Table9.C9" office:value-type="string">
            <text:p text:style-name="P117"><text:span text:style-name="T6">Field</text:span><text:span text:style-name="T7">s Offset</text:span></text:p>
          </table:table-cell>
          <table:table-cell table:style-name="Table9.C9" office:value-type="string">
            <text:p text:style-name="P70">UInt32</text:p>
          </table:table-cell>
          <table:table-cell table:style-name="Table9.D9" office:value-type="string">
            <text:p text:style-name="P70">4</text:p>
          </table:table-cell>
        </table:table-row>
        <table:table-row table:style-name="TableLine94539108980016">
          <table:table-cell table:style-name="Table9.C9" office:value-type="string">
            <text:p text:style-name="P71">12</text:p>
          </table:table-cell>
          <table:table-cell table:style-name="Table9.C9" office:value-type="string">
            <text:p text:style-name="P70">Row Byte Count</text:p>
          </table:table-cell>
          <table:table-cell table:style-name="Table9.C9" office:value-type="string">
            <text:p text:style-name="P70">UInt32</text:p>
          </table:table-cell>
          <table:table-cell table:style-name="Table9.D9" office:value-type="string">
            <text:p text:style-name="P70">4</text:p>
          </table:table-cell>
        </table:table-row>
        <table:table-row table:style-name="TableLine94539108981440">
          <table:table-cell table:style-name="Table9.C9" office:value-type="string">
            <text:p text:style-name="P71">16</text:p>
          </table:table-cell>
          <table:table-cell table:style-name="Table9.C9" office:value-type="string">
            <text:p text:style-name="P70">Column Descriptors</text:p>
          </table:table-cell>
          <table:table-cell table:style-name="Table9.C9" office:value-type="string">
            <text:p text:style-name="P70">Column Descriptor</text:p>
          </table:table-cell>
          <table:table-cell table:style-name="Table9.D9" office:value-type="string">
            <text:p text:style-name="P70">16 * Column Count</text:p>
          </table:table-cell>
        </table:table-row>
        <text:soft-page-break/>
        <table:table-row table:style-name="TableLine94539108982464">
          <table:table-cell table:style-name="Table9.C9" office:value-type="string">
            <text:p text:style-name="P71">16 + 16 * Column Count</text:p>
          </table:table-cell>
          <table:table-cell table:style-name="Table9.C9" office:value-type="string">
            <text:p text:style-name="P70">Column Names</text:p>
          </table:table-cell>
          <table:table-cell table:style-name="Table9.C9" office:value-type="string">
            <text:p text:style-name="P70">Column Name</text:p>
          </table:table-cell>
          <table:table-cell table:style-name="Table9.D9" office:value-type="string">
            <text:p text:style-name="P70">As needed</text:p>
          </table:table-cell>
        </table:table-row>
        <table:table-row table:style-name="TableLine94539108983536">
          <table:table-cell table:style-name="Table9.C9" office:value-type="string">
            <text:p text:style-name="P71">Rows Offset</text:p>
          </table:table-cell>
          <table:table-cell table:style-name="Table9.C9" office:value-type="string">
            <text:p text:style-name="P70">Rows (Fields)</text:p>
          </table:table-cell>
          <table:table-cell table:style-name="Table9.C9" office:value-type="string">
            <text:p text:style-name="P70">Rows</text:p>
          </table:table-cell>
          <table:table-cell table:style-name="Table9.D9" office:value-type="string">
            <text:p text:style-name="P70">Row Count * Row Byte Count</text:p>
          </table:table-cell>
        </table:table-row>
        <table:table-row table:style-name="TableLine94539108984608">
          <table:table-cell table:style-name="Table9.C9" office:value-type="string">
            <text:p text:style-name="P71">Rows Offset + Row Count * Row Byte Count</text:p>
          </table:table-cell>
          <table:table-cell table:style-name="Table9.C9" office:value-type="string">
            <text:p text:style-name="P70">Filler</text:p>
          </table:table-cell>
          <table:table-cell table:style-name="Table9.C9" office:value-type="string">
            <text:p text:style-name="P70">Bytes</text:p>
          </table:table-cell>
          <table:table-cell table:style-name="Table9.D9" office:value-type="string">
            <text:p text:style-name="P70">As needed</text:p>
          </table:table-cell>
        </table:table-row>
      </table:table>
      <text:p text:style-name="P14"/>
      <text:p text:style-name="P3">The layout of the Column Descriptors is as follows:</text:p>
      <text:p text:style-name="Standard"/>
      <table:table table:name="Table10" table:style-name="Table10">
        <table:table-column table:style-name="Table10.A"/>
        <table:table-column table:style-name="Table10.B"/>
        <table:table-column table:style-name="Table10.C"/>
        <table:table-column table:style-name="Table10.D"/>
        <table:table-row table:style-name="TableLine94539108986656">
          <table:table-cell table:style-name="Table10.A1" office:value-type="string">
            <text:p text:style-name="P114">Offset</text:p>
          </table:table-cell>
          <table:table-cell table:style-name="Table10.A1" office:value-type="string">
            <text:p text:style-name="P113">Content</text:p>
          </table:table-cell>
          <table:table-cell table:style-name="Table10.A1" office:value-type="string">
            <text:p text:style-name="P113">Units</text:p>
          </table:table-cell>
          <table:table-cell table:style-name="Table10.D1" office:value-type="string">
            <text:p text:style-name="P113">Bytes</text:p>
          </table:table-cell>
        </table:table-row>
        <table:table-row table:style-name="TableLine94539109004576">
          <table:table-cell table:style-name="Table10.A7" office:value-type="string">
            <text:p text:style-name="P73">0</text:p>
          </table:table-cell>
          <table:table-cell table:style-name="Table10.B2" office:value-type="string">
            <text:p text:style-name="P72">Column Name CRC16</text:p>
          </table:table-cell>
          <table:table-cell table:style-name="Table10.C7" office:value-type="string">
            <text:p text:style-name="P72">UInt16</text:p>
          </table:table-cell>
          <table:table-cell table:style-name="Table10.D2" office:value-type="string">
            <text:p text:style-name="P72">2</text:p>
          </table:table-cell>
        </table:table-row>
        <table:table-row table:style-name="TableLine94539109006976">
          <table:table-cell table:style-name="Table10.A7" office:value-type="string">
            <text:p text:style-name="P73">2</text:p>
          </table:table-cell>
          <table:table-cell table:style-name="Table10.B3" office:value-type="string">
            <text:p text:style-name="P72">Column Name Field Byte Count</text:p>
          </table:table-cell>
          <table:table-cell table:style-name="Table10.C7" office:value-type="string">
            <text:p text:style-name="P72">UInt8</text:p>
          </table:table-cell>
          <table:table-cell table:style-name="Table10.D3" office:value-type="string">
            <text:p text:style-name="P72">1</text:p>
          </table:table-cell>
        </table:table-row>
        <table:table-row table:style-name="TableLine94539109008976">
          <table:table-cell table:style-name="Table10.A7" office:value-type="string">
            <text:p text:style-name="P73">3</text:p>
          </table:table-cell>
          <table:table-cell table:style-name="Table10.B4" office:value-type="string">
            <text:p text:style-name="P72">Column Field Type</text:p>
          </table:table-cell>
          <table:table-cell table:style-name="Table10.C7" office:value-type="string">
            <text:p text:style-name="P72">Item Type</text:p>
          </table:table-cell>
          <table:table-cell table:style-name="Table10.D4" office:value-type="string">
            <text:p text:style-name="P72">1</text:p>
          </table:table-cell>
        </table:table-row>
        <table:table-row table:style-name="TableLine94539109011104">
          <table:table-cell table:style-name="Table10.A7" office:value-type="string">
            <text:p text:style-name="P73">4</text:p>
          </table:table-cell>
          <table:table-cell table:style-name="Table10.B5" office:value-type="string">
            <text:p text:style-name="P116"><text:span text:style-name="T4">Column Name </text:span><text:span text:style-name="T5">Field</text:span><text:span text:style-name="T4"> Offset</text:span></text:p>
          </table:table-cell>
          <table:table-cell table:style-name="Table10.C7" office:value-type="string">
            <text:p text:style-name="P72">UInt32</text:p>
          </table:table-cell>
          <table:table-cell table:style-name="Table10.D5" office:value-type="string">
            <text:p text:style-name="P72">4</text:p>
          </table:table-cell>
        </table:table-row>
        <table:table-row table:style-name="TableLine94539109013584">
          <table:table-cell table:style-name="Table10.A7" office:value-type="string">
            <text:p text:style-name="P73">8</text:p>
          </table:table-cell>
          <table:table-cell table:style-name="Table10.B6" office:value-type="string">
            <text:p text:style-name="P72">Column Field Offset</text:p>
          </table:table-cell>
          <table:table-cell table:style-name="Table10.C7" office:value-type="string">
            <text:p text:style-name="P72">UInt32</text:p>
          </table:table-cell>
          <table:table-cell table:style-name="Table10.D6" office:value-type="string">
            <text:p text:style-name="P72">4</text:p>
          </table:table-cell>
        </table:table-row>
        <table:table-row table:style-name="TableLine94539109015584">
          <table:table-cell table:style-name="Table10.A7" office:value-type="string">
            <text:p text:style-name="P73">12</text:p>
          </table:table-cell>
          <table:table-cell table:style-name="Table10.B7" office:value-type="string">
            <text:p text:style-name="P72">Column Field Byte Count</text:p>
          </table:table-cell>
          <table:table-cell table:style-name="Table10.C7" office:value-type="string">
            <text:p text:style-name="P72">UInt32</text:p>
          </table:table-cell>
          <table:table-cell table:style-name="Table10.D7" office:value-type="string">
            <text:p text:style-name="P72">4</text:p>
          </table:table-cell>
        </table:table-row>
      </table:table>
      <text:p text:style-name="Standard"/>
      <text:p text:style-name="P3">The layout of the Column Name <text:span text:style-name="T110">Fields</text:span> is as follows:</text:p>
      <text:p text:style-name="Standard"/>
      <table:table table:name="Table11" table:style-name="Table11">
        <table:table-column table:style-name="Table11.A"/>
        <table:table-column table:style-name="Table11.B"/>
        <table:table-column table:style-name="Table11.A"/>
        <table:table-column table:style-name="Table11.D"/>
        <table:table-row table:style-name="TableLine94539109019344">
          <table:table-cell table:style-name="Table11.A1" office:value-type="string">
            <text:p text:style-name="P113">Offset</text:p>
          </table:table-cell>
          <table:table-cell table:style-name="Table11.A1" office:value-type="string">
            <text:p text:style-name="P113">Content</text:p>
          </table:table-cell>
          <table:table-cell table:style-name="Table11.A1" office:value-type="string">
            <text:p text:style-name="P113">Units</text:p>
          </table:table-cell>
          <table:table-cell table:style-name="Table11.D1" office:value-type="string">
            <text:p text:style-name="P113">Bytes</text:p>
          </table:table-cell>
        </table:table-row>
        <table:table-row table:style-name="TableLine94539109036448">
          <table:table-cell table:style-name="Table11.A3" office:value-type="string">
            <text:p text:style-name="P72">0</text:p>
          </table:table-cell>
          <table:table-cell table:style-name="Table11.B2" office:value-type="string">
            <text:p text:style-name="P72">Column Name Byte Count</text:p>
          </table:table-cell>
          <table:table-cell table:style-name="Table11.C3" office:value-type="string">
            <text:p text:style-name="P72">UInt8</text:p>
          </table:table-cell>
          <table:table-cell table:style-name="Table11.D2" office:value-type="string">
            <text:p text:style-name="P72">1</text:p>
          </table:table-cell>
        </table:table-row>
        <table:table-row table:style-name="TableLine94539109038736">
          <table:table-cell table:style-name="Table11.A3" office:value-type="string">
            <text:p text:style-name="P72">4</text:p>
          </table:table-cell>
          <table:table-cell table:style-name="Table11.B3" office:value-type="string">
            <text:p text:style-name="P72">Column Name ASCII <text:span text:style-name="T108">B</text:span>yte Co<text:span text:style-name="T109">de</text:span></text:p>
          </table:table-cell>
          <table:table-cell table:style-name="Table11.C3" office:value-type="string">
            <text:p text:style-name="P72">Bytes</text:p>
          </table:table-cell>
          <table:table-cell table:style-name="Table11.D3" office:value-type="string">
            <text:p text:style-name="P72">Column Name Byte Count</text:p>
          </table:table-cell>
        </table:table-row>
      </table:table>
      <text:h text:style-name="Heading_20_2" text:outline-level="2">UUID</text:h>
      <text:p text:style-name="P15">An array of 16 bytes.</text:p>
      <text:p text:style-name="P31">UUID = Bytes<text:tab/><text:tab/>(* 16 bytes, UInt8 *)</text:p>
      <text:p text:style-name="P15">When stored in an item the value will be stored in the first 16 consecutive bytes in the value field.</text:p>
      <text:p text:style-name="P15">When stored in an array or table the value will be stored in the first 16 consecutive bytes in the value field.</text:p>
      <text:p text:style-name="P15">The small-value field is not used.</text:p>
      <text:p text:style-name="P15">There is no endianness associated wit this value.</text:p>
      <text:h text:style-name="Heading_20_2" text:outline-level="2">Color</text:h>
      <text:p text:style-name="P15">Four (4) UInt8 values that together make up a color specification. Stored in the sequence R(ed), G(reen), B(lue), A(lpha).</text:p>
      <text:p text:style-name="P31">Color =</text:p>
      <text:p text:style-name="P32"><text:s/><text:tab/>Red,<text:tab/><text:tab/>(* 1 bytes, UInt8 *)</text:p>
      <text:p text:style-name="P32"><text:tab/>Green, <text:s/><text:tab/>(* 1 bytes, UInt8 *)</text:p>
      <text:p text:style-name="P31"><text:tab/>Blue,<text:tab/><text:tab/>(* 1 bytes, UInt8 *)</text:p>
      <text:p text:style-name="P31"><text:tab/>Alpha<text:tab/><text:tab/>(* 1 bytes, UInt8 *)</text:p>
      <text:p text:style-name="P15">When stored in an item the values will be stored in the small value field.</text:p>
      <text:p text:style-name="P15">When stored in an array or table the value will be stored in the first 4 consecutive bytes in the value field.</text:p>
      <text:p text:style-name="P15">The layout is as follows:</text:p>
      <table:table table:name="Table12" table:style-name="Table12">
        <table:table-column table:style-name="Table12.A" table:number-columns-repeated="3"/>
        <table:table-column table:style-name="Table12.D"/>
        <table:table-row table:style-name="TableLine94539109044096">
          <table:table-cell table:style-name="Table12.A1" office:value-type="string">
            <text:p text:style-name="P75">Offset</text:p>
          </table:table-cell>
          <table:table-cell table:style-name="Table12.A1" office:value-type="string">
            <text:p text:style-name="P74">Content</text:p>
          </table:table-cell>
          <table:table-cell table:style-name="Table12.A1" office:value-type="string">
            <text:p text:style-name="P74">Units</text:p>
          </table:table-cell>
          <table:table-cell table:style-name="Table12.D1" office:value-type="string">
            <text:p text:style-name="P74">Bytes</text:p>
          </table:table-cell>
        </table:table-row>
        <table:table-row table:style-name="TableLine94539109067152">
          <table:table-cell table:style-name="Table12.C5" office:value-type="string">
            <text:p text:style-name="P75">0</text:p>
          </table:table-cell>
          <table:table-cell table:style-name="Table12.C5" office:value-type="string">
            <text:p text:style-name="P74">Red</text:p>
          </table:table-cell>
          <table:table-cell table:style-name="Table12.C5" office:value-type="string">
            <text:p text:style-name="P74">UInt8</text:p>
          </table:table-cell>
          <table:table-cell table:style-name="Table12.D5" office:value-type="string">
            <text:p text:style-name="P74">1</text:p>
          </table:table-cell>
        </table:table-row>
        <table:table-row table:style-name="TableLine94539109068720">
          <table:table-cell table:style-name="Table12.C5" office:value-type="string">
            <text:p text:style-name="P76">1</text:p>
          </table:table-cell>
          <table:table-cell table:style-name="Table12.C5" office:value-type="string">
            <text:p text:style-name="P74">Green</text:p>
          </table:table-cell>
          <table:table-cell table:style-name="Table12.C5" office:value-type="string">
            <text:p text:style-name="P74">UInt8</text:p>
          </table:table-cell>
          <table:table-cell table:style-name="Table12.D5" office:value-type="string">
            <text:p text:style-name="P74">1</text:p>
          </table:table-cell>
        </table:table-row>
        <table:table-row table:style-name="TableLine94539109069632">
          <table:table-cell table:style-name="Table12.C5" office:value-type="string">
            <text:p text:style-name="P76">2</text:p>
          </table:table-cell>
          <table:table-cell table:style-name="Table12.C5" office:value-type="string">
            <text:p text:style-name="P74">Blue</text:p>
          </table:table-cell>
          <table:table-cell table:style-name="Table12.C5" office:value-type="string">
            <text:p text:style-name="P74">UInt8</text:p>
          </table:table-cell>
          <table:table-cell table:style-name="Table12.D5" office:value-type="string">
            <text:p text:style-name="P74">1</text:p>
          </table:table-cell>
        </table:table-row>
        <text:soft-page-break/>
        <table:table-row table:style-name="TableLine94539109070672">
          <table:table-cell table:style-name="Table12.C5" office:value-type="string">
            <text:p text:style-name="P76">3</text:p>
          </table:table-cell>
          <table:table-cell table:style-name="Table12.C5" office:value-type="string">
            <text:p text:style-name="P74">Alpha</text:p>
          </table:table-cell>
          <table:table-cell table:style-name="Table12.C5" office:value-type="string">
            <text:p text:style-name="P74">UInt8</text:p>
          </table:table-cell>
          <table:table-cell table:style-name="Table12.D5" office:value-type="string">
            <text:p text:style-name="P74">1</text:p>
          </table:table-cell>
        </table:table-row>
      </table:table>
      <text:p text:style-name="P14"/>
      <text:p text:style-name="P15">This layout is either stored in the Small-Value-Field of an item, the element of an array or the field in a table.</text:p>
      <text:p text:style-name="P15">Endianness is irrelevant.</text:p>
      <text:p text:style-name="P15"><text:span text:style-name="T105">Rationale</text:span>: As color information is frequently used it is more memory efficient to store it in its own type instead of a composite type.</text:p>
      <text:h text:style-name="Heading_20_2" text:outline-level="2">Font</text:h>
      <text:p text:style-name="P3">A size specification followed by a font family name and a font name describing the font and the typeface.</text:p>
      <text:p text:style-name="P2"/>
      <text:p text:style-name="P2">Font =</text:p>
      <text:p text:style-name="P2"><text:tab/>Size,<text:tab/><text:tab/><text:tab/>(* 4 bytes, Float32 *)</text:p>
      <text:p text:style-name="P2"><text:tab/>Family-Size,<text:tab/>(* 1 byte, UInt8 *)</text:p>
      <text:p text:style-name="P2"><text:tab/>Name-Size,<text:tab/><text:tab/>(* 1 byte, UInt8 *)</text:p>
      <text:p text:style-name="P2"><text:tab/>Family,<text:tab/><text:tab/>(* Family-Size bytes, String, UTF8 encoded *)</text:p>
      <text:p text:style-name="P2"><text:tab/>Name<text:tab/><text:tab/><text:tab/>(* Name-Size bytes, String, UTF8 encoded *)</text:p>
      <text:p text:style-name="Standard"/>
      <text:p text:style-name="P3">When stored in an item it will be stored in the value field.</text:p>
      <text:p text:style-name="P3">When stored in an array or table it will be stored in the first consecutive bytes of the value field.</text:p>
      <text:p text:style-name="P3">The small-value field is not used.</text:p>
      <text:p text:style-name="P3">The value field layout is as follows:</text:p>
      <text:p text:style-name="Standard"/>
      <table:table table:name="Table13" table:style-name="Table13">
        <table:table-column table:style-name="Table13.A" table:number-columns-repeated="3"/>
        <table:table-column table:style-name="Table13.D"/>
        <table:table-row table:style-name="TableLine94539109073808">
          <table:table-cell table:style-name="Table13.A1" office:value-type="string">
            <text:p text:style-name="P115">Offset</text:p>
          </table:table-cell>
          <table:table-cell table:style-name="Table13.A1" office:value-type="string">
            <text:p text:style-name="P115">Content</text:p>
          </table:table-cell>
          <table:table-cell table:style-name="Table13.A1" office:value-type="string">
            <text:p text:style-name="P115">Units</text:p>
          </table:table-cell>
          <table:table-cell table:style-name="Table13.D1" office:value-type="string">
            <text:p text:style-name="P115">Bytes</text:p>
          </table:table-cell>
        </table:table-row>
        <table:table-row table:style-name="TableLine94539109099392">
          <table:table-cell table:style-name="Table13.C6" office:value-type="string">
            <text:p text:style-name="P115">0</text:p>
          </table:table-cell>
          <table:table-cell table:style-name="Table13.C6" office:value-type="string">
            <text:p text:style-name="P115">Size</text:p>
          </table:table-cell>
          <table:table-cell table:style-name="Table13.C6" office:value-type="string">
            <text:p text:style-name="P115">Float32</text:p>
          </table:table-cell>
          <table:table-cell table:style-name="Table13.D6" office:value-type="string">
            <text:p text:style-name="P115">4</text:p>
          </table:table-cell>
        </table:table-row>
        <table:table-row table:style-name="TableLine94539109101216">
          <table:table-cell table:style-name="Table13.C6" office:value-type="string">
            <text:p text:style-name="P115">4</text:p>
          </table:table-cell>
          <table:table-cell table:style-name="Table13.C6" office:value-type="string">
            <text:p text:style-name="P115">Family Size</text:p>
          </table:table-cell>
          <table:table-cell table:style-name="Table13.C6" office:value-type="string">
            <text:p text:style-name="P115">UInt8</text:p>
          </table:table-cell>
          <table:table-cell table:style-name="Table13.D6" office:value-type="string">
            <text:p text:style-name="P115">1</text:p>
          </table:table-cell>
        </table:table-row>
        <table:table-row table:style-name="TableLine94539109102128">
          <table:table-cell table:style-name="Table13.C6" office:value-type="string">
            <text:p text:style-name="P115">5</text:p>
          </table:table-cell>
          <table:table-cell table:style-name="Table13.C6" office:value-type="string">
            <text:p text:style-name="P115">Name Size</text:p>
          </table:table-cell>
          <table:table-cell table:style-name="Table13.C6" office:value-type="string">
            <text:p text:style-name="P115">UInt8</text:p>
          </table:table-cell>
          <table:table-cell table:style-name="Table13.D6" office:value-type="string">
            <text:p text:style-name="P115">1</text:p>
          </table:table-cell>
        </table:table-row>
        <table:table-row table:style-name="TableLine94539109103168">
          <table:table-cell table:style-name="Table13.C6" office:value-type="string">
            <text:p text:style-name="P115">6</text:p>
          </table:table-cell>
          <table:table-cell table:style-name="Table13.C6" office:value-type="string">
            <text:p text:style-name="P115">Family String</text:p>
          </table:table-cell>
          <table:table-cell table:style-name="Table13.C6" office:value-type="string">
            <text:p text:style-name="P115">UTF8</text:p>
          </table:table-cell>
          <table:table-cell table:style-name="Table13.D6" office:value-type="string">
            <text:p text:style-name="P115">Family Size</text:p>
          </table:table-cell>
        </table:table-row>
        <table:table-row table:style-name="TableLine94539109104592">
          <table:table-cell table:style-name="Table13.C6" office:value-type="string">
            <text:p text:style-name="P115">6 + Family Size</text:p>
          </table:table-cell>
          <table:table-cell table:style-name="Table13.C6" office:value-type="string">
            <text:p text:style-name="P115">Name String</text:p>
          </table:table-cell>
          <table:table-cell table:style-name="Table13.C6" office:value-type="string">
            <text:p text:style-name="P115">UTF8</text:p>
          </table:table-cell>
          <table:table-cell table:style-name="Table13.D6" office:value-type="string">
            <text:p text:style-name="P115">Name Size</text:p>
          </table:table-cell>
        </table:table-row>
      </table:table>
      <text:p text:style-name="Standard"/>
      <text:p text:style-name="P7">This layout is either stored in the Value-Field of an item, the element of an array or the field in a table.</text:p>
      <text:p text:style-name="P7">Endianness is specified by the block endianness or when the block is absent the machine endianness.</text:p>
      <text:p text:style-name="P3"><text:span text:style-name="T105">Rationale</text:span>: As font information is frequently used it is more memory efficient to store it in its own type instead of a composite type.</text:p>
      <text:p text:style-name="P3"><text:span text:style-name="T105">Usage</text:span>: It is recommended to fully specify the font using the size and name fields only. The family is a fall-back to be used when the name field does not resolve to an installed font.</text:p>
      <text:p text:style-name="Standard">————</text:p>
      <text:p text:style-name="Standard">END OF DOCUMEN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nsolas" svg:font-family="Consolas, 'Bitstream Vera Sans Mono', 'Courier New', Courier, monospace"/>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9T12:54:31.382056076</meta:creation-date>
    <dc:date>2021-05-07T14:20:20.233049082</dc:date>
    <meta:editing-duration>P1DT4H40M1S</meta:editing-duration>
    <meta:editing-cycles>47</meta:editing-cycles>
    <meta:generator>LibreOffice/6.4.7.2$Linux_X86_64 LibreOffice_project/40$Build-2</meta:generator>
    <meta:document-statistic meta:table-count="32" meta:image-count="0" meta:object-count="0" meta:page-count="22" meta:paragraph-count="1001" meta:word-count="7099" meta:character-count="40158" meta:non-whitespace-character-count="33788"/>
  </office:meta>
</office:document-meta>
</file>